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name-complex="Monospace" style:font-size-complex="10pt" style:language-complex="none" style:country-complex="none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4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Mono;Courier New" fo:font-size="10pt" style:font-name-asian="Liberation Mono;Courier New" style:font-size-asian="10pt"/>
    </style:style>
    <style:style style:name="T2" style:family="text">
      <style:text-properties fo:color="#7f0055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5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008080"/>
    </style:style>
    <style:style style:name="T7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8" style:family="text">
      <style:text-properties style:font-size-complex="10pt" style:font-name="Monospace" fo:font-size="10pt" style:font-name-asian="Monospace" style:font-name-complex="Monospace" style:font-size-asian="10pt" fo:color="#000080"/>
    </style:style>
    <style:style style:name="T9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10" style:family="text">
      <style:text-properties style:font-size-complex="10pt" style:font-name="Monospace" fo:font-size="10pt" style:font-name-asian="Monospace" style:font-name-complex="Monospace" style:font-size-asian="10pt" fo:color="#008080"/>
    </style:style>
    <style:style style:name="T11" style:family="text">
      <style:text-properties style:font-size-complex="10pt" style:font-name="Monospace" fo:font-size="10pt" style:font-name-asian="Monospace" style:font-name-complex="Monospace" style:font-size-asian="10pt" fo:color="#7f9fbf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13in" svg:x="6.2547in" svg:y="4.6626in">
            <draw:object draw:notify-on-update-of-ranges="Sheet1.P3:Sheet1.P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13in" svg:x="12.7591in" svg:y="4.6941in">
            <draw:object draw:notify-on-update-of-ranges="Sheet1.Q3:Sheet1.Q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4in" svg:height="3.5413in" svg:x="12.748in" svg:y="8.4449in">
            <draw:object draw:notify-on-update-of-ranges="Sheet1.R3:Sheet1.R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visibility="collapse" table:default-cell-style-name="Default"/>
        <table:table-column table:style-name="co1" table:number-columns-repeated="12" table:default-cell-style-name="Default"/>
        <table:table-column table:style-name="co1" table:number-columns-repeated="2" table:default-cell-style-name="ce12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7" office:value-type="string" calcext:value-type="string">
            <text:p><text:span text:style-name="T2">constant</text:span><text:span text:style-name="T3"> commodore_colors : rgb_array_t(0 </text:span><text:span text:style-name="T4">to</text:span><text:span text:style-name="T3"> 15) := (</text:span></text:p>
          </table:table-cell>
          <table:table-cell table:number-columns-repeated="9"/>
          <table:table-cell office:value-type="float" office:value="0.375" calcext:value-type="float">
            <text:p>0.375</text:p>
          </table:table-cell>
          <table:table-cell/>
          <table:table-cell office:value-type="string" calcext:value-type="string">
            <text:p>/ 0.44</text:p>
          </table:table-cell>
          <table:table-cell table:style-name="Default" office:value-type="string" calcext:value-type="string">
            <text:p>raw text</text:p>
          </table:table-cell>
          <table:table-cell table:style-name="Default" office:value-type="float" office:value="-540" calcext:value-type="float">
            <text:p>-540</text:p>
          </table:table-cell>
          <table:table-cell table:number-columns-repeated="2"/>
          <table:table-cell table:number-columns-repeated="2" office:value-type="float" office:value="22.7" calcext:value-type="float">
            <text:p>2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nsity</text:p>
          </table:table-cell>
          <table:table-cell table:formula="of:=VLOOKUP([.B$1];[.E$3:.H$18];2;0)" office:value-type="float" office:value="4" calcext:value-type="float">
            <text:p>4</text:p>
          </table:table-cell>
          <table:table-cell table:formula="of:=[.D2]*[.B2]/15" office:value-type="float" office:value="0.266666666666667" calcext:value-type="float">
            <text:p>0.266666666666667</text:p>
          </table:table-cell>
          <table:table-cell table:style-name="ce3" office:value-type="float" office:value="1" calcext:value-type="float">
            <text:p>1.0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style-name="ce8" office:value-type="string" calcext:value-type="string">
            <text:p><text:span text:style-name="T5">    </text:span><text:span text:style-name="T6">-- RED   GREEN   BLUE    PHASE   LUMA  SATUR</text:span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64</text:p>
          </table:table-cell>
          <table:table-cell/>
          <table:table-cell office:value-type="string" calcext:value-type="string">
            <text:p>Zelf gemeten</text:p>
          </table:table-cell>
          <table:table-cell office:value-type="string" calcext:value-type="string">
            <text:p>Lumi – scaled</text:p>
          </table:table-cell>
          <table:table-cell table:style-name="Default" office:value-type="string" calcext:value-type="string">
            <text:p>Luminances.txt</text:p>
          </table:table-cell>
          <table:table-cell table:style-name="Default" office:value-type="string" calcext:value-type="string">
            <text:p>Lumi offset</text:p>
          </table:table-cell>
          <table:table-cell office:value-type="string" calcext:value-type="string">
            <text:p>Chroma ampl</text:p>
          </table:table-cell>
          <table:table-cell/>
          <table:table-cell office:value-type="string" calcext:value-type="string">
            <text:p>Luma digital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%</text:p>
          </table:table-cell>
          <table:table-cell office:value-type="string" calcext:value-type="string">
            <text:p>6 bit</text:p>
          </table:table-cell>
          <table:table-cell office:value-type="string" calcext:value-type="string">
            <text:p>5 bit’</text:p>
          </table:table-cell>
          <table:table-cell office:value-type="string" calcext:value-type="string">
            <text:p>4 bit’</text:p>
          </table:table-cell>
          <table:table-cell office:value-type="string" calcext:value-type="string">
            <text:p>6 bit bin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le</text:p>
          </table:table-cell>
          <table:table-cell table:formula="of:=VLOOKUP([.B$1];[.E$3:.H$18];3;0)" office:value-type="float" office:value="63" calcext:value-type="float">
            <text:p>63</text:p>
          </table:table-cell>
          <table:table-cell table:formula="of:=2*PI()*[.B3]/64" office:value-type="float" office:value="6.18501053675491" calcext:value-type="float">
            <text:p>6.18501053675491</text:p>
          </table:table-cell>
          <table:table-cell office:value-type="string" calcext:value-type="string">
            <text:p>ra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BIN2DEC(MID([.L3];29;6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ID([.$L3];9;2)" office:value-type="string" office:string-value="00" calcext:value-type="string">
            <text:p>00</text:p>
          </table:table-cell>
          <table:table-cell table:formula="of:=MID([.$L3];16;2)" office:value-type="string" office:string-value="00" calcext:value-type="string">
            <text:p>00</text:p>
          </table:table-cell>
          <table:table-cell table:formula="of:=MID([.$L3];23;2)" office:value-type="string" office:string-value="00" calcext:value-type="string">
            <text:p>00</text:p>
          </table:table-cell>
          <table:table-cell table:style-name="ce8" office:value-type="string" calcext:value-type="string">
            <text:p><text:span text:style-name="T7">    ( X</text:span><text:span text:style-name="T8">"00"</text:span><text:span text:style-name="T9">, X</text:span><text:span text:style-name="T8">"00"</text:span><text:span text:style-name="T9">, X</text:span><text:span text:style-name="T8">"00"</text:span><text:span text:style-name="T9">, </text:span><text:span text:style-name="T8">"000000"</text:span><text:span text:style-name="T9">, X</text:span><text:span text:style-name="T8">"0"</text:span><text:span text:style-name="T9">, </text:span><text:span text:style-name="T8">"000"</text:span><text:span text:style-name="T9"> ),  </text:span><text:span text:style-name="T10">-- 0 black                     # Colodore </text:span></text:p>
          </table:table-cell>
          <table:table-cell table:formula="of:=HEX2DEC([.I3])/255" office:value-type="float" office:value="0" calcext:value-type="float">
            <text:p>0</text:p>
          </table:table-cell>
          <table:table-cell table:formula="of:=HEX2DEC([.J3])/255" office:value-type="float" office:value="0" calcext:value-type="float">
            <text:p>0</text:p>
          </table:table-cell>
          <table:table-cell table:formula="of:=HEX2DEC([.K3])/255" office:value-type="float" office:value="0" calcext:value-type="float">
            <text:p>0</text:p>
          </table:table-cell>
          <table:table-cell table:formula="of:=0.299*[.M3]+0.587*[.N3]+0.114*[.O3]" office:value-type="float" office:value="0" calcext:value-type="float">
            <text:p>0</text:p>
          </table:table-cell>
          <table:table-cell table:formula="of:=0.492*([.O3]-[.P3])" office:value-type="float" office:value="0" calcext:value-type="float">
            <text:p>0</text:p>
          </table:table-cell>
          <table:table-cell table:formula="of:=0.877*([.M3]-[.P3])" office:value-type="float" office:value="0" calcext:value-type="float">
            <text:p>0</text:p>
          </table:table-cell>
          <table:table-cell table:formula="of:=SQRT([.Q3]*[.Q3]+[.R3]*[.R3])" office:value-type="float" office:value="0" calcext:value-type="float">
            <text:p>0</text:p>
          </table:table-cell>
          <table:table-cell table:formula="of:=IF([.S3]=0;0;ATAN([.R3]/[.Q3]))" office:value-type="float" office:value="0" calcext:value-type="float">
            <text:p>0</text:p>
          </table:table-cell>
          <table:table-cell table:formula="of:=MOD(ROUND(64*[.T3]/(2*PI());0);32)+IF([.R3]&lt;0;32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table:formula="of:=[.Z3]/0.44" office:value-type="float" office:value="0" calcext:value-type="float">
            <text:p>0.00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table:formula="of:=([.Y3]-540)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W3]*[.AC$1];0)" office:value-type="float" office:value="0" calcext:value-type="float">
            <text:p>0</text:p>
          </table:table-cell>
          <table:table-cell table:formula="of:=([.AC3]/[.AC$1])" office:value-type="float" office:value="0" calcext:value-type="float">
            <text:p>0</text:p>
          </table:table-cell>
          <table:table-cell table:formula="of:=[.AD3]-[.W3]" office:value-type="float" office:value="0" calcext:value-type="float">
            <text:p>0</text:p>
          </table:table-cell>
          <table:table-cell table:style-name="ce14" office:value-type="percentage" office:value="0" calcext:value-type="percentage">
            <text:p>0.00%</text:p>
          </table:table-cell>
          <table:table-cell table:formula="of:=DEC2HEX([.AC3];2)" office:value-type="string" office:string-value="00" calcext:value-type="string">
            <text:p>00</text:p>
          </table:table-cell>
          <table:table-cell table:formula="of:=DEC2HEX(ROUND([.AC3]/2;0);2)" office:value-type="string" office:string-value="00" calcext:value-type="string">
            <text:p>00</text:p>
          </table:table-cell>
          <table:table-cell table:formula="of:=DEC2HEX(ROUND([.AC3]/4;0);1)" office:value-type="string" office:string-value="0" calcext:value-type="string">
            <text:p>0</text:p>
          </table:table-cell>
          <table:table-cell table:formula="of:=DEC2BIN([.AC3];6)" office:value-type="string" office:string-value="000000" calcext:value-type="string">
            <text:p>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turation</text:p>
          </table:table-cell>
          <table:table-cell table:formula="of:=VLOOKUP([.B$1];[.E$3:.H$18];4;0)" office:value-type="float" office:value="6" calcext:value-type="float">
            <text:p>6</text:p>
          </table:table-cell>
          <table:table-cell table:formula="of:=[.D4]*[.B4]/7" office:value-type="float" office:value="0.505714285714286" calcext:value-type="float">
            <text:p>0.505714285714286</text:p>
          </table:table-cell>
          <table:table-cell table:style-name="ce4"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BIN2DEC(MID([.L4];29;6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ID([.$L4];9;2)" office:value-type="string" office:string-value="EF" calcext:value-type="string">
            <text:p>EF</text:p>
          </table:table-cell>
          <table:table-cell table:formula="of:=MID([.$L4];16;2)" office:value-type="string" office:string-value="EF" calcext:value-type="string">
            <text:p>EF</text:p>
          </table:table-cell>
          <table:table-cell table:formula="of:=MID([.$L4];23;2)" office:value-type="string" office:string-value="EF" calcext:value-type="string">
            <text:p>EF</text:p>
          </table:table-cell>
          <table:table-cell table:style-name="ce9" office:value-type="string" calcext:value-type="string">
            <text:p><text:span text:style-name="T7">    ( X</text:span><text:span text:style-name="T8">"EF"</text:span><text:span text:style-name="T9">, X</text:span><text:span text:style-name="T8">"EF"</text:span><text:span text:style-name="T9">, X</text:span><text:span text:style-name="T8">"EF"</text:span><text:span text:style-name="T9">, </text:span><text:span text:style-name="T8">"000000"</text:span><text:span text:style-name="T9">, X</text:span><text:span text:style-name="T8">"E"</text:span><text:span text:style-name="T9">, </text:span><text:span text:style-name="T8">"000"</text:span><text:span text:style-name="T9"> ),  </text:span><text:span text:style-name="T10">-- 1 white -- </text:span><text:span text:style-name="T11">FIXME</text:span><text:span text:style-name="T10"> BACK TO FF # Colodore </text:span></text:p>
          </table:table-cell>
          <table:table-cell table:formula="of:=HEX2DEC([.I4])/255" office:value-type="float" office:value="0.937254901960784" calcext:value-type="float">
            <text:p>0.937254901960784</text:p>
          </table:table-cell>
          <table:table-cell table:formula="of:=HEX2DEC([.J4])/255" office:value-type="float" office:value="0.937254901960784" calcext:value-type="float">
            <text:p>0.937254901960784</text:p>
          </table:table-cell>
          <table:table-cell table:formula="of:=HEX2DEC([.K4])/255" office:value-type="float" office:value="0.937254901960784" calcext:value-type="float">
            <text:p>0.937254901960784</text:p>
          </table:table-cell>
          <table:table-cell table:formula="of:=0.299*[.M4]+0.587*[.N4]+0.114*[.O4]" office:value-type="float" office:value="0.937254901960784" calcext:value-type="float">
            <text:p>0.937254901960784</text:p>
          </table:table-cell>
          <table:table-cell table:formula="of:=0.492*([.O4]-[.P4])" office:value-type="float" office:value="0" calcext:value-type="float">
            <text:p>0</text:p>
          </table:table-cell>
          <table:table-cell table:formula="of:=0.877*([.M4]-[.P4])" office:value-type="float" office:value="0" calcext:value-type="float">
            <text:p>0</text:p>
          </table:table-cell>
          <table:table-cell table:formula="of:=SQRT([.Q4]*[.Q4]+[.R4]*[.R4])" office:value-type="float" office:value="0" calcext:value-type="float">
            <text:p>0</text:p>
          </table:table-cell>
          <table:table-cell table:formula="of:=IF([.S4]=0;0;ATAN([.R4]/[.Q4]))" office:value-type="float" office:value="0" calcext:value-type="float">
            <text:p>0</text:p>
          </table:table-cell>
          <table:table-cell table:formula="of:=MOD(ROUND(64*[.T4]/(2*PI());0);32)+IF([.R4]&lt;0;32;0)" office:value-type="float" office:value="0" calcext:value-type="float">
            <text:p>0</text:p>
          </table:table-cell>
          <table:table-cell table:formula="of:=[.P4]/[.X4]" office:value-type="float" office:value="0.314803173177668" calcext:value-type="float">
            <text:p>0.314803173177668</text:p>
          </table:table-cell>
          <table:table-cell table:style-name="ce4" office:value-type="float" office:value="2.45" calcext:value-type="float">
            <text:p>2.45</text:p>
          </table:table-cell>
          <table:table-cell table:style-name="ce11" table:formula="of:=[.Z4]/0.44" office:value-type="float" office:value="2.97727272727273" calcext:value-type="float">
            <text:p>2.98</text:p>
          </table:table-cell>
          <table:table-cell table:style-name="Default" office:value-type="float" office:value="1850" calcext:value-type="float">
            <text:p>1850</text:p>
          </table:table-cell>
          <table:table-cell table:style-name="Default" table:formula="of:=([.Y4]-540)/1000"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W4]*[.AC$1];0)" office:value-type="float" office:value="56" calcext:value-type="float">
            <text:p>56</text:p>
          </table:table-cell>
          <table:table-cell table:formula="of:=([.AC4]/[.AC$1])" office:value-type="float" office:value="2.46696035242291" calcext:value-type="float">
            <text:p>2.46696035242291</text:p>
          </table:table-cell>
          <table:table-cell table:formula="of:=[.AD4]-[.W4]" office:value-type="float" office:value="0.0169603524229074" calcext:value-type="float">
            <text:p>0.016960352422907</text:p>
          </table:table-cell>
          <table:table-cell table:style-name="ce14" table:formula="of:=[.AE4]/[.W4]" office:value-type="percentage" office:value="0.00692259282567648" calcext:value-type="percentage">
            <text:p>0.69%</text:p>
          </table:table-cell>
          <table:table-cell table:formula="of:=DEC2HEX([.AC4];2)" office:value-type="string" office:string-value="38" calcext:value-type="string">
            <text:p>38</text:p>
          </table:table-cell>
          <table:table-cell table:formula="of:=DEC2HEX(ROUND([.AC4]/2;0);2)" office:value-type="string" office:string-value="1C" calcext:value-type="string">
            <text:p>1C</text:p>
          </table:table-cell>
          <table:table-cell table:formula="of:=DEC2HEX(ROUND([.AC4]/4;0);1)" office:value-type="string" office:string-value="E" calcext:value-type="string">
            <text:p>E</text:p>
          </table:table-cell>
          <table:table-cell table:formula="of:=DEC2BIN([.AC4];6)" office:value-type="string" office:string-value="111000" calcext:value-type="string">
            <text:p>111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360*[.C3]/(2*PI())" office:value-type="float" office:value="354.375" calcext:value-type="float">
            <text:p>354.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MID([.$L5];9;2)" office:value-type="string" office:string-value="8D" calcext:value-type="string">
            <text:p>8D</text:p>
          </table:table-cell>
          <table:table-cell table:formula="of:=MID([.$L5];16;2)" office:value-type="string" office:string-value="2F" calcext:value-type="string">
            <text:p>2F</text:p>
          </table:table-cell>
          <table:table-cell table:formula="of:=MID([.$L5];23;2)" office:value-type="string" office:string-value="34" calcext:value-type="string">
            <text:p>34</text:p>
          </table:table-cell>
          <table:table-cell table:style-name="ce8" office:value-type="string" calcext:value-type="string">
            <text:p><text:span text:style-name="T7">    ( X</text:span><text:span text:style-name="T8">"8D"</text:span><text:span text:style-name="T9">, X</text:span><text:span text:style-name="T8">"2F"</text:span><text:span text:style-name="T9">, X</text:span><text:span text:style-name="T8">"34"</text:span><text:span text:style-name="T9">, </text:span><text:span text:style-name="T8">"010010"</text:span><text:span text:style-name="T9">, X</text:span><text:span text:style-name="T8">"5"</text:span><text:span text:style-name="T9">, </text:span><text:span text:style-name="T8">"110"</text:span><text:span text:style-name="T9"> ),  </text:span><text:span text:style-name="T10">-- 2 red                       # Colodore #8D2F34</text:span></text:p>
          </table:table-cell>
          <table:table-cell table:formula="of:=HEX2DEC([.I5])/255" office:value-type="float" office:value="0.552941176470588" calcext:value-type="float">
            <text:p>0.552941176470588</text:p>
          </table:table-cell>
          <table:table-cell table:formula="of:=HEX2DEC([.J5])/255" office:value-type="float" office:value="0.184313725490196" calcext:value-type="float">
            <text:p>0.184313725490196</text:p>
          </table:table-cell>
          <table:table-cell table:formula="of:=HEX2DEC([.K5])/255" office:value-type="float" office:value="0.203921568627451" calcext:value-type="float">
            <text:p>0.203921568627451</text:p>
          </table:table-cell>
          <table:table-cell table:formula="of:=0.299*[.M5]+0.587*[.N5]+0.114*[.O5]" office:value-type="float" office:value="0.29676862745098" calcext:value-type="float">
            <text:p>0.29676862745098</text:p>
          </table:table-cell>
          <table:table-cell table:formula="of:=0.492*([.O5]-[.P5])" office:value-type="float" office:value="-0.0456807529411765" calcext:value-type="float">
            <text:p>-0.045680752941177</text:p>
          </table:table-cell>
          <table:table-cell table:formula="of:=0.877*([.M5]-[.P5])" office:value-type="float" office:value="0.224663325490196" calcext:value-type="float">
            <text:p>0.224663325490196</text:p>
          </table:table-cell>
          <table:table-cell table:formula="of:=SQRT([.Q5]*[.Q5]+[.R5]*[.R5])" office:value-type="float" office:value="0.229260421812372" calcext:value-type="float">
            <text:p>0.229260421812372</text:p>
          </table:table-cell>
          <table:table-cell table:formula="of:=IF([.S5]=0;0;ATAN([.R5]/[.Q5]))" office:value-type="float" office:value="-1.37020107932078" calcext:value-type="float">
            <text:p>-1.37020107932078</text:p>
          </table:table-cell>
          <table:table-cell table:formula="of:=MOD(ROUND(64*[.T5]/(2*PI());0);32)+IF([.R5]&lt;0;32;0)" office:value-type="float" office:value="18" calcext:value-type="float">
            <text:p>18</text:p>
          </table:table-cell>
          <table:table-cell table:formula="of:=[.P5]/[.X5]" office:value-type="float" office:value="0.362717211328976" calcext:value-type="float">
            <text:p>0.362717211328976</text:p>
          </table:table-cell>
          <table:table-cell office:value-type="float" office:value="0.82" calcext:value-type="float">
            <text:p>0.82</text:p>
          </table:table-cell>
          <table:table-cell table:style-name="ce11" table:formula="of:=[.Z5]/0.44" office:value-type="float" office:value="0.818181818181818" calcext:value-type="float">
            <text:p>0.82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table:formula="of:=([.Y5]-540)/1000" office:value-type="float" office:value="0.36" calcext:value-type="float">
            <text:p>0.36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ROUND([.W5]*[.AC$1];0)" office:value-type="float" office:value="19" calcext:value-type="float">
            <text:p>19</text:p>
          </table:table-cell>
          <table:table-cell table:formula="of:=([.AC5]/[.AC$1])" office:value-type="float" office:value="0.837004405286344" calcext:value-type="float">
            <text:p>0.837004405286344</text:p>
          </table:table-cell>
          <table:table-cell table:formula="of:=[.AD5]-[.W5]" office:value-type="float" office:value="0.0170044052863436" calcext:value-type="float">
            <text:p>0.017004405286344</text:p>
          </table:table-cell>
          <table:table-cell table:style-name="ce14" table:formula="of:=[.AE5]/[.W5]" office:value-type="percentage" office:value="0.0207370796174922" calcext:value-type="percentage">
            <text:p>2.07%</text:p>
          </table:table-cell>
          <table:table-cell table:formula="of:=DEC2HEX([.AC5];2)" office:value-type="string" office:string-value="13" calcext:value-type="string">
            <text:p>13</text:p>
          </table:table-cell>
          <table:table-cell table:formula="of:=DEC2HEX(ROUND([.AC5]/2;0);2)" office:value-type="string" office:string-value="0A" calcext:value-type="string">
            <text:p>0A</text:p>
          </table:table-cell>
          <table:table-cell table:formula="of:=DEC2HEX(ROUND([.AC5]/4;0);1)" office:value-type="string" office:string-value="5" calcext:value-type="string">
            <text:p>5</text:p>
          </table:table-cell>
          <table:table-cell table:formula="of:=DEC2BIN([.AC5];6)" office:value-type="string" office:string-value="010011" calcext:value-type="string">
            <text:p>01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formula="of:=[.C2]" office:value-type="float" office:value="0.266666666666667" calcext:value-type="float">
            <text:p>0.26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table:formula="of:=BIN2DEC(MID([.L6];29;6)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MID([.$L6];9;2)" office:value-type="string" office:string-value="6A" calcext:value-type="string">
            <text:p>6A</text:p>
          </table:table-cell>
          <table:table-cell table:formula="of:=MID([.$L6];16;2)" office:value-type="string" office:string-value="D4" calcext:value-type="string">
            <text:p>D4</text:p>
          </table:table-cell>
          <table:table-cell table:formula="of:=MID([.$L6];23;2)" office:value-type="string" office:string-value="CD" calcext:value-type="string">
            <text:p>CD</text:p>
          </table:table-cell>
          <table:table-cell table:style-name="ce8" office:value-type="string" calcext:value-type="string">
            <text:p><text:span text:style-name="T7">    ( X</text:span><text:span text:style-name="T8">"6A"</text:span><text:span text:style-name="T9">, X</text:span><text:span text:style-name="T8">"D4"</text:span><text:span text:style-name="T9">, X</text:span><text:span text:style-name="T8">"CD"</text:span><text:span text:style-name="T9">, </text:span><text:span text:style-name="T8">"110010"</text:span><text:span text:style-name="T9">, X</text:span><text:span text:style-name="T8">"A"</text:span><text:span text:style-name="T9">, </text:span><text:span text:style-name="T8">"110"</text:span><text:span text:style-name="T9"> ),  </text:span><text:span text:style-name="T10">-- 3 cyan                      # Colodore #6AD4CD</text:span></text:p>
          </table:table-cell>
          <table:table-cell table:formula="of:=HEX2DEC([.I6])/255" office:value-type="float" office:value="0.415686274509804" calcext:value-type="float">
            <text:p>0.415686274509804</text:p>
          </table:table-cell>
          <table:table-cell table:formula="of:=HEX2DEC([.J6])/255" office:value-type="float" office:value="0.831372549019608" calcext:value-type="float">
            <text:p>0.831372549019608</text:p>
          </table:table-cell>
          <table:table-cell table:formula="of:=HEX2DEC([.K6])/255" office:value-type="float" office:value="0.803921568627451" calcext:value-type="float">
            <text:p>0.803921568627451</text:p>
          </table:table-cell>
          <table:table-cell table:formula="of:=0.299*[.M6]+0.587*[.N6]+0.114*[.O6]" office:value-type="float" office:value="0.703952941176471" calcext:value-type="float">
            <text:p>0.703952941176471</text:p>
          </table:table-cell>
          <table:table-cell table:formula="of:=0.492*([.O6]-[.P6])" office:value-type="float" office:value="0.0491845647058824" calcext:value-type="float">
            <text:p>0.049184564705882</text:p>
          </table:table-cell>
          <table:table-cell table:formula="of:=0.877*([.M6]-[.P6])" office:value-type="float" office:value="-0.252809866666667" calcext:value-type="float">
            <text:p>-0.252809866666667</text:p>
          </table:table-cell>
          <table:table-cell table:formula="of:=SQRT([.Q6]*[.Q6]+[.R6]*[.R6])" office:value-type="float" office:value="0.257549898251436" calcext:value-type="float">
            <text:p>0.257549898251436</text:p>
          </table:table-cell>
          <table:table-cell table:formula="of:=IF([.S6]=0;0;ATAN([.R6]/[.Q6]))" office:value-type="float" office:value="-1.37864505740254" calcext:value-type="float">
            <text:p>-1.37864505740254</text:p>
          </table:table-cell>
          <table:table-cell table:formula="of:=MOD(ROUND(64*[.T6]/(2*PI());0);32)+IF([.R6]&lt;0;32;0)" office:value-type="float" office:value="50" calcext:value-type="float">
            <text:p>50</text:p>
          </table:table-cell>
          <table:table-cell table:formula="of:=[.P6]/[.X6]" office:value-type="float" office:value="0.387174117647059" calcext:value-type="float">
            <text:p>0.387174117647059</text:p>
          </table:table-cell>
          <table:table-cell office:value-type="float" office:value="1.77" calcext:value-type="float">
            <text:p>1.77</text:p>
          </table:table-cell>
          <table:table-cell table:style-name="ce11" table:formula="of:=[.Z6]/0.44" office:value-type="float" office:value="1.81818181818182" calcext:value-type="float">
            <text:p>1.82</text:p>
          </table:table-cell>
          <table:table-cell table:style-name="Default" office:value-type="float" office:value="1340" calcext:value-type="float">
            <text:p>1340</text:p>
          </table:table-cell>
          <table:table-cell table:style-name="Default" table:formula="of:=([.Y6]-540)/1000" office:value-type="float" office:value="0.8" calcext:value-type="float">
            <text:p>0.8</text:p>
          </table:table-cell>
          <table:table-cell office:value-type="float" office:value="2.16" calcext:value-type="float">
            <text:p>2.16</text:p>
          </table:table-cell>
          <table:table-cell/>
          <table:table-cell table:formula="of:=ROUND([.W6]*[.AC$1];0)" office:value-type="float" office:value="40" calcext:value-type="float">
            <text:p>40</text:p>
          </table:table-cell>
          <table:table-cell table:formula="of:=([.AC6]/[.AC$1])" office:value-type="float" office:value="1.76211453744493" calcext:value-type="float">
            <text:p>1.76211453744493</text:p>
          </table:table-cell>
          <table:table-cell table:formula="of:=[.AD6]-[.W6]" office:value-type="float" office:value="-0.00788546255506595" calcext:value-type="float">
            <text:p>-0.007885462555066</text:p>
          </table:table-cell>
          <table:table-cell table:style-name="ce14" table:formula="of:=[.AE6]/[.W6]" office:value-type="percentage" office:value="-0.00445506359043274" calcext:value-type="percentage">
            <text:p>-0.45%</text:p>
          </table:table-cell>
          <table:table-cell table:formula="of:=DEC2HEX([.AC6];2)" office:value-type="string" office:string-value="28" calcext:value-type="string">
            <text:p>28</text:p>
          </table:table-cell>
          <table:table-cell table:formula="of:=DEC2HEX(ROUND([.AC6]/2;0);2)" office:value-type="string" office:string-value="14" calcext:value-type="string">
            <text:p>14</text:p>
          </table:table-cell>
          <table:table-cell table:formula="of:=DEC2HEX(ROUND([.AC6]/4;0);1)" office:value-type="string" office:string-value="A" calcext:value-type="string">
            <text:p>A</text:p>
          </table:table-cell>
          <table:table-cell table:formula="of:=DEC2BIN([.AC6];6)" office:value-type="string" office:string-value="101000" calcext:value-type="string">
            <text:p>10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table:formula="of:=[.C$4]*COS([.C$3])/2" office:value-type="float" office:value="0.251639566601398" calcext:value-type="float">
            <text:p>0.2516395666013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BIN2DEC(MID([.L7];29;6)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MID([.$L7];9;2)" office:value-type="string" office:string-value="98" calcext:value-type="string">
            <text:p>98</text:p>
          </table:table-cell>
          <table:table-cell table:formula="of:=MID([.$L7];16;2)" office:value-type="string" office:string-value="35" calcext:value-type="string">
            <text:p>35</text:p>
          </table:table-cell>
          <table:table-cell table:formula="of:=MID([.$L7];23;2)" office:value-type="string" office:string-value="A4" calcext:value-type="string">
            <text:p>A4</text:p>
          </table:table-cell>
          <table:table-cell table:style-name="ce8" office:value-type="string" calcext:value-type="string">
            <text:p><text:span text:style-name="T7">    ( X</text:span><text:span text:style-name="T8">"98"</text:span><text:span text:style-name="T9">, X</text:span><text:span text:style-name="T8">"35"</text:span><text:span text:style-name="T9">, X</text:span><text:span text:style-name="T8">"A4"</text:span><text:span text:style-name="T9">, </text:span><text:span text:style-name="T8">"000111"</text:span><text:span text:style-name="T9">, X</text:span><text:span text:style-name="T8">"6"</text:span><text:span text:style-name="T9">, </text:span><text:span text:style-name="T8">"110"</text:span><text:span text:style-name="T9"> ),  </text:span><text:span text:style-name="T10">-- 4 purple                    # Colodore #9835A4</text:span></text:p>
          </table:table-cell>
          <table:table-cell table:formula="of:=HEX2DEC([.I7])/255" office:value-type="float" office:value="0.596078431372549" calcext:value-type="float">
            <text:p>0.596078431372549</text:p>
          </table:table-cell>
          <table:table-cell table:formula="of:=HEX2DEC([.J7])/255" office:value-type="float" office:value="0.207843137254902" calcext:value-type="float">
            <text:p>0.207843137254902</text:p>
          </table:table-cell>
          <table:table-cell table:formula="of:=HEX2DEC([.K7])/255" office:value-type="float" office:value="0.643137254901961" calcext:value-type="float">
            <text:p>0.643137254901961</text:p>
          </table:table-cell>
          <table:table-cell table:formula="of:=0.299*[.M7]+0.587*[.N7]+0.114*[.O7]" office:value-type="float" office:value="0.373549019607843" calcext:value-type="float">
            <text:p>0.373549019607843</text:p>
          </table:table-cell>
          <table:table-cell table:formula="of:=0.492*([.O7]-[.P7])" office:value-type="float" office:value="0.132637411764706" calcext:value-type="float">
            <text:p>0.132637411764706</text:p>
          </table:table-cell>
          <table:table-cell table:formula="of:=0.877*([.M7]-[.P7])" office:value-type="float" office:value="0.195158294117647" calcext:value-type="float">
            <text:p>0.195158294117647</text:p>
          </table:table-cell>
          <table:table-cell table:formula="of:=SQRT([.Q7]*[.Q7]+[.R7]*[.R7])" office:value-type="float" office:value="0.235964918499658" calcext:value-type="float">
            <text:p>0.235964918499658</text:p>
          </table:table-cell>
          <table:table-cell table:formula="of:=IF([.S7]=0;0;ATAN([.R7]/[.Q7]))" office:value-type="float" office:value="0.97386577981871" calcext:value-type="float">
            <text:p>0.97386577981871</text:p>
          </table:table-cell>
          <table:table-cell table:formula="of:=MOD(ROUND(64*[.T7]/(2*PI());0);32)+IF([.R7]&lt;0;32;0)" office:value-type="float" office:value="10" calcext:value-type="float">
            <text:p>10</text:p>
          </table:table-cell>
          <table:table-cell table:formula="of:=[.P7]/[.X7]" office:value-type="float" office:value="0.373549019607843" calcext:value-type="float">
            <text:p>0.373549019607843</text:p>
          </table:table-cell>
          <table:table-cell office:value-type="float" office:value="1" calcext:value-type="float">
            <text:p>1</text:p>
          </table:table-cell>
          <table:table-cell table:style-name="ce11" table:formula="of:=[.Z7]/0.44" office:value-type="float" office:value="1" calcext:value-type="float">
            <text:p>1.00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table:formula="of:=([.Y7]-540)/1000" office:value-type="float" office:value="0.44" calcext:value-type="float">
            <text:p>0.44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ROUND([.W7]*[.AC$1];0)" office:value-type="float" office:value="23" calcext:value-type="float">
            <text:p>23</text:p>
          </table:table-cell>
          <table:table-cell table:formula="of:=([.AC7]/[.AC$1])" office:value-type="float" office:value="1.01321585903084" calcext:value-type="float">
            <text:p>1.01321585903084</text:p>
          </table:table-cell>
          <table:table-cell table:formula="of:=[.AD7]-[.W7]" office:value-type="float" office:value="0.0132158590308371" calcext:value-type="float">
            <text:p>0.013215859030837</text:p>
          </table:table-cell>
          <table:table-cell table:style-name="ce14" table:formula="of:=[.AE7]/[.W7]" office:value-type="percentage" office:value="0.0132158590308371" calcext:value-type="percentage">
            <text:p>1.32%</text:p>
          </table:table-cell>
          <table:table-cell table:formula="of:=DEC2HEX([.AC7];2)" office:value-type="string" office:string-value="17" calcext:value-type="string">
            <text:p>17</text:p>
          </table:table-cell>
          <table:table-cell table:formula="of:=DEC2HEX(ROUND([.AC7]/2;0);2)" office:value-type="string" office:string-value="0C" calcext:value-type="string">
            <text:p>0C</text:p>
          </table:table-cell>
          <table:table-cell table:formula="of:=DEC2HEX(ROUND([.AC7]/4;0);1)" office:value-type="string" office:string-value="6" calcext:value-type="string">
            <text:p>6</text:p>
          </table:table-cell>
          <table:table-cell table:formula="of:=DEC2BIN([.AC7];6)" office:value-type="string" office:string-value="010111" calcext:value-type="string">
            <text:p>010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table:formula="of:=[.C$4]*SIN([.C$3])/2" office:value-type="float" office:value="-0.0247843340547603" calcext:value-type="float">
            <text:p>-0.024784334054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MID([.$L8];9;2)" office:value-type="string" office:string-value="4C" calcext:value-type="string">
            <text:p>4C</text:p>
          </table:table-cell>
          <table:table-cell table:formula="of:=MID([.$L8];16;2)" office:value-type="string" office:string-value="B4" calcext:value-type="string">
            <text:p>B4</text:p>
          </table:table-cell>
          <table:table-cell table:formula="of:=MID([.$L8];23;2)" office:value-type="string" office:string-value="42" calcext:value-type="string">
            <text:p>42</text:p>
          </table:table-cell>
          <table:table-cell table:style-name="ce8" office:value-type="string" calcext:value-type="string">
            <text:p><text:span text:style-name="T7">    ( X</text:span><text:span text:style-name="T8">"4C"</text:span><text:span text:style-name="T9">, X</text:span><text:span text:style-name="T8">"B4"</text:span><text:span text:style-name="T9">, X</text:span><text:span text:style-name="T8">"42"</text:span><text:span text:style-name="T9">, </text:span><text:span text:style-name="T8">"101000"</text:span><text:span text:style-name="T9">, X</text:span><text:span text:style-name="T8">"8"</text:span><text:span text:style-name="T9">, </text:span><text:span text:style-name="T8">"110"</text:span><text:span text:style-name="T9"> ),  </text:span><text:span text:style-name="T10">-- 5 green                     # Colodore #4CB442</text:span></text:p>
          </table:table-cell>
          <table:table-cell table:formula="of:=HEX2DEC([.I8])/255" office:value-type="float" office:value="0.298039215686274" calcext:value-type="float">
            <text:p>0.298039215686274</text:p>
          </table:table-cell>
          <table:table-cell table:formula="of:=HEX2DEC([.J8])/255" office:value-type="float" office:value="0.705882352941176" calcext:value-type="float">
            <text:p>0.705882352941176</text:p>
          </table:table-cell>
          <table:table-cell table:formula="of:=HEX2DEC([.K8])/255" office:value-type="float" office:value="0.258823529411765" calcext:value-type="float">
            <text:p>0.258823529411765</text:p>
          </table:table-cell>
          <table:table-cell table:formula="of:=0.299*[.M8]+0.587*[.N8]+0.114*[.O8]" office:value-type="float" office:value="0.532972549019608" calcext:value-type="float">
            <text:p>0.532972549019608</text:p>
          </table:table-cell>
          <table:table-cell table:formula="of:=0.492*([.O8]-[.P8])" office:value-type="float" office:value="-0.134881317647059" calcext:value-type="float">
            <text:p>-0.134881317647059</text:p>
          </table:table-cell>
          <table:table-cell table:formula="of:=0.877*([.M8]-[.P8])" office:value-type="float" office:value="-0.206036533333333" calcext:value-type="float">
            <text:p>-0.206036533333333</text:p>
          </table:table-cell>
          <table:table-cell table:formula="of:=SQRT([.Q8]*[.Q8]+[.R8]*[.R8])" office:value-type="float" office:value="0.246260071709208" calcext:value-type="float">
            <text:p>0.246260071709208</text:p>
          </table:table-cell>
          <table:table-cell table:formula="of:=IF([.S8]=0;0;ATAN([.R8]/[.Q8]))" office:value-type="float" office:value="0.991160850928011" calcext:value-type="float">
            <text:p>0.991160850928011</text:p>
          </table:table-cell>
          <table:table-cell table:formula="of:=MOD(ROUND(64*[.T8]/(2*PI());0);32)+IF([.R8]&lt;0;32;0)" office:value-type="float" office:value="42" calcext:value-type="float">
            <text:p>42</text:p>
          </table:table-cell>
          <table:table-cell table:formula="of:=[.P8]/[.X8]" office:value-type="float" office:value="0.384439215686274" calcext:value-type="float">
            <text:p>0.384439215686274</text:p>
          </table:table-cell>
          <table:table-cell office:value-type="float" office:value="1.36" calcext:value-type="float">
            <text:p>1.36</text:p>
          </table:table-cell>
          <table:table-cell table:style-name="ce11" table:formula="of:=[.Z8]/0.44" office:value-type="float" office:value="1.38636363636364" calcext:value-type="float">
            <text:p>1.39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table:formula="of:=([.Y8]-540)/1000" office:value-type="float" office:value="0.61" calcext:value-type="float">
            <text:p>0.61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ROUND([.W8]*[.AC$1];0)" office:value-type="float" office:value="31" calcext:value-type="float">
            <text:p>31</text:p>
          </table:table-cell>
          <table:table-cell table:formula="of:=([.AC8]/[.AC$1])" office:value-type="float" office:value="1.36563876651982" calcext:value-type="float">
            <text:p>1.36563876651982</text:p>
          </table:table-cell>
          <table:table-cell table:formula="of:=[.AD8]-[.W8]" office:value-type="float" office:value="0.00563876651982387" calcext:value-type="float">
            <text:p>0.005638766519824</text:p>
          </table:table-cell>
          <table:table-cell table:style-name="ce14" table:formula="of:=[.AE8]/[.W8]" office:value-type="percentage" office:value="0.00414615185281167" calcext:value-type="percentage">
            <text:p>0.41%</text:p>
          </table:table-cell>
          <table:table-cell table:formula="of:=DEC2HEX([.AC8];2)" office:value-type="string" office:string-value="1F" calcext:value-type="string">
            <text:p>1F</text:p>
          </table:table-cell>
          <table:table-cell table:formula="of:=DEC2HEX(ROUND([.AC8]/2;0);2)" office:value-type="string" office:string-value="10" calcext:value-type="string">
            <text:p>10</text:p>
          </table:table-cell>
          <table:table-cell table:formula="of:=DEC2HEX(ROUND([.AC8]/4;0);1)" office:value-type="string" office:string-value="8" calcext:value-type="string">
            <text:p>8</text:p>
          </table:table-cell>
          <table:table-cell table:formula="of:=DEC2BIN([.AC8];6)" office:value-type="string" office:string-value="011111" calcext:value-type="string">
            <text:p>011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BIN2DEC(MID([.L9];29;6)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MID([.$L9];9;2)" office:value-type="string" office:string-value="2C" calcext:value-type="string">
            <text:p>2C</text:p>
          </table:table-cell>
          <table:table-cell table:formula="of:=MID([.$L9];16;2)" office:value-type="string" office:string-value="29" calcext:value-type="string">
            <text:p>29</text:p>
          </table:table-cell>
          <table:table-cell table:formula="of:=MID([.$L9];23;2)" office:value-type="string" office:string-value="B1" calcext:value-type="string">
            <text:p>B1</text:p>
          </table:table-cell>
          <table:table-cell table:style-name="ce8" office:value-type="string" calcext:value-type="string">
            <text:p><text:span text:style-name="T7">    ( X</text:span><text:span text:style-name="T8">"2C"</text:span><text:span text:style-name="T9">, X</text:span><text:span text:style-name="T8">"29"</text:span><text:span text:style-name="T9">, X</text:span><text:span text:style-name="T8">"B1"</text:span><text:span text:style-name="T9">, </text:span><text:span text:style-name="T8">"111111"</text:span><text:span text:style-name="T9">, X</text:span><text:span text:style-name="T8">"4"</text:span><text:span text:style-name="T9">, </text:span><text:span text:style-name="T8">"110"</text:span><text:span text:style-name="T9"> ),  </text:span><text:span text:style-name="T10">-- 6 blue                      # Colodore #2C29B1</text:span></text:p>
          </table:table-cell>
          <table:table-cell table:formula="of:=HEX2DEC([.I9])/255" office:value-type="float" office:value="0.172549019607843" calcext:value-type="float">
            <text:p>0.172549019607843</text:p>
          </table:table-cell>
          <table:table-cell table:formula="of:=HEX2DEC([.J9])/255" office:value-type="float" office:value="0.16078431372549" calcext:value-type="float">
            <text:p>0.16078431372549</text:p>
          </table:table-cell>
          <table:table-cell table:formula="of:=HEX2DEC([.K9])/255" office:value-type="float" office:value="0.694117647058823" calcext:value-type="float">
            <text:p>0.694117647058823</text:p>
          </table:table-cell>
          <table:table-cell table:style-name="ce10" table:formula="of:=0.299*[.M9]+0.587*[.N9]+0.114*[.O9]" office:value-type="float" office:value="0.225101960784314" calcext:value-type="float">
            <text:p>0.225101960784314</text:p>
          </table:table-cell>
          <table:table-cell table:style-name="ce10" table:formula="of:=0.492*([.O9]-[.P9])" office:value-type="float" office:value="0.230755717647059" calcext:value-type="float">
            <text:p>0.230755717647059</text:p>
          </table:table-cell>
          <table:table-cell table:style-name="ce10" table:formula="of:=0.877*([.M9]-[.P9])" office:value-type="float" office:value="-0.0460889294117647" calcext:value-type="float">
            <text:p>-0.046088929411765</text:p>
          </table:table-cell>
          <table:table-cell table:formula="of:=SQRT([.Q9]*[.Q9]+[.R9]*[.R9])" office:value-type="float" office:value="0.235313388146811" calcext:value-type="float">
            <text:p>0.235313388146811</text:p>
          </table:table-cell>
          <table:table-cell table:formula="of:=IF([.S9]=0;0;ATAN([.R9]/[.Q9]))" office:value-type="float" office:value="-0.197136305743331" calcext:value-type="float">
            <text:p>-0.197136305743331</text:p>
          </table:table-cell>
          <table:table-cell table:formula="of:=MOD(ROUND(64*[.T9]/(2*PI());0);32)+IF([.R9]&lt;0;32;0)" office:value-type="float" office:value="62" calcext:value-type="float">
            <text:p>62</text:p>
          </table:table-cell>
          <table:table-cell table:formula="of:=[.P9]/[.X9]" office:value-type="float" office:value="0.366832824981845" calcext:value-type="float">
            <text:p>0.366832824981845</text:p>
          </table:table-cell>
          <table:table-cell office:value-type="float" office:value="0.62" calcext:value-type="float">
            <text:p>0.62</text:p>
          </table:table-cell>
          <table:table-cell table:style-name="ce11" table:formula="of:=[.Z9]/0.44" office:value-type="float" office:value="0.613636363636364" calcext:value-type="float">
            <text:p>0.61</text:p>
          </table:table-cell>
          <table:table-cell table:style-name="Default" office:value-type="float" office:value="810" calcext:value-type="float">
            <text:p>810</text:p>
          </table:table-cell>
          <table:table-cell table:style-name="Default" table:formula="of:=([.Y9]-540)/1000" office:value-type="float" office:value="0.27" calcext:value-type="float">
            <text:p>0.27</text:p>
          </table:table-cell>
          <table:table-cell office:value-type="float" office:value="2.16" calcext:value-type="float">
            <text:p>2.16</text:p>
          </table:table-cell>
          <table:table-cell/>
          <table:table-cell table:formula="of:=ROUND([.W9]*[.AC$1];0)" office:value-type="float" office:value="14" calcext:value-type="float">
            <text:p>14</text:p>
          </table:table-cell>
          <table:table-cell table:formula="of:=([.AC9]/[.AC$1])" office:value-type="float" office:value="0.616740088105727" calcext:value-type="float">
            <text:p>0.616740088105727</text:p>
          </table:table-cell>
          <table:table-cell table:formula="of:=[.AD9]-[.W9]" office:value-type="float" office:value="-0.0032599118942731" calcext:value-type="float">
            <text:p>-0.003259911894273</text:p>
          </table:table-cell>
          <table:table-cell table:style-name="ce14" table:formula="of:=[.AE9]/[.W9]" office:value-type="percentage" office:value="-0.00525792241011791" calcext:value-type="percentage">
            <text:p>-0.53%</text:p>
          </table:table-cell>
          <table:table-cell table:formula="of:=DEC2HEX([.AC9];2)" office:value-type="string" office:string-value="0E" calcext:value-type="string">
            <text:p>0E</text:p>
          </table:table-cell>
          <table:table-cell table:formula="of:=DEC2HEX(ROUND([.AC9]/2;0);2)" office:value-type="string" office:string-value="07" calcext:value-type="string">
            <text:p>07</text:p>
          </table:table-cell>
          <table:table-cell table:formula="of:=DEC2HEX(ROUND([.AC9]/4;0);1)" office:value-type="string" office:string-value="4" calcext:value-type="string">
            <text:p>4</text:p>
          </table:table-cell>
          <table:table-cell table:formula="of:=DEC2BIN([.AC9];6)" office:value-type="string" office:string-value="001110" calcext:value-type="string">
            <text:p>0011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MID([.$L10];9;2)" office:value-type="string" office:string-value="EF" calcext:value-type="string">
            <text:p>EF</text:p>
          </table:table-cell>
          <table:table-cell table:formula="of:=MID([.$L10];16;2)" office:value-type="string" office:string-value="EF" calcext:value-type="string">
            <text:p>EF</text:p>
          </table:table-cell>
          <table:table-cell table:formula="of:=MID([.$L10];23;2)" office:value-type="string" office:string-value="5D" calcext:value-type="string">
            <text:p>5D</text:p>
          </table:table-cell>
          <table:table-cell table:style-name="ce8" office:value-type="string" calcext:value-type="string">
            <text:p><text:span text:style-name="T7">    ( X</text:span><text:span text:style-name="T8">"EF"</text:span><text:span text:style-name="T9">, X</text:span><text:span text:style-name="T8">"EF"</text:span><text:span text:style-name="T9">, X</text:span><text:span text:style-name="T8">"5D"</text:span><text:span text:style-name="T9">, </text:span><text:span text:style-name="T8">"011111"</text:span><text:span text:style-name="T9">, X</text:span><text:span text:style-name="T8">"C"</text:span><text:span text:style-name="T9">, </text:span><text:span text:style-name="T8">"110"</text:span><text:span text:style-name="T9"> ),  </text:span><text:span text:style-name="T10">-- 7 yellow                    # Colodore #F0F45D</text:span></text:p>
          </table:table-cell>
          <table:table-cell table:formula="of:=HEX2DEC([.I10])/255" office:value-type="float" office:value="0.937254901960784" calcext:value-type="float">
            <text:p>0.937254901960784</text:p>
          </table:table-cell>
          <table:table-cell table:formula="of:=HEX2DEC([.J10])/255" office:value-type="float" office:value="0.937254901960784" calcext:value-type="float">
            <text:p>0.937254901960784</text:p>
          </table:table-cell>
          <table:table-cell table:formula="of:=HEX2DEC([.K10])/255" office:value-type="float" office:value="0.364705882352941" calcext:value-type="float">
            <text:p>0.364705882352941</text:p>
          </table:table-cell>
          <table:table-cell table:formula="of:=0.299*[.M10]+0.587*[.N10]+0.114*[.O10]" office:value-type="float" office:value="0.87198431372549" calcext:value-type="float">
            <text:p>0.87198431372549</text:p>
          </table:table-cell>
          <table:table-cell table:formula="of:=0.492*([.O10]-[.P10])" office:value-type="float" office:value="-0.249580988235294" calcext:value-type="float">
            <text:p>-0.249580988235294</text:p>
          </table:table-cell>
          <table:table-cell table:formula="of:=0.877*([.M10]-[.P10])" office:value-type="float" office:value="0.0572423058823529" calcext:value-type="float">
            <text:p>0.057242305882353</text:p>
          </table:table-cell>
          <table:table-cell table:formula="of:=SQRT([.Q10]*[.Q10]+[.R10]*[.R10])" office:value-type="float" office:value="0.25606122563019" calcext:value-type="float">
            <text:p>0.25606122563019</text:p>
          </table:table-cell>
          <table:table-cell table:formula="of:=IF([.S10]=0;0;ATAN([.R10]/[.Q10]))" office:value-type="float" office:value="-0.225454407380309" calcext:value-type="float">
            <text:p>-0.225454407380309</text:p>
          </table:table-cell>
          <table:table-cell table:formula="of:=MOD(ROUND(64*[.T10]/(2*PI());0);32)+IF([.R10]&lt;0;32;0)" office:value-type="float" office:value="30" calcext:value-type="float">
            <text:p>30</text:p>
          </table:table-cell>
          <table:table-cell table:formula="of:=[.P10]/[.X10]" office:value-type="float" office:value="0.391503161264506" calcext:value-type="float">
            <text:p>0.391503161264506</text:p>
          </table:table-cell>
          <table:table-cell office:value-type="float" office:value="2.18" calcext:value-type="float">
            <text:p>2.18</text:p>
          </table:table-cell>
          <table:table-cell table:style-name="ce11" table:formula="of:=[.Z10]/0.44" office:value-type="float" office:value="2.22727272727273" calcext:value-type="float">
            <text:p>2.23</text:p>
          </table:table-cell>
          <table:table-cell table:style-name="Default" office:value-type="float" office:value="1520" calcext:value-type="float">
            <text:p>1520</text:p>
          </table:table-cell>
          <table:table-cell table:style-name="Default" table:formula="of:=([.Y10]-540)/1000" office:value-type="float" office:value="0.98" calcext:value-type="float">
            <text:p>0.98</text:p>
          </table:table-cell>
          <table:table-cell office:value-type="float" office:value="2.16" calcext:value-type="float">
            <text:p>2.16</text:p>
          </table:table-cell>
          <table:table-cell/>
          <table:table-cell table:formula="of:=ROUND([.W10]*[.AC$1];0)" office:value-type="float" office:value="49" calcext:value-type="float">
            <text:p>49</text:p>
          </table:table-cell>
          <table:table-cell table:formula="of:=([.AC10]/[.AC$1])" office:value-type="float" office:value="2.15859030837004" calcext:value-type="float">
            <text:p>2.15859030837004</text:p>
          </table:table-cell>
          <table:table-cell table:formula="of:=[.AD10]-[.W10]" office:value-type="float" office:value="-0.0214096916299562" calcext:value-type="float">
            <text:p>-0.021409691629956</text:p>
          </table:table-cell>
          <table:table-cell table:style-name="ce14" table:formula="of:=[.AE10]/[.W10]" office:value-type="percentage" office:value="-0.00982095946328266" calcext:value-type="percentage">
            <text:p>-0.98%</text:p>
          </table:table-cell>
          <table:table-cell table:formula="of:=DEC2HEX([.AC10];2)" office:value-type="string" office:string-value="31" calcext:value-type="string">
            <text:p>31</text:p>
          </table:table-cell>
          <table:table-cell table:formula="of:=DEC2HEX(ROUND([.AC10]/2;0);2)" office:value-type="string" office:string-value="19" calcext:value-type="string">
            <text:p>19</text:p>
          </table:table-cell>
          <table:table-cell table:formula="of:=DEC2HEX(ROUND([.AC10]/4;0);1)" office:value-type="string" office:string-value="C" calcext:value-type="string">
            <text:p>C</text:p>
          </table:table-cell>
          <table:table-cell table:formula="of:=DEC2BIN([.AC10];6)" office:value-type="string" office:string-value="110001" calcext:value-type="string">
            <text:p>1100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 = Y + 1.140V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BIN2DEC(MID([.L11];29;6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MID([.$L11];9;2)" office:value-type="string" office:string-value="98" calcext:value-type="string">
            <text:p>98</text:p>
          </table:table-cell>
          <table:table-cell table:formula="of:=MID([.$L11];16;2)" office:value-type="string" office:string-value="4E" calcext:value-type="string">
            <text:p>4E</text:p>
          </table:table-cell>
          <table:table-cell table:formula="of:=MID([.$L11];23;2)" office:value-type="string" office:string-value="20" calcext:value-type="string">
            <text:p>20</text:p>
          </table:table-cell>
          <table:table-cell table:style-name="ce8" office:value-type="string" calcext:value-type="string">
            <text:p><text:span text:style-name="T7">    ( X</text:span><text:span text:style-name="T8">"98"</text:span><text:span text:style-name="T9">, X</text:span><text:span text:style-name="T8">"4E"</text:span><text:span text:style-name="T9">, X</text:span><text:span text:style-name="T8">"20"</text:span><text:span text:style-name="T9">, </text:span><text:span text:style-name="T8">"010110"</text:span><text:span text:style-name="T9">, X</text:span><text:span text:style-name="T8">"6"</text:span><text:span text:style-name="T9">, </text:span><text:span text:style-name="T8">"110"</text:span><text:span text:style-name="T9"> ),  </text:span><text:span text:style-name="T10">-- 8 orange                    # Colodore #984E20</text:span></text:p>
          </table:table-cell>
          <table:table-cell table:formula="of:=HEX2DEC([.I11])/255" office:value-type="float" office:value="0.596078431372549" calcext:value-type="float">
            <text:p>0.596078431372549</text:p>
          </table:table-cell>
          <table:table-cell table:formula="of:=HEX2DEC([.J11])/255" office:value-type="float" office:value="0.305882352941176" calcext:value-type="float">
            <text:p>0.305882352941176</text:p>
          </table:table-cell>
          <table:table-cell table:formula="of:=HEX2DEC([.K11])/255" office:value-type="float" office:value="0.125490196078431" calcext:value-type="float">
            <text:p>0.125490196078431</text:p>
          </table:table-cell>
          <table:table-cell table:formula="of:=0.299*[.M11]+0.587*[.N11]+0.114*[.O11]" office:value-type="float" office:value="0.372086274509804" calcext:value-type="float">
            <text:p>0.372086274509804</text:p>
          </table:table-cell>
          <table:table-cell table:formula="of:=0.492*([.O11]-[.P11])" office:value-type="float" office:value="-0.121325270588235" calcext:value-type="float">
            <text:p>-0.121325270588235</text:p>
          </table:table-cell>
          <table:table-cell table:formula="of:=0.877*([.M11]-[.P11])" office:value-type="float" office:value="0.196441121568627" calcext:value-type="float">
            <text:p>0.196441121568627</text:p>
          </table:table-cell>
          <table:table-cell table:formula="of:=SQRT([.Q11]*[.Q11]+[.R11]*[.R11])" office:value-type="float" office:value="0.230887278832007" calcext:value-type="float">
            <text:p>0.230887278832007</text:p>
          </table:table-cell>
          <table:table-cell table:formula="of:=IF([.S11]=0;0;ATAN([.R11]/[.Q11]))" office:value-type="float" office:value="-1.01752414916226" calcext:value-type="float">
            <text:p>-1.01752414916226</text:p>
          </table:table-cell>
          <table:table-cell table:formula="of:=MOD(ROUND(64*[.T11]/(2*PI());0);32)+IF([.R11]&lt;0;32;0)" office:value-type="float" office:value="22" calcext:value-type="float">
            <text:p>22</text:p>
          </table:table-cell>
          <table:table-cell table:formula="of:=[.P11]/[.X11]" office:value-type="float" office:value="0.372086274509804" calcext:value-type="float">
            <text:p>0.372086274509804</text:p>
          </table:table-cell>
          <table:table-cell office:value-type="float" office:value="1" calcext:value-type="float">
            <text:p>1</text:p>
          </table:table-cell>
          <table:table-cell table:style-name="ce11" table:formula="of:=[.Z11]/0.44" office:value-type="float" office:value="1" calcext:value-type="float">
            <text:p>1.00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table:formula="of:=([.Y11]-540)/1000" office:value-type="float" office:value="0.44" calcext:value-type="float">
            <text:p>0.44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ROUND([.W11]*[.AC$1];0)" office:value-type="float" office:value="23" calcext:value-type="float">
            <text:p>23</text:p>
          </table:table-cell>
          <table:table-cell table:formula="of:=([.AC11]/[.AC$1])" office:value-type="float" office:value="1.01321585903084" calcext:value-type="float">
            <text:p>1.01321585903084</text:p>
          </table:table-cell>
          <table:table-cell table:formula="of:=[.AD11]-[.W11]" office:value-type="float" office:value="0.0132158590308371" calcext:value-type="float">
            <text:p>0.013215859030837</text:p>
          </table:table-cell>
          <table:table-cell table:style-name="ce14" table:formula="of:=[.AE11]/[.W11]" office:value-type="percentage" office:value="0.0132158590308371" calcext:value-type="percentage">
            <text:p>1.32%</text:p>
          </table:table-cell>
          <table:table-cell table:formula="of:=DEC2HEX([.AC11];2)" office:value-type="string" office:string-value="17" calcext:value-type="string">
            <text:p>17</text:p>
          </table:table-cell>
          <table:table-cell table:formula="of:=DEC2HEX(ROUND([.AC11]/2;0);2)" office:value-type="string" office:string-value="0C" calcext:value-type="string">
            <text:p>0C</text:p>
          </table:table-cell>
          <table:table-cell table:formula="of:=DEC2HEX(ROUND([.AC11]/4;0);1)" office:value-type="string" office:string-value="6" calcext:value-type="string">
            <text:p>6</text:p>
          </table:table-cell>
          <table:table-cell table:formula="of:=DEC2BIN([.AC11];6)" office:value-type="string" office:string-value="010111" calcext:value-type="string">
            <text:p>0101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G = Y - 0.395U - 0.581V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B</text:p>
          </table:table-cell>
          <table:table-cell table:formula="of:=MID([.$L12];16;2)" office:value-type="string" office:string-value="38" calcext:value-type="string">
            <text:p>38</text:p>
          </table:table-cell>
          <table:table-cell table:formula="of:=MID([.$L12];23;2)" office:value-type="string" office:string-value="00" calcext:value-type="string">
            <text:p>00</text:p>
          </table:table-cell>
          <table:table-cell table:style-name="ce8" office:value-type="string" calcext:value-type="string">
            <text:p><text:span text:style-name="T7">    ( X</text:span><text:span text:style-name="T8">"5B"</text:span><text:span text:style-name="T9">, X</text:span><text:span text:style-name="T8">"38"</text:span><text:span text:style-name="T9">, X</text:span><text:span text:style-name="T8">"00"</text:span><text:span text:style-name="T9">, </text:span><text:span text:style-name="T8">"010110"</text:span><text:span text:style-name="T9">, X</text:span><text:span text:style-name="T8">"4"</text:span><text:span text:style-name="T9">, </text:span><text:span text:style-name="T8">"110"</text:span><text:span text:style-name="T9"> ),  </text:span><text:span text:style-name="T10">-- 9 brown                     # Colodore #5B3800</text:span></text:p>
          </table:table-cell>
          <table:table-cell table:formula="of:=HEX2DEC([.I12])/255" office:value-type="float" office:value="0.356862745098039" calcext:value-type="float">
            <text:p>0.356862745098039</text:p>
          </table:table-cell>
          <table:table-cell table:formula="of:=HEX2DEC([.J12])/255" office:value-type="float" office:value="0.219607843137255" calcext:value-type="float">
            <text:p>0.219607843137255</text:p>
          </table:table-cell>
          <table:table-cell table:formula="of:=HEX2DEC([.K12])/255" office:value-type="float" office:value="0" calcext:value-type="float">
            <text:p>0</text:p>
          </table:table-cell>
          <table:table-cell table:formula="of:=0.299*[.M12]+0.587*[.N12]+0.114*[.O12]" office:value-type="float" office:value="0.235611764705882" calcext:value-type="float">
            <text:p>0.235611764705882</text:p>
          </table:table-cell>
          <table:table-cell table:formula="of:=0.492*([.O12]-[.P12])" office:value-type="float" office:value="-0.115920988235294" calcext:value-type="float">
            <text:p>-0.115920988235294</text:p>
          </table:table-cell>
          <table:table-cell table:formula="of:=0.877*([.M12]-[.P12])" office:value-type="float" office:value="0.106337109803922" calcext:value-type="float">
            <text:p>0.106337109803922</text:p>
          </table:table-cell>
          <table:table-cell table:style-name="ce4" table:formula="of:=SQRT([.Q12]*[.Q12]+[.R12]*[.R12])" office:value-type="float" office:value="0.157306250463542" calcext:value-type="float">
            <text:p>0.157306250463542</text:p>
          </table:table-cell>
          <table:table-cell table:formula="of:=IF([.S12]=0;0;ATAN([.R12]/[.Q12]))" office:value-type="float" office:value="-0.742304367849771" calcext:value-type="float">
            <text:p>-0.742304367849771</text:p>
          </table:table-cell>
          <table:table-cell table:formula="of:=MOD(ROUND(64*[.T12]/(2*PI());0);32)+IF([.R12]&lt;0;32;0)" office:value-type="float" office:value="24" calcext:value-type="float">
            <text:p>24</text:p>
          </table:table-cell>
          <table:table-cell table:formula="of:=[.P12]/[.X12]" office:value-type="float" office:value="0.38395991285403" calcext:value-type="float">
            <text:p>0.38395991285403</text:p>
          </table:table-cell>
          <table:table-cell office:value-type="float" office:value="0.62" calcext:value-type="float">
            <text:p>0.62</text:p>
          </table:table-cell>
          <table:table-cell table:style-name="ce11" table:formula="of:=[.Z12]/0.44" office:value-type="float" office:value="0.613636363636364" calcext:value-type="float">
            <text:p>0.61</text:p>
          </table:table-cell>
          <table:table-cell table:style-name="Default" office:value-type="float" office:value="810" calcext:value-type="float">
            <text:p>810</text:p>
          </table:table-cell>
          <table:table-cell table:style-name="Default" table:formula="of:=([.Y12]-540)/1000"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W12]*[.AC$1];0)" office:value-type="float" office:value="14" calcext:value-type="float">
            <text:p>14</text:p>
          </table:table-cell>
          <table:table-cell table:formula="of:=([.AC12]/[.AC$1])" office:value-type="float" office:value="0.616740088105727" calcext:value-type="float">
            <text:p>0.616740088105727</text:p>
          </table:table-cell>
          <table:table-cell table:formula="of:=[.AD12]-[.W12]" office:value-type="float" office:value="-0.0032599118942731" calcext:value-type="float">
            <text:p>-0.003259911894273</text:p>
          </table:table-cell>
          <table:table-cell table:style-name="ce14" table:formula="of:=[.AE12]/[.W12]" office:value-type="percentage" office:value="-0.00525792241011791" calcext:value-type="percentage">
            <text:p>-0.53%</text:p>
          </table:table-cell>
          <table:table-cell table:formula="of:=DEC2HEX([.AC12];2)" office:value-type="string" office:string-value="0E" calcext:value-type="string">
            <text:p>0E</text:p>
          </table:table-cell>
          <table:table-cell table:formula="of:=DEC2HEX(ROUND([.AC12]/2;0);2)" office:value-type="string" office:string-value="07" calcext:value-type="string">
            <text:p>07</text:p>
          </table:table-cell>
          <table:table-cell table:formula="of:=DEC2HEX(ROUND([.AC12]/4;0);1)" office:value-type="string" office:string-value="4" calcext:value-type="string">
            <text:p>4</text:p>
          </table:table-cell>
          <table:table-cell table:formula="of:=DEC2BIN([.AC12];6)" office:value-type="string" office:string-value="001110" calcext:value-type="string">
            <text:p>00111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 = Y + 2.032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BIN2DEC(MID([.L13];29;6)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MID([.$L13];9;2)" office:value-type="string" office:string-value="D1" calcext:value-type="string">
            <text:p>D1</text:p>
          </table:table-cell>
          <table:table-cell table:formula="of:=MID([.$L13];16;2)" office:value-type="string" office:string-value="67" calcext:value-type="string">
            <text:p>67</text:p>
          </table:table-cell>
          <table:table-cell table:formula="of:=MID([.$L13];23;2)" office:value-type="string" office:string-value="6D" calcext:value-type="string">
            <text:p>6D</text:p>
          </table:table-cell>
          <table:table-cell table:style-name="ce8" office:value-type="string" calcext:value-type="string">
            <text:p><text:span text:style-name="T7">    ( X</text:span><text:span text:style-name="T8">"D1"</text:span><text:span text:style-name="T9">, X</text:span><text:span text:style-name="T8">"67"</text:span><text:span text:style-name="T9">, X</text:span><text:span text:style-name="T8">"6D"</text:span><text:span text:style-name="T9">, </text:span><text:span text:style-name="T8">"010010"</text:span><text:span text:style-name="T9">, X</text:span><text:span text:style-name="T8">"8"</text:span><text:span text:style-name="T9">, </text:span><text:span text:style-name="T8">"110"</text:span><text:span text:style-name="T9"> ),  </text:span><text:span text:style-name="T10">-- A pink                      # Colodore #D1676D</text:span></text:p>
          </table:table-cell>
          <table:table-cell table:formula="of:=HEX2DEC([.I13])/255" office:value-type="float" office:value="0.819607843137255" calcext:value-type="float">
            <text:p>0.819607843137255</text:p>
          </table:table-cell>
          <table:table-cell table:formula="of:=HEX2DEC([.J13])/255" office:value-type="float" office:value="0.403921568627451" calcext:value-type="float">
            <text:p>0.403921568627451</text:p>
          </table:table-cell>
          <table:table-cell table:formula="of:=HEX2DEC([.K13])/255" office:value-type="float" office:value="0.427450980392157" calcext:value-type="float">
            <text:p>0.427450980392157</text:p>
          </table:table-cell>
          <table:table-cell table:formula="of:=0.299*[.M13]+0.587*[.N13]+0.114*[.O13]" office:value-type="float" office:value="0.530894117647059" calcext:value-type="float">
            <text:p>0.530894117647059</text:p>
          </table:table-cell>
          <table:table-cell table:formula="of:=0.492*([.O13]-[.P13])" office:value-type="float" office:value="-0.0508940235294118" calcext:value-type="float">
            <text:p>-0.050894023529412</text:p>
          </table:table-cell>
          <table:table-cell table:formula="of:=0.877*([.M13]-[.P13])" office:value-type="float" office:value="0.253201937254902" calcext:value-type="float">
            <text:p>0.253201937254902</text:p>
          </table:table-cell>
          <table:table-cell table:formula="of:=SQRT([.Q13]*[.Q13]+[.R13]*[.R13])" office:value-type="float" office:value="0.258266185670226" calcext:value-type="float">
            <text:p>0.258266185670226</text:p>
          </table:table-cell>
          <table:table-cell table:formula="of:=IF([.S13]=0;0;ATAN([.R13]/[.Q13]))" office:value-type="float" office:value="-1.37243776563316" calcext:value-type="float">
            <text:p>-1.37243776563316</text:p>
          </table:table-cell>
          <table:table-cell table:formula="of:=MOD(ROUND(64*[.T13]/(2*PI());0);32)+IF([.R13]&lt;0;32;0)" office:value-type="float" office:value="18" calcext:value-type="float">
            <text:p>18</text:p>
          </table:table-cell>
          <table:table-cell table:formula="of:=[.P13]/[.X13]" office:value-type="float" office:value="0.382940019286403" calcext:value-type="float">
            <text:p>0.382940019286403</text:p>
          </table:table-cell>
          <table:table-cell office:value-type="float" office:value="1.36" calcext:value-type="float">
            <text:p>1.36</text:p>
          </table:table-cell>
          <table:table-cell table:style-name="ce11" table:formula="of:=[.Z13]/0.44" office:value-type="float" office:value="1.38636363636364" calcext:value-type="float">
            <text:p>1.39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table:formula="of:=([.Y13]-540)/1000" office:value-type="float" office:value="0.61" calcext:value-type="float">
            <text:p>0.61</text:p>
          </table:table-cell>
          <table:table-cell office:value-type="float" office:value="2.16" calcext:value-type="float">
            <text:p>2.16</text:p>
          </table:table-cell>
          <table:table-cell/>
          <table:table-cell table:formula="of:=ROUND([.W13]*[.AC$1];0)" office:value-type="float" office:value="31" calcext:value-type="float">
            <text:p>31</text:p>
          </table:table-cell>
          <table:table-cell table:formula="of:=([.AC13]/[.AC$1])" office:value-type="float" office:value="1.36563876651982" calcext:value-type="float">
            <text:p>1.36563876651982</text:p>
          </table:table-cell>
          <table:table-cell table:formula="of:=[.AD13]-[.W13]" office:value-type="float" office:value="0.00563876651982387" calcext:value-type="float">
            <text:p>0.005638766519824</text:p>
          </table:table-cell>
          <table:table-cell table:style-name="ce14" table:formula="of:=[.AE13]/[.W13]" office:value-type="percentage" office:value="0.00414615185281167" calcext:value-type="percentage">
            <text:p>0.41%</text:p>
          </table:table-cell>
          <table:table-cell table:formula="of:=DEC2HEX([.AC13];2)" office:value-type="string" office:string-value="1F" calcext:value-type="string">
            <text:p>1F</text:p>
          </table:table-cell>
          <table:table-cell table:formula="of:=DEC2HEX(ROUND([.AC13]/2;0);2)" office:value-type="string" office:string-value="10" calcext:value-type="string">
            <text:p>10</text:p>
          </table:table-cell>
          <table:table-cell table:formula="of:=DEC2HEX(ROUND([.AC13]/4;0);1)" office:value-type="string" office:string-value="8" calcext:value-type="string">
            <text:p>8</text:p>
          </table:table-cell>
          <table:table-cell table:formula="of:=DEC2BIN([.AC13];6)" office:value-type="string" office:string-value="011111" calcext:value-type="string">
            <text:p>011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BIN2DEC(MID([.L14];29;6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ID([.$L14];9;2)" office:value-type="string" office:string-value="4A" calcext:value-type="string">
            <text:p>4A</text:p>
          </table:table-cell>
          <table:table-cell table:formula="of:=MID([.$L14];16;2)" office:value-type="string" office:string-value="4A" calcext:value-type="string">
            <text:p>4A</text:p>
          </table:table-cell>
          <table:table-cell table:formula="of:=MID([.$L14];23;2)" office:value-type="string" office:string-value="4A" calcext:value-type="string">
            <text:p>4A</text:p>
          </table:table-cell>
          <table:table-cell table:style-name="ce8" office:value-type="string" calcext:value-type="string">
            <text:p><text:span text:style-name="T7">    ( X</text:span><text:span text:style-name="T8">"4A"</text:span><text:span text:style-name="T9">, X</text:span><text:span text:style-name="T8">"4A"</text:span><text:span text:style-name="T9">, X</text:span><text:span text:style-name="T8">"4A"</text:span><text:span text:style-name="T9">, </text:span><text:span text:style-name="T8">"000000"</text:span><text:span text:style-name="T9">, X</text:span><text:span text:style-name="T8">"5"</text:span><text:span text:style-name="T9">, </text:span><text:span text:style-name="T8">"000"</text:span><text:span text:style-name="T9"> ),  </text:span><text:span text:style-name="T10">-- B dark grey                 # Colodore #4A4A4A</text:span></text:p>
          </table:table-cell>
          <table:table-cell table:formula="of:=HEX2DEC([.I14])/255" office:value-type="float" office:value="0.290196078431373" calcext:value-type="float">
            <text:p>0.290196078431373</text:p>
          </table:table-cell>
          <table:table-cell table:formula="of:=HEX2DEC([.J14])/255" office:value-type="float" office:value="0.290196078431373" calcext:value-type="float">
            <text:p>0.290196078431373</text:p>
          </table:table-cell>
          <table:table-cell table:formula="of:=HEX2DEC([.K14])/255" office:value-type="float" office:value="0.290196078431373" calcext:value-type="float">
            <text:p>0.290196078431373</text:p>
          </table:table-cell>
          <table:table-cell table:formula="of:=0.299*[.M14]+0.587*[.N14]+0.114*[.O14]" office:value-type="float" office:value="0.290196078431372" calcext:value-type="float">
            <text:p>0.290196078431372</text:p>
          </table:table-cell>
          <table:table-cell table:formula="of:=0.492*([.O14]-[.P14])" office:value-type="float" office:value="0" calcext:value-type="float">
            <text:p>0</text:p>
          </table:table-cell>
          <table:table-cell table:formula="of:=0.877*([.M14]-[.P14])" office:value-type="float" office:value="0" calcext:value-type="float">
            <text:p>0</text:p>
          </table:table-cell>
          <table:table-cell table:formula="of:=SQRT([.Q14]*[.Q14]+[.R14]*[.R14])" office:value-type="float" office:value="0" calcext:value-type="float">
            <text:p>0</text:p>
          </table:table-cell>
          <table:table-cell table:formula="of:=IF([.S14]=0;0;ATAN([.R14]/[.Q14]))" office:value-type="float" office:value="0" calcext:value-type="float">
            <text:p>0</text:p>
          </table:table-cell>
          <table:table-cell table:formula="of:=MOD(ROUND(64*[.T14]/(2*PI());0);32)+IF([.R14]&lt;0;32;0)" office:value-type="float" office:value="0" calcext:value-type="float">
            <text:p>0</text:p>
          </table:table-cell>
          <table:table-cell table:formula="of:=[.P14]/[.X14]" office:value-type="float" office:value="0.354684095860566" calcext:value-type="float">
            <text:p>0.354684095860566</text:p>
          </table:table-cell>
          <table:table-cell office:value-type="float" office:value="0.82" calcext:value-type="float">
            <text:p>0.82</text:p>
          </table:table-cell>
          <table:table-cell table:style-name="ce11" table:formula="of:=[.Z14]/0.44" office:value-type="float" office:value="0.818181818181818" calcext:value-type="float">
            <text:p>0.82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table:formula="of:=([.Y14]-540)/1000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W14]*[.AC$1];0)" office:value-type="float" office:value="19" calcext:value-type="float">
            <text:p>19</text:p>
          </table:table-cell>
          <table:table-cell table:formula="of:=([.AC14]/[.AC$1])" office:value-type="float" office:value="0.837004405286344" calcext:value-type="float">
            <text:p>0.837004405286344</text:p>
          </table:table-cell>
          <table:table-cell table:formula="of:=[.AD14]-[.W14]" office:value-type="float" office:value="0.0170044052863436" calcext:value-type="float">
            <text:p>0.017004405286344</text:p>
          </table:table-cell>
          <table:table-cell table:style-name="ce14" table:formula="of:=[.AE14]/[.W14]" office:value-type="percentage" office:value="0.0207370796174922" calcext:value-type="percentage">
            <text:p>2.07%</text:p>
          </table:table-cell>
          <table:table-cell table:formula="of:=DEC2HEX([.AC14];2)" office:value-type="string" office:string-value="13" calcext:value-type="string">
            <text:p>13</text:p>
          </table:table-cell>
          <table:table-cell table:formula="of:=DEC2HEX(ROUND([.AC14]/2;0);2)" office:value-type="string" office:string-value="0A" calcext:value-type="string">
            <text:p>0A</text:p>
          </table:table-cell>
          <table:table-cell table:formula="of:=DEC2HEX(ROUND([.AC14]/4;0);1)" office:value-type="string" office:string-value="5" calcext:value-type="string">
            <text:p>5</text:p>
          </table:table-cell>
          <table:table-cell table:formula="of:=DEC2BIN([.AC14];6)" office:value-type="string" office:string-value="010011" calcext:value-type="string">
            <text:p>01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table:formula="of:=[.B6]+1.14*[.B8]" office:value-type="float" office:value="0.23841252584424" calcext:value-type="float">
            <text:p>0.238412525844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BIN2DEC(MID([.L15];29;6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ID([.$L15];9;2)" office:value-type="string" office:string-value="7B" calcext:value-type="string">
            <text:p>7B</text:p>
          </table:table-cell>
          <table:table-cell table:formula="of:=MID([.$L15];16;2)" office:value-type="string" office:string-value="7B" calcext:value-type="string">
            <text:p>7B</text:p>
          </table:table-cell>
          <table:table-cell table:formula="of:=MID([.$L15];23;2)" office:value-type="string" office:string-value="7B" calcext:value-type="string">
            <text:p>7B</text:p>
          </table:table-cell>
          <table:table-cell table:style-name="ce8" office:value-type="string" calcext:value-type="string">
            <text:p><text:span text:style-name="T7">    ( X</text:span><text:span text:style-name="T8">"7B"</text:span><text:span text:style-name="T9">, X</text:span><text:span text:style-name="T8">"7B"</text:span><text:span text:style-name="T9">, X</text:span><text:span text:style-name="T8">"7B"</text:span><text:span text:style-name="T9">, </text:span><text:span text:style-name="T8">"000000"</text:span><text:span text:style-name="T9">, X</text:span><text:span text:style-name="T8">"7"</text:span><text:span text:style-name="T9">, </text:span><text:span text:style-name="T8">"000"</text:span><text:span text:style-name="T9"> ),  </text:span><text:span text:style-name="T10">-- C medium grey               # Colodore #7B7B7B</text:span></text:p>
          </table:table-cell>
          <table:table-cell table:formula="of:=HEX2DEC([.I15])/255" office:value-type="float" office:value="0.482352941176471" calcext:value-type="float">
            <text:p>0.482352941176471</text:p>
          </table:table-cell>
          <table:table-cell table:formula="of:=HEX2DEC([.J15])/255" office:value-type="float" office:value="0.482352941176471" calcext:value-type="float">
            <text:p>0.482352941176471</text:p>
          </table:table-cell>
          <table:table-cell table:formula="of:=HEX2DEC([.K15])/255" office:value-type="float" office:value="0.482352941176471" calcext:value-type="float">
            <text:p>0.482352941176471</text:p>
          </table:table-cell>
          <table:table-cell table:formula="of:=0.299*[.M15]+0.587*[.N15]+0.114*[.O15]" office:value-type="float" office:value="0.482352941176471" calcext:value-type="float">
            <text:p>0.482352941176471</text:p>
          </table:table-cell>
          <table:table-cell table:formula="of:=0.492*([.O15]-[.P15])" office:value-type="float" office:value="0" calcext:value-type="float">
            <text:p>0</text:p>
          </table:table-cell>
          <table:table-cell table:formula="of:=0.877*([.M15]-[.P15])" office:value-type="float" office:value="0" calcext:value-type="float">
            <text:p>0</text:p>
          </table:table-cell>
          <table:table-cell table:formula="of:=SQRT([.Q15]*[.Q15]+[.R15]*[.R15])" office:value-type="float" office:value="0" calcext:value-type="float">
            <text:p>0</text:p>
          </table:table-cell>
          <table:table-cell table:formula="of:=IF([.S15]=0;0;ATAN([.R15]/[.Q15]))" office:value-type="float" office:value="0" calcext:value-type="float">
            <text:p>0</text:p>
          </table:table-cell>
          <table:table-cell table:formula="of:=MOD(ROUND(64*[.T15]/(2*PI());0);32)+IF([.R15]&lt;0;32;0)" office:value-type="float" office:value="0" calcext:value-type="float">
            <text:p>0</text:p>
          </table:table-cell>
          <table:table-cell table:formula="of:=[.P15]/[.X15]" office:value-type="float" office:value="0.37234262125903" calcext:value-type="float">
            <text:p>0.37234262125903</text:p>
          </table:table-cell>
          <table:table-cell table:style-name="ce2" office:value-type="float" office:value="1.28" calcext:value-type="float">
            <text:p>1.28</text:p>
          </table:table-cell>
          <table:table-cell table:style-name="ce11" table:formula="of:=[.Z15]/0.44" office:value-type="float" office:value="1.29545454545455" calcext:value-type="float">
            <text:p>1.30</text:p>
          </table:table-cell>
          <table:table-cell table:style-name="Default" office:value-type="float" office:value="1110" calcext:value-type="float">
            <text:p>1110</text:p>
          </table:table-cell>
          <table:table-cell table:style-name="Default" table:formula="of:=([.Y15]-540)/1000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W15]*[.AC$1];0)" office:value-type="float" office:value="29" calcext:value-type="float">
            <text:p>29</text:p>
          </table:table-cell>
          <table:table-cell table:formula="of:=([.AC15]/[.AC$1])" office:value-type="float" office:value="1.27753303964758" calcext:value-type="float">
            <text:p>1.27753303964758</text:p>
          </table:table-cell>
          <table:table-cell table:formula="of:=[.AD15]-[.W15]" office:value-type="float" office:value="-0.002466960352423" calcext:value-type="float">
            <text:p>-0.002466960352423</text:p>
          </table:table-cell>
          <table:table-cell table:style-name="ce14" table:formula="of:=[.AE15]/[.W15]" office:value-type="percentage" office:value="-0.00192731277533047" calcext:value-type="percentage">
            <text:p>-0.19%</text:p>
          </table:table-cell>
          <table:table-cell table:formula="of:=DEC2HEX([.AC15];2)" office:value-type="string" office:string-value="1D" calcext:value-type="string">
            <text:p>1D</text:p>
          </table:table-cell>
          <table:table-cell table:formula="of:=DEC2HEX(ROUND([.AC15]/2;0);2)" office:value-type="string" office:string-value="0F" calcext:value-type="string">
            <text:p>0F</text:p>
          </table:table-cell>
          <table:table-cell table:formula="of:=DEC2HEX(ROUND([.AC15]/4;0);1)" office:value-type="string" office:string-value="7" calcext:value-type="string">
            <text:p>7</text:p>
          </table:table-cell>
          <table:table-cell table:formula="of:=DEC2BIN([.AC15];6)" office:value-type="string" office:string-value="011101" calcext:value-type="string">
            <text:p>011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formula="of:=[.B6]-0.395*[.B7]-0.581*[.B8]" office:value-type="float" office:value="0.18166873594493" calcext:value-type="float">
            <text:p>0.1816687359449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BIN2DEC(MID([.L16];29;6)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MID([.$L16];9;2)" office:value-type="string" office:string-value="9F" calcext:value-type="string">
            <text:p>9F</text:p>
          </table:table-cell>
          <table:table-cell table:formula="of:=MID([.$L16];16;2)" office:value-type="string" office:string-value="EF" calcext:value-type="string">
            <text:p>EF</text:p>
          </table:table-cell>
          <table:table-cell table:formula="of:=MID([.$L16];23;2)" office:value-type="string" office:string-value="93" calcext:value-type="string">
            <text:p>93</text:p>
          </table:table-cell>
          <table:table-cell table:style-name="ce8" office:value-type="string" calcext:value-type="string">
            <text:p><text:span text:style-name="T7">    ( X</text:span><text:span text:style-name="T8">"9F"</text:span><text:span text:style-name="T9">, X</text:span><text:span text:style-name="T8">"EF"</text:span><text:span text:style-name="T9">, X</text:span><text:span text:style-name="T8">"93"</text:span><text:span text:style-name="T9">, </text:span><text:span text:style-name="T8">"101000"</text:span><text:span text:style-name="T9">, X</text:span><text:span text:style-name="T8">"C"</text:span><text:span text:style-name="T9">, </text:span><text:span text:style-name="T8">"110"</text:span><text:span text:style-name="T9"> ),  </text:span><text:span text:style-name="T10">-- D light green               # Colodore #9FFF93</text:span></text:p>
          </table:table-cell>
          <table:table-cell table:formula="of:=HEX2DEC([.I16])/255" office:value-type="float" office:value="0.623529411764706" calcext:value-type="float">
            <text:p>0.623529411764706</text:p>
          </table:table-cell>
          <table:table-cell table:formula="of:=HEX2DEC([.J16])/255" office:value-type="float" office:value="0.937254901960784" calcext:value-type="float">
            <text:p>0.937254901960784</text:p>
          </table:table-cell>
          <table:table-cell table:formula="of:=HEX2DEC([.K16])/255" office:value-type="float" office:value="0.576470588235294" calcext:value-type="float">
            <text:p>0.576470588235294</text:p>
          </table:table-cell>
          <table:table-cell table:formula="of:=0.299*[.M16]+0.587*[.N16]+0.114*[.O16]" office:value-type="float" office:value="0.802321568627451" calcext:value-type="float">
            <text:p>0.802321568627451</text:p>
          </table:table-cell>
          <table:table-cell table:formula="of:=0.492*([.O16]-[.P16])" office:value-type="float" office:value="-0.111118682352941" calcext:value-type="float">
            <text:p>-0.111118682352941</text:p>
          </table:table-cell>
          <table:table-cell table:formula="of:=0.877*([.M16]-[.P16])" office:value-type="float" office:value="-0.156800721568627" calcext:value-type="float">
            <text:p>-0.156800721568627</text:p>
          </table:table-cell>
          <table:table-cell table:style-name="ce4" table:formula="of:=SQRT([.Q16]*[.Q16]+[.R16]*[.R16])" office:value-type="float" office:value="0.192181757334811" calcext:value-type="float">
            <text:p>0.192181757334811</text:p>
          </table:table-cell>
          <table:table-cell table:formula="of:=IF([.S16]=0;0;ATAN([.R16]/[.Q16]))" office:value-type="float" office:value="0.954280695412778" calcext:value-type="float">
            <text:p>0.954280695412778</text:p>
          </table:table-cell>
          <table:table-cell table:formula="of:=MOD(ROUND(64*[.T16]/(2*PI());0);32)+IF([.R16]&lt;0;32;0)" office:value-type="float" office:value="42" calcext:value-type="float">
            <text:p>42</text:p>
          </table:table-cell>
          <table:table-cell table:formula="of:=[.P16]/[.X16]" office:value-type="float" office:value="0.360226010404162" calcext:value-type="float">
            <text:p>0.360226010404162</text:p>
          </table:table-cell>
          <table:table-cell table:style-name="ce2" office:value-type="float" office:value="2.18" calcext:value-type="float">
            <text:p>2.18</text:p>
          </table:table-cell>
          <table:table-cell table:style-name="ce11" table:formula="of:=[.Z16]/0.44" office:value-type="float" office:value="2.22727272727273" calcext:value-type="float">
            <text:p>2.23</text:p>
          </table:table-cell>
          <table:table-cell table:style-name="Default" office:value-type="float" office:value="1520" calcext:value-type="float">
            <text:p>1520</text:p>
          </table:table-cell>
          <table:table-cell table:style-name="Default" table:formula="of:=([.Y16]-540)/1000"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W16]*[.AC$1];0)" office:value-type="float" office:value="49" calcext:value-type="float">
            <text:p>49</text:p>
          </table:table-cell>
          <table:table-cell table:formula="of:=([.AC16]/[.AC$1])" office:value-type="float" office:value="2.15859030837004" calcext:value-type="float">
            <text:p>2.15859030837004</text:p>
          </table:table-cell>
          <table:table-cell table:formula="of:=[.AD16]-[.W16]" office:value-type="float" office:value="-0.0214096916299562" calcext:value-type="float">
            <text:p>-0.021409691629956</text:p>
          </table:table-cell>
          <table:table-cell table:style-name="ce14" table:formula="of:=[.AE16]/[.W16]" office:value-type="percentage" office:value="-0.00982095946328266" calcext:value-type="percentage">
            <text:p>-0.98%</text:p>
          </table:table-cell>
          <table:table-cell table:formula="of:=DEC2HEX([.AC16];2)" office:value-type="string" office:string-value="31" calcext:value-type="string">
            <text:p>31</text:p>
          </table:table-cell>
          <table:table-cell table:formula="of:=DEC2HEX(ROUND([.AC16]/2;0);2)" office:value-type="string" office:string-value="19" calcext:value-type="string">
            <text:p>19</text:p>
          </table:table-cell>
          <table:table-cell table:formula="of:=DEC2HEX(ROUND([.AC16]/4;0);1)" office:value-type="string" office:string-value="C" calcext:value-type="string">
            <text:p>C</text:p>
          </table:table-cell>
          <table:table-cell table:formula="of:=DEC2BIN([.AC16];6)" office:value-type="string" office:string-value="110001" calcext:value-type="string">
            <text:p>11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formula="of:=[.B6]+2.032*[.B7]" office:value-type="float" office:value="0.777998266000708" calcext:value-type="float">
            <text:p>0.77799826600070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BIN2DEC(MID([.L17];29;6)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MID([.$L17];9;2)" office:value-type="string" office:string-value="6D" calcext:value-type="string">
            <text:p>6D</text:p>
          </table:table-cell>
          <table:table-cell table:formula="of:=MID([.$L17];16;2)" office:value-type="string" office:string-value="6A" calcext:value-type="string">
            <text:p>6A</text:p>
          </table:table-cell>
          <table:table-cell table:formula="of:=MID([.$L17];23;2)" office:value-type="string" office:string-value="EF" calcext:value-type="string">
            <text:p>EF</text:p>
          </table:table-cell>
          <table:table-cell table:style-name="ce8" office:value-type="string" calcext:value-type="string">
            <text:p><text:span text:style-name="T7">    ( X</text:span><text:span text:style-name="T8">"6D"</text:span><text:span text:style-name="T9">, X</text:span><text:span text:style-name="T8">"6A"</text:span><text:span text:style-name="T9">, X</text:span><text:span text:style-name="T8">"EF"</text:span><text:span text:style-name="T9">, </text:span><text:span text:style-name="T8">"111111"</text:span><text:span text:style-name="T9">, X</text:span><text:span text:style-name="T8">"7"</text:span><text:span text:style-name="T9">, </text:span><text:span text:style-name="T8">"110"</text:span><text:span text:style-name="T9"> ),  </text:span><text:span text:style-name="T10">-- E light blue                # Colodore #6D6AFF</text:span></text:p>
          </table:table-cell>
          <table:table-cell table:formula="of:=HEX2DEC([.I17])/255" office:value-type="float" office:value="0.427450980392157" calcext:value-type="float">
            <text:p>0.427450980392157</text:p>
          </table:table-cell>
          <table:table-cell table:formula="of:=HEX2DEC([.J17])/255" office:value-type="float" office:value="0.415686274509804" calcext:value-type="float">
            <text:p>0.415686274509804</text:p>
          </table:table-cell>
          <table:table-cell table:formula="of:=HEX2DEC([.K17])/255" office:value-type="float" office:value="0.937254901960784" calcext:value-type="float">
            <text:p>0.937254901960784</text:p>
          </table:table-cell>
          <table:table-cell table:formula="of:=0.299*[.M17]+0.587*[.N17]+0.114*[.O17]" office:value-type="float" office:value="0.478662745098039" calcext:value-type="float">
            <text:p>0.478662745098039</text:p>
          </table:table-cell>
          <table:table-cell table:formula="of:=0.492*([.O17]-[.P17])" office:value-type="float" office:value="0.225627341176471" calcext:value-type="float">
            <text:p>0.225627341176471</text:p>
          </table:table-cell>
          <table:table-cell table:formula="of:=0.877*([.M17]-[.P17])" office:value-type="float" office:value="-0.0449127176470588" calcext:value-type="float">
            <text:p>-0.044912717647059</text:p>
          </table:table-cell>
          <table:table-cell table:formula="of:=SQRT([.Q17]*[.Q17]+[.R17]*[.R17])" office:value-type="float" office:value="0.230054013859371" calcext:value-type="float">
            <text:p>0.230054013859371</text:p>
          </table:table-cell>
          <table:table-cell table:formula="of:=IF([.S17]=0;0;ATAN([.R17]/[.Q17]))" office:value-type="float" office:value="-0.196488733054477" calcext:value-type="float">
            <text:p>-0.196488733054477</text:p>
          </table:table-cell>
          <table:table-cell table:formula="of:=MOD(ROUND(64*[.T17]/(2*PI());0);32)+IF([.R17]&lt;0;32;0)" office:value-type="float" office:value="62" calcext:value-type="float">
            <text:p>62</text:p>
          </table:table-cell>
          <table:table-cell table:formula="of:=[.P17]/[.X17]" office:value-type="float" office:value="0.369494048847609" calcext:value-type="float">
            <text:p>0.369494048847609</text:p>
          </table:table-cell>
          <table:table-cell office:value-type="float" office:value="1.28" calcext:value-type="float">
            <text:p>1.28</text:p>
          </table:table-cell>
          <table:table-cell table:style-name="ce11" table:formula="of:=[.Z17]/0.44" office:value-type="float" office:value="1.29545454545455" calcext:value-type="float">
            <text:p>1.30</text:p>
          </table:table-cell>
          <table:table-cell table:style-name="Default" office:value-type="float" office:value="1110" calcext:value-type="float">
            <text:p>1110</text:p>
          </table:table-cell>
          <table:table-cell table:style-name="Default" table:formula="of:=([.Y17]-540)/1000" office:value-type="float" office:value="0.57" calcext:value-type="float">
            <text:p>0.57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ROUND([.W17]*[.AC$1];0)" office:value-type="float" office:value="29" calcext:value-type="float">
            <text:p>29</text:p>
          </table:table-cell>
          <table:table-cell table:formula="of:=([.AC17]/[.AC$1])" office:value-type="float" office:value="1.27753303964758" calcext:value-type="float">
            <text:p>1.27753303964758</text:p>
          </table:table-cell>
          <table:table-cell table:formula="of:=[.AD17]-[.W17]" office:value-type="float" office:value="-0.002466960352423" calcext:value-type="float">
            <text:p>-0.002466960352423</text:p>
          </table:table-cell>
          <table:table-cell table:style-name="ce14" table:formula="of:=[.AE17]/[.W17]" office:value-type="percentage" office:value="-0.00192731277533047" calcext:value-type="percentage">
            <text:p>-0.19%</text:p>
          </table:table-cell>
          <table:table-cell table:formula="of:=DEC2HEX([.AC17];2)" office:value-type="string" office:string-value="1D" calcext:value-type="string">
            <text:p>1D</text:p>
          </table:table-cell>
          <table:table-cell table:formula="of:=DEC2HEX(ROUND([.AC17]/2;0);2)" office:value-type="string" office:string-value="0F" calcext:value-type="string">
            <text:p>0F</text:p>
          </table:table-cell>
          <table:table-cell table:formula="of:=DEC2HEX(ROUND([.AC17]/4;0);1)" office:value-type="string" office:string-value="7" calcext:value-type="string">
            <text:p>7</text:p>
          </table:table-cell>
          <table:table-cell table:formula="of:=DEC2BIN([.AC17];6)" office:value-type="string" office:string-value="011101" calcext:value-type="string">
            <text:p>0111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BIN2DEC(MID([.L18];29;6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ID([.$L18];9;2)" office:value-type="string" office:string-value="B2" calcext:value-type="string">
            <text:p>B2</text:p>
          </table:table-cell>
          <table:table-cell table:formula="of:=MID([.$L18];16;2)" office:value-type="string" office:string-value="B2" calcext:value-type="string">
            <text:p>B2</text:p>
          </table:table-cell>
          <table:table-cell table:formula="of:=MID([.$L18];23;2)" office:value-type="string" office:string-value="B2" calcext:value-type="string">
            <text:p>B2</text:p>
          </table:table-cell>
          <table:table-cell table:style-name="ce8" office:value-type="string" calcext:value-type="string">
            <text:p><text:span text:style-name="T7">    ( X</text:span><text:span text:style-name="T8">"B2"</text:span><text:span text:style-name="T9">, X</text:span><text:span text:style-name="T8">"B2"</text:span><text:span text:style-name="T9">, X</text:span><text:span text:style-name="T8">"B2"</text:span><text:span text:style-name="T9">, </text:span><text:span text:style-name="T8">"000000"</text:span><text:span text:style-name="T9">, X</text:span><text:span text:style-name="T8">"A"</text:span><text:span text:style-name="T9">, </text:span><text:span text:style-name="T8">"000"</text:span><text:span text:style-name="T9"> ) );</text:span><text:span text:style-name="T10">-- F light grey                # Colodore #B2B2B2</text:span></text:p>
          </table:table-cell>
          <table:table-cell table:formula="of:=HEX2DEC([.I18])/255" office:value-type="float" office:value="0.698039215686274" calcext:value-type="float">
            <text:p>0.698039215686274</text:p>
          </table:table-cell>
          <table:table-cell table:formula="of:=HEX2DEC([.J18])/255" office:value-type="float" office:value="0.698039215686274" calcext:value-type="float">
            <text:p>0.698039215686274</text:p>
          </table:table-cell>
          <table:table-cell table:formula="of:=HEX2DEC([.K18])/255" office:value-type="float" office:value="0.698039215686274" calcext:value-type="float">
            <text:p>0.698039215686274</text:p>
          </table:table-cell>
          <table:table-cell table:formula="of:=0.299*[.M18]+0.587*[.N18]+0.114*[.O18]" office:value-type="float" office:value="0.698039215686274" calcext:value-type="float">
            <text:p>0.698039215686274</text:p>
          </table:table-cell>
          <table:table-cell table:formula="of:=0.492*([.O18]-[.P18])" office:value-type="float" office:value="0" calcext:value-type="float">
            <text:p>0</text:p>
          </table:table-cell>
          <table:table-cell table:formula="of:=0.877*([.M18]-[.P18])" office:value-type="float" office:value="0" calcext:value-type="float">
            <text:p>0</text:p>
          </table:table-cell>
          <table:table-cell table:formula="of:=SQRT([.Q18]*[.Q18]+[.R18]*[.R18])" office:value-type="float" office:value="0" calcext:value-type="float">
            <text:p>0</text:p>
          </table:table-cell>
          <table:table-cell table:formula="of:=IF([.S18]=0;0;ATAN([.R18]/[.Q18]))" office:value-type="float" office:value="0" calcext:value-type="float">
            <text:p>0</text:p>
          </table:table-cell>
          <table:table-cell table:formula="of:=MOD(ROUND(64*[.T18]/(2*PI());0);32)+IF([.R18]&lt;0;32;0)" office:value-type="float" office:value="0" calcext:value-type="float">
            <text:p>0</text:p>
          </table:table-cell>
          <table:table-cell table:formula="of:=[.P18]/[.X18]" office:value-type="float" office:value="0.383921568627451" calcext:value-type="float">
            <text:p>0.383921568627451</text:p>
          </table:table-cell>
          <table:table-cell office:value-type="float" office:value="1.78" calcext:value-type="float">
            <text:p>1.78</text:p>
          </table:table-cell>
          <table:table-cell table:style-name="ce11" table:formula="of:=[.Z18]/0.44" office:value-type="float" office:value="1.81818181818182" calcext:value-type="float">
            <text:p>1.82</text:p>
          </table:table-cell>
          <table:table-cell table:style-name="Default" office:value-type="float" office:value="1340" calcext:value-type="float">
            <text:p>1340</text:p>
          </table:table-cell>
          <table:table-cell table:style-name="Default" table:formula="of:=([.Y18]-540)/100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W18]*[.AC$1];0)" office:value-type="float" office:value="40" calcext:value-type="float">
            <text:p>40</text:p>
          </table:table-cell>
          <table:table-cell table:formula="of:=([.AC18]/[.AC$1])" office:value-type="float" office:value="1.76211453744493" calcext:value-type="float">
            <text:p>1.76211453744493</text:p>
          </table:table-cell>
          <table:table-cell table:formula="of:=[.AD18]-[.W18]" office:value-type="float" office:value="-0.017885462555066" calcext:value-type="float">
            <text:p>-0.017885462555066</text:p>
          </table:table-cell>
          <table:table-cell table:style-name="ce14" table:formula="of:=[.AE18]/[.W18]" office:value-type="percentage" office:value="-0.0100480126713854" calcext:value-type="percentage">
            <text:p>-1.00%</text:p>
          </table:table-cell>
          <table:table-cell table:formula="of:=DEC2HEX([.AC18];2)" office:value-type="string" office:string-value="28" calcext:value-type="string">
            <text:p>28</text:p>
          </table:table-cell>
          <table:table-cell table:formula="of:=DEC2HEX(ROUND([.AC18]/2;0);2)" office:value-type="string" office:string-value="14" calcext:value-type="string">
            <text:p>14</text:p>
          </table:table-cell>
          <table:table-cell table:formula="of:=DEC2HEX(ROUND([.AC18]/4;0);1)" office:value-type="string" office:string-value="A" calcext:value-type="string">
            <text:p>A</text:p>
          </table:table-cell>
          <table:table-cell table:formula="of:=DEC2BIN([.AC18];6)" office:value-type="string" office:string-value="101000" calcext:value-type="string">
            <text:p>101000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R</text:p>
          </table:table-cell>
          <table:table-cell table:formula="of:=MIN(1;MAX(0;[.B15]))" office:value-type="float" office:value="0.23841252584424" calcext:value-type="float">
            <text:p>0.23841252584424</text:p>
          </table:table-cell>
          <table:table-cell table:number-columns-repeated="23"/>
          <table:table-cell table:style-name="Default"/>
          <table:table-cell table:number-columns-repeated="5"/>
          <table:table-cell table:style-name="ce14" table:formula="of:=AVERAGE([.AF3:.AF18])" office:value-type="percentage" office:value="0.00216283176679239" calcext:value-type="percentage">
            <text:p>0.22%</text:p>
          </table:table-cell>
          <table:table-cell table:number-columns-repeated="4"/>
          <table:table-cell table:style-name="ce1" office:value-type="string" calcext:value-type="string">
            <text:p>R = Y + 1.14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MIN(1;MAX(0;[.B16]))" office:value-type="float" office:value="0.18166873594493" calcext:value-type="float">
            <text:p>0.18166873594493</text:p>
          </table:table-cell>
          <table:table-cell table:number-columns-repeated="23"/>
          <table:table-cell table:style-name="Default"/>
          <table:table-cell table:number-columns-repeated="3"/>
          <table:table-cell office:value-type="string" calcext:value-type="string">
            <text:p>Step = </text:p>
          </table:table-cell>
          <table:table-cell table:formula="of:=1/[.AC1]" office:value-type="float" office:value="0.0440528634361234" calcext:value-type="float">
            <text:p>0.044052863436123</text:p>
          </table:table-cell>
          <table:table-cell table:number-columns-repeated="5"/>
          <table:table-cell table:style-name="ce1" office:value-type="string" calcext:value-type="string">
            <text:p>G = Y - 0.395U - 0.581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formula="of:=MIN(1;MAX(0;[.B17]))" office:value-type="float" office:value="0.777998266000708" calcext:value-type="float">
            <text:p>0.777998266000708</text:p>
          </table:table-cell>
          <table:table-cell table:number-columns-repeated="23"/>
          <table:table-cell table:style-name="Default"/>
          <table:table-cell table:number-columns-repeated="10"/>
          <table:table-cell table:style-name="ce1" office:value-type="string" calcext:value-type="string">
            <text:p>B = Y + 2.032U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V</text:p>
          </table:table-cell>
          <table:table-cell table:style-name="Default" office:value-type="string" calcext:value-type="string">
            <text:p>U</text:p>
          </table:table-cell>
          <table:table-cell table:number-columns-repeated="3"/>
          <table:table-cell table:formula="of:=[.V1]/[.AC1]" office:value-type="float" office:value="0.0165198237885463" calcext:value-type="float">
            <text:p>0.016519823788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table:formula="of:=ROUND([.B20]*255;0)" office:value-type="float" office:value="61" calcext:value-type="float">
            <text:p>61</text:p>
          </table:table-cell>
          <table:table-cell table:number-columns-repeated="21"/>
          <table:table-cell office:value-type="string" calcext:value-type="string">
            <text:p>Angle</text:p>
          </table:table-cell>
          <table:table-cell office:value-type="string" calcext:value-type="string">
            <text:p>SIN</text:p>
          </table:table-cell>
          <table:table-cell table:style-name="Default" office:value-type="string" calcext:value-type="string">
            <text:p>COS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OUND([.B21]*255;0)" office:value-type="float" office:value="46" calcext:value-type="float">
            <text:p>46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formula="of:=0.25*SIN(PI()*[.$X25]/32)" office:value-type="float" office:value="0" calcext:value-type="float">
            <text:p>0</text:p>
          </table:table-cell>
          <table:table-cell table:formula="of:=0.25*COS(PI()*[.$X25]/32)" office:value-type="float" office:value="0.25" calcext:value-type="float">
            <text:p>0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3]*[.AD$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AE25];[.$AA$31:.$AB$39];2)" office:value-type="float" office:value="0" calcext:value-type="float">
            <text:p>0</text:p>
          </table:table-cell>
          <table:table-cell table:formula="of:=VLOOKUP([.AF25];[.$AA$31:.$AB$39];2)" office:value-type="float" office:value="0" calcext:value-type="float">
            <text:p>0</text:p>
          </table:table-cell>
          <table:table-cell table:formula="of:=SQRT([.AG25]*[.AG25]+[.AH25]*[.AH25])" office:value-type="float" office:value="0" calcext:value-type="float">
            <text:p>0</text:p>
          </table:table-cell>
          <table:table-cell table:formula="of:=[.AD25]+1.14*[.AH25]" office:value-type="float" office:value="0" calcext:value-type="float">
            <text:p>0</text:p>
          </table:table-cell>
          <table:table-cell table:formula="of:=[.AD25]-0.395*[.AG25]-0.581*[.AH25]" office:value-type="float" office:value="0" calcext:value-type="float">
            <text:p>0</text:p>
          </table:table-cell>
          <table:table-cell table:formula="of:=[.AD25]+2.032*[.AG25]" office:value-type="float" office:value="0" calcext:value-type="float">
            <text:p>0</text:p>
          </table:table-cell>
          <table:table-cell table:formula="of:=DEC2HEX(MAX(0;[.AJ25])*255; 2)" office:value-type="string" office:string-value="00" calcext:value-type="string">
            <text:p>00</text:p>
          </table:table-cell>
          <table:table-cell table:formula="of:=DEC2HEX(MAX(0;[.AK25])*255; 2)" office:value-type="string" office:string-value="00" calcext:value-type="string">
            <text:p>00</text:p>
          </table:table-cell>
          <table:table-cell table:formula="of:=DEC2HEX(MAX(0;[.AL25])*255; 2)" office:value-type="string" office:string-value="00" calcext:value-type="string">
            <text:p>00</text:p>
          </table:table-cell>
          <table:table-cell table:formula="of:=[.AM25]&amp;[.AN25]&amp;[.AO25]" office:value-type="string" office:string-value="000000" calcext:value-type="string">
            <text:p>000000</text:p>
          </table:table-cell>
          <table:table-cell table:formula="of:=IF([.AG25]=0;0;IF([.AH25]&lt;0;32;0)+MOD(64*ATAN([.AH25]/[.AG25])/(2*PI());32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ROUND([.B22]*255;0)" office:value-type="float" office:value="198" calcext:value-type="float">
            <text:p>19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formula="of:=0.25*SIN(PI()*[.$X26]/32)" office:value-type="float" office:value="0.0245042850823901" calcext:value-type="float">
            <text:p>0.02450428508239</text:p>
          </table:table-cell>
          <table:table-cell table:formula="of:=0.25*COS(PI()*[.$X26]/32)" office:value-type="float" office:value="0.248796181668049" calcext:value-type="float">
            <text:p>0.2487961816680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C4]*[.AD$23]" office:value-type="float" office:value="0.92511013215859" calcext:value-type="float">
            <text:p>0.925110132158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AE26];[.$AA$31:.$AB$39];2)" office:value-type="float" office:value="0" calcext:value-type="float">
            <text:p>0</text:p>
          </table:table-cell>
          <table:table-cell table:formula="of:=VLOOKUP([.AF26];[.$AA$31:.$AB$39];2)" office:value-type="float" office:value="0" calcext:value-type="float">
            <text:p>0</text:p>
          </table:table-cell>
          <table:table-cell table:formula="of:=SQRT([.AG26]*[.AG26]+[.AH26]*[.AH26])" office:value-type="float" office:value="0" calcext:value-type="float">
            <text:p>0</text:p>
          </table:table-cell>
          <table:table-cell table:formula="of:=[.AD26]+1.14*[.AH26]" office:value-type="float" office:value="0.92511013215859" calcext:value-type="float">
            <text:p>0.92511013215859</text:p>
          </table:table-cell>
          <table:table-cell table:formula="of:=[.AD26]-0.395*[.AG26]-0.581*[.AH26]" office:value-type="float" office:value="0.92511013215859" calcext:value-type="float">
            <text:p>0.92511013215859</text:p>
          </table:table-cell>
          <table:table-cell table:formula="of:=[.AD26]+2.032*[.AG26]" office:value-type="float" office:value="0.92511013215859" calcext:value-type="float">
            <text:p>0.92511013215859</text:p>
          </table:table-cell>
          <table:table-cell table:formula="of:=DEC2HEX(MAX(0;[.AJ26])*255; 2)" office:value-type="string" office:string-value="EB" calcext:value-type="string">
            <text:p>EB</text:p>
          </table:table-cell>
          <table:table-cell table:formula="of:=DEC2HEX(MAX(0;[.AK26])*255; 2)" office:value-type="string" office:string-value="EB" calcext:value-type="string">
            <text:p>EB</text:p>
          </table:table-cell>
          <table:table-cell table:formula="of:=DEC2HEX(MAX(0;[.AL26])*255; 2)" office:value-type="string" office:string-value="EB" calcext:value-type="string">
            <text:p>EB</text:p>
          </table:table-cell>
          <table:table-cell table:formula="of:=[.AM26]&amp;[.AN26]&amp;[.AO26]" office:value-type="string" office:string-value="EBEBEB" calcext:value-type="string">
            <text:p>EBEBEB</text:p>
          </table:table-cell>
          <table:table-cell table:formula="of:=IF([.AG26]=0;0;IF([.AH26]&lt;0;32;0)+MOD(64*ATAN([.AH26]/[.AG26])/(2*PI());32)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office:value-type="float" office:value="2" calcext:value-type="float">
            <text:p>2</text:p>
          </table:table-cell>
          <table:table-cell table:formula="of:=0.25*SIN(PI()*[.$X27]/32)" office:value-type="float" office:value="0.0487725805040321" calcext:value-type="float">
            <text:p>0.048772580504032</text:p>
          </table:table-cell>
          <table:table-cell table:formula="of:=0.25*COS(PI()*[.$X27]/32)" office:value-type="float" office:value="0.245196320100808" calcext:value-type="float">
            <text:p>0.2451963201008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C5]*[.AD$23]" office:value-type="float" office:value="0.313876651982379" calcext:value-type="float">
            <text:p>0.31387665198237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VLOOKUP([.AE27];[.$AA$31:.$AB$39];2)" office:value-type="float" office:value="-0.0487725805040321" calcext:value-type="float">
            <text:p>-0.048772580504032</text:p>
          </table:table-cell>
          <table:table-cell table:formula="of:=VLOOKUP([.AF27];[.$AA$31:.$AB$39];2)" office:value-type="float" office:value="0.245196320100808" calcext:value-type="float">
            <text:p>0.245196320100808</text:p>
          </table:table-cell>
          <table:table-cell table:formula="of:=SQRT([.AG27]*[.AG27]+[.AH27]*[.AH27])" office:value-type="float" office:value="0.25" calcext:value-type="float">
            <text:p>0.25</text:p>
          </table:table-cell>
          <table:table-cell table:formula="of:=[.AD27]+1.14*[.AH27]" office:value-type="float" office:value="0.5934004568973" calcext:value-type="float">
            <text:p>0.5934004568973</text:p>
          </table:table-cell>
          <table:table-cell table:formula="of:=[.AD27]-0.395*[.AG27]-0.581*[.AH27]" office:value-type="float" office:value="0.190682759302902" calcext:value-type="float">
            <text:p>0.190682759302902</text:p>
          </table:table-cell>
          <table:table-cell table:formula="of:=[.AD27]+2.032*[.AG27]" office:value-type="float" office:value="0.214770768398186" calcext:value-type="float">
            <text:p>0.214770768398186</text:p>
          </table:table-cell>
          <table:table-cell table:formula="of:=DEC2HEX(MAX(0;[.AJ27])*255; 2)" office:value-type="string" office:string-value="97" calcext:value-type="string">
            <text:p>97</text:p>
          </table:table-cell>
          <table:table-cell table:formula="of:=DEC2HEX(MAX(0;[.AK27])*255; 2)" office:value-type="string" office:string-value="30" calcext:value-type="string">
            <text:p>30</text:p>
          </table:table-cell>
          <table:table-cell table:formula="of:=DEC2HEX(MAX(0;[.AL27])*255; 2)" office:value-type="string" office:string-value="36" calcext:value-type="string">
            <text:p>36</text:p>
          </table:table-cell>
          <table:table-cell table:formula="of:=[.AM27]&amp;[.AN27]&amp;[.AO27]" office:value-type="string" office:string-value="973036" calcext:value-type="string">
            <text:p>973036</text:p>
          </table:table-cell>
          <table:table-cell table:formula="of:=IF([.AG27]=0;0;IF([.AH27]&lt;0;32;0)+MOD(64*ATAN([.AH27]/[.AG27])/(2*PI());32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leur</text:p>
          </table:table-cell>
          <table:table-cell table:style-name="ce2" table:formula="of:=DEC2HEX([.B24];2)&amp;DEC2HEX([.B25];2)&amp;DEC2HEX([.B26];2)" office:value-type="string" office:string-value="3D2EC6" calcext:value-type="string">
            <text:p>3D2EC6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formula="of:=0.25*SIN(PI()*[.$X28]/32)" office:value-type="float" office:value="0.0725711693136156" calcext:value-type="float">
            <text:p>0.072571169313616</text:p>
          </table:table-cell>
          <table:table-cell table:formula="of:=0.25*COS(PI()*[.$X28]/32)" office:value-type="float" office:value="0.239235083933052" calcext:value-type="float">
            <text:p>0.2392350839330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C6]*[.AD$23]" office:value-type="float" office:value="0.66079295154185" calcext:value-type="float">
            <text:p>0.6607929515418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VLOOKUP([.AE28];[.$AA$31:.$AB$39];2)" office:value-type="float" office:value="0.0487725805040321" calcext:value-type="float">
            <text:p>0.048772580504032</text:p>
          </table:table-cell>
          <table:table-cell table:formula="of:=VLOOKUP([.AF28];[.$AA$31:.$AB$39];2)" office:value-type="float" office:value="-0.245196320100808" calcext:value-type="float">
            <text:p>-0.245196320100808</text:p>
          </table:table-cell>
          <table:table-cell table:formula="of:=SQRT([.AG28]*[.AG28]+[.AH28]*[.AH28])" office:value-type="float" office:value="0.25" calcext:value-type="float">
            <text:p>0.25</text:p>
          </table:table-cell>
          <table:table-cell table:formula="of:=[.AD28]+1.14*[.AH28]" office:value-type="float" office:value="0.38126914662693" calcext:value-type="float">
            <text:p>0.38126914662693</text:p>
          </table:table-cell>
          <table:table-cell table:formula="of:=[.AD28]-0.395*[.AG28]-0.581*[.AH28]" office:value-type="float" office:value="0.783986844221327" calcext:value-type="float">
            <text:p>0.783986844221327</text:p>
          </table:table-cell>
          <table:table-cell table:formula="of:=[.AD28]+2.032*[.AG28]" office:value-type="float" office:value="0.759898835126043" calcext:value-type="float">
            <text:p>0.759898835126043</text:p>
          </table:table-cell>
          <table:table-cell table:formula="of:=DEC2HEX(MAX(0;[.AJ28])*255; 2)" office:value-type="string" office:string-value="61" calcext:value-type="string">
            <text:p>61</text:p>
          </table:table-cell>
          <table:table-cell table:formula="of:=DEC2HEX(MAX(0;[.AK28])*255; 2)" office:value-type="string" office:string-value="C7" calcext:value-type="string">
            <text:p>C7</text:p>
          </table:table-cell>
          <table:table-cell table:formula="of:=DEC2HEX(MAX(0;[.AL28])*255; 2)" office:value-type="string" office:string-value="C1" calcext:value-type="string">
            <text:p>C1</text:p>
          </table:table-cell>
          <table:table-cell table:formula="of:=[.AM28]&amp;[.AN28]&amp;[.AO28]" office:value-type="string" office:string-value="61C7C1" calcext:value-type="string">
            <text:p>61C7C1</text:p>
          </table:table-cell>
          <table:table-cell table:formula="of:=IF([.AG28]=0;0;IF([.AH28]&lt;0;32;0)+MOD(64*ATAN([.AH28]/[.AG28])/(2*PI());32))" office:value-type="float" office:value="50" calcext:value-type="float">
            <text:p>50</text:p>
          </table:table-cell>
        </table:table-row>
        <table:table-row table:style-name="ro1">
          <table:table-cell table:number-columns-repeated="23"/>
          <table:table-cell office:value-type="float" office:value="4" calcext:value-type="float">
            <text:p>4</text:p>
          </table:table-cell>
          <table:table-cell table:formula="of:=0.25*SIN(PI()*[.$X29]/32)" office:value-type="float" office:value="0.0956708580912724" calcext:value-type="float">
            <text:p>0.095670858091273</text:p>
          </table:table-cell>
          <table:table-cell table:formula="of:=0.25*COS(PI()*[.$X29]/32)" office:value-type="float" office:value="0.230969883127822" calcext:value-type="float">
            <text:p>0.2309698831278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C7]*[.AD$23]" office:value-type="float" office:value="0.379955947136564" calcext:value-type="float">
            <text:p>0.3799559471365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AE29];[.$AA$31:.$AB$39];2)" office:value-type="float" office:value="0.138892558254901" calcext:value-type="float">
            <text:p>0.138892558254901</text:p>
          </table:table-cell>
          <table:table-cell table:formula="of:=VLOOKUP([.AF29];[.$AA$31:.$AB$39];2)" office:value-type="float" office:value="0.207867403075636" calcext:value-type="float">
            <text:p>0.207867403075636</text:p>
          </table:table-cell>
          <table:table-cell table:formula="of:=SQRT([.AG29]*[.AG29]+[.AH29]*[.AH29])" office:value-type="float" office:value="0.25" calcext:value-type="float">
            <text:p>0.25</text:p>
          </table:table-cell>
          <table:table-cell table:formula="of:=[.AD29]+1.14*[.AH29]" office:value-type="float" office:value="0.616924786642789" calcext:value-type="float">
            <text:p>0.616924786642789</text:p>
          </table:table-cell>
          <table:table-cell table:formula="of:=[.AD29]-0.395*[.AG29]-0.581*[.AH29]" office:value-type="float" office:value="0.204322425438933" calcext:value-type="float">
            <text:p>0.204322425438933</text:p>
          </table:table-cell>
          <table:table-cell table:formula="of:=[.AD29]+2.032*[.AG29]" office:value-type="float" office:value="0.662185625510522" calcext:value-type="float">
            <text:p>0.662185625510522</text:p>
          </table:table-cell>
          <table:table-cell table:formula="of:=DEC2HEX(MAX(0;[.AJ29])*255; 2)" office:value-type="string" office:string-value="9D" calcext:value-type="string">
            <text:p>9D</text:p>
          </table:table-cell>
          <table:table-cell table:formula="of:=DEC2HEX(MAX(0;[.AK29])*255; 2)" office:value-type="string" office:string-value="34" calcext:value-type="string">
            <text:p>34</text:p>
          </table:table-cell>
          <table:table-cell table:formula="of:=DEC2HEX(MAX(0;[.AL29])*255; 2)" office:value-type="string" office:string-value="A8" calcext:value-type="string">
            <text:p>A8</text:p>
          </table:table-cell>
          <table:table-cell table:formula="of:=[.AM29]&amp;[.AN29]&amp;[.AO29]" office:value-type="string" office:string-value="9D34A8" calcext:value-type="string">
            <text:p>9D34A8</text:p>
          </table:table-cell>
          <table:table-cell table:formula="of:=IF([.AG29]=0;0;IF([.AH29]&lt;0;32;0)+MOD(64*ATAN([.AH29]/[.AG29])/(2*PI());32)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table:style-name="ce2" table:formula="of:=VLOOKUP([.B$1];[.$E$3:.$K$18];5)" office:value-type="string" office:string-value="2C" calcext:value-type="string">
            <text:p>2C</text:p>
          </table:table-cell>
          <table:table-cell/>
          <table:table-cell table:style-name="ce5" office:value-type="string" calcext:value-type="string">
            <text:p>Y = 0.299R + 0.587G + 0.114B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formula="of:=0.25*SIN(PI()*[.$X30]/32)" office:value-type="float" office:value="0.117849184206499" calcext:value-type="float">
            <text:p>0.117849184206499</text:p>
          </table:table-cell>
          <table:table-cell table:formula="of:=0.25*COS(PI()*[.$X30]/32)" office:value-type="float" office:value="0.220480316087089" calcext:value-type="float">
            <text:p>0.220480316087089</text:p>
          </table:table-cell>
          <table:table-cell/>
          <table:table-cell office:value-type="string" calcext:value-type="string">
            <text:p>Base values:</text:p>
          </table:table-cell>
          <table:table-cell office:value-type="float" office:value="5" calcext:value-type="float">
            <text:p>5</text:p>
          </table:table-cell>
          <table:table-cell table:formula="of:=[.AC8]*[.AD$23]" office:value-type="float" office:value="0.512114537444934" calcext:value-type="float">
            <text:p>0.51211453744493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VLOOKUP([.AE30];[.$AA$31:.$AB$39];2)" office:value-type="float" office:value="-0.138892558254901" calcext:value-type="float">
            <text:p>-0.138892558254901</text:p>
          </table:table-cell>
          <table:table-cell table:formula="of:=VLOOKUP([.AF30];[.$AA$31:.$AB$39];2)" office:value-type="float" office:value="-0.207867403075636" calcext:value-type="float">
            <text:p>-0.207867403075636</text:p>
          </table:table-cell>
          <table:table-cell table:formula="of:=SQRT([.AG30]*[.AG30]+[.AH30]*[.AH30])" office:value-type="float" office:value="0.25" calcext:value-type="float">
            <text:p>0.25</text:p>
          </table:table-cell>
          <table:table-cell table:formula="of:=[.AD30]+1.14*[.AH30]" office:value-type="float" office:value="0.275145697938709" calcext:value-type="float">
            <text:p>0.275145697938709</text:p>
          </table:table-cell>
          <table:table-cell table:formula="of:=[.AD30]-0.395*[.AG30]-0.581*[.AH30]" office:value-type="float" office:value="0.687748059142564" calcext:value-type="float">
            <text:p>0.687748059142564</text:p>
          </table:table-cell>
          <table:table-cell table:formula="of:=[.AD30]+2.032*[.AG30]" office:value-type="float" office:value="0.229884859070976" calcext:value-type="float">
            <text:p>0.229884859070976</text:p>
          </table:table-cell>
          <table:table-cell table:formula="of:=DEC2HEX(MAX(0;[.AJ30])*255; 2)" office:value-type="string" office:string-value="46" calcext:value-type="string">
            <text:p>46</text:p>
          </table:table-cell>
          <table:table-cell table:formula="of:=DEC2HEX(MAX(0;[.AK30])*255; 2)" office:value-type="string" office:string-value="AF" calcext:value-type="string">
            <text:p>AF</text:p>
          </table:table-cell>
          <table:table-cell table:formula="of:=DEC2HEX(MAX(0;[.AL30])*255; 2)" office:value-type="string" office:string-value="3A" calcext:value-type="string">
            <text:p>3A</text:p>
          </table:table-cell>
          <table:table-cell table:formula="of:=[.AM30]&amp;[.AN30]&amp;[.AO30]" office:value-type="string" office:string-value="46AF3A" calcext:value-type="string">
            <text:p>46AF3A</text:p>
          </table:table-cell>
          <table:table-cell table:formula="of:=IF([.AG30]=0;0;IF([.AH30]&lt;0;32;0)+MOD(64*ATAN([.AH30]/[.AG30])/(2*PI());32))"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G</text:p>
          </table:table-cell>
          <table:table-cell table:style-name="ce2" table:formula="of:=VLOOKUP([.B$1];[.$E$3:.$K$18];6)" office:value-type="string" office:string-value="29" calcext:value-type="string">
            <text:p>29</text:p>
          </table:table-cell>
          <table:table-cell/>
          <table:table-cell table:style-name="ce6" office:value-type="string" calcext:value-type="string">
            <text:p>   <text:span text:style-name="T1">U = 0.492 (B-Y)</text:span>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formula="of:=0.25*SIN(PI()*[.$X31]/32)" office:value-type="float" office:value="0.138892558254901" calcext:value-type="float">
            <text:p>0.138892558254901</text:p>
          </table:table-cell>
          <table:table-cell table:formula="of:=0.25*COS(PI()*[.$X31]/32)" office:value-type="float" office:value="0.207867403075636" calcext:value-type="float">
            <text:p>0.207867403075636</text:p>
          </table:table-cell>
          <table:table-cell office:value-type="float" office:value="-4" calcext:value-type="float">
            <text:p>-4</text:p>
          </table:table-cell>
          <table:table-cell table:formula="of:=-[.AB39]" office:value-type="float" office:value="-0.245196320100808" calcext:value-type="float">
            <text:p>-0.245196320100808</text:p>
          </table:table-cell>
          <table:table-cell office:value-type="float" office:value="6" calcext:value-type="float">
            <text:p>6</text:p>
          </table:table-cell>
          <table:table-cell table:formula="of:=[.AC9]*[.AD$23]" office:value-type="float" office:value="0.231277533039648" calcext:value-type="float">
            <text:p>0.23127753303964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VLOOKUP([.AE31];[.$AA$31:.$AB$39];2)" office:value-type="float" office:value="0.245196320100808" calcext:value-type="float">
            <text:p>0.245196320100808</text:p>
          </table:table-cell>
          <table:table-cell table:formula="of:=VLOOKUP([.AF31];[.$AA$31:.$AB$39];2)" office:value-type="float" office:value="-0.0487725805040321" calcext:value-type="float">
            <text:p>-0.048772580504032</text:p>
          </table:table-cell>
          <table:table-cell table:formula="of:=SQRT([.AG31]*[.AG31]+[.AH31]*[.AH31])" office:value-type="float" office:value="0.25" calcext:value-type="float">
            <text:p>0.25</text:p>
          </table:table-cell>
          <table:table-cell table:formula="of:=[.AD31]+1.14*[.AH31]" office:value-type="float" office:value="0.175676791265051" calcext:value-type="float">
            <text:p>0.175676791265051</text:p>
          </table:table-cell>
          <table:table-cell table:formula="of:=[.AD31]-0.395*[.AG31]-0.581*[.AH31]" office:value-type="float" office:value="0.162761855872671" calcext:value-type="float">
            <text:p>0.162761855872671</text:p>
          </table:table-cell>
          <table:table-cell table:formula="of:=[.AD31]+2.032*[.AG31]" office:value-type="float" office:value="0.729516455484489" calcext:value-type="float">
            <text:p>0.729516455484489</text:p>
          </table:table-cell>
          <table:table-cell table:formula="of:=DEC2HEX(MAX(0;[.AJ31])*255; 2)" office:value-type="string" office:string-value="2C" calcext:value-type="string">
            <text:p>2C</text:p>
          </table:table-cell>
          <table:table-cell table:formula="of:=DEC2HEX(MAX(0;[.AK31])*255; 2)" office:value-type="string" office:string-value="29" calcext:value-type="string">
            <text:p>29</text:p>
          </table:table-cell>
          <table:table-cell table:formula="of:=DEC2HEX(MAX(0;[.AL31])*255; 2)" office:value-type="string" office:string-value="BA" calcext:value-type="string">
            <text:p>BA</text:p>
          </table:table-cell>
          <table:table-cell table:formula="of:=[.AM31]&amp;[.AN31]&amp;[.AO31]" office:value-type="string" office:string-value="2C29BA" calcext:value-type="string">
            <text:p>2C29BA</text:p>
          </table:table-cell>
          <table:table-cell table:formula="of:=IF([.AG31]=0;0;IF([.AH31]&lt;0;32;0)+MOD(64*ATAN([.AH31]/[.AG31])/(2*PI());32))"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table:style-name="ce2" table:formula="of:=VLOOKUP([.B$1];[.$E$3:.$K$18];7)" office:value-type="string" office:string-value="B1" calcext:value-type="string">
            <text:p>B1</text:p>
          </table:table-cell>
          <table:table-cell/>
          <table:table-cell table:style-name="ce6" office:value-type="string" calcext:value-type="string">
            <text:p>   <text:span text:style-name="T1">V = 0.877 (R-Y)</text:span>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formula="of:=0.25*SIN(PI()*[.$X32]/32)" office:value-type="float" office:value="0.158598321040911" calcext:value-type="float">
            <text:p>0.158598321040911</text:p>
          </table:table-cell>
          <table:table-cell table:formula="of:=0.25*COS(PI()*[.$X32]/32)" office:value-type="float" office:value="0.193252613340684" calcext:value-type="float">
            <text:p>0.193252613340684</text:p>
          </table:table-cell>
          <table:table-cell office:value-type="float" office:value="-3" calcext:value-type="float">
            <text:p>-3</text:p>
          </table:table-cell>
          <table:table-cell table:formula="of:=-[.AB38]" office:value-type="float" office:value="-0.207867403075636" calcext:value-type="float">
            <text:p>-0.207867403075636</text:p>
          </table:table-cell>
          <table:table-cell office:value-type="float" office:value="7" calcext:value-type="float">
            <text:p>7</text:p>
          </table:table-cell>
          <table:table-cell table:formula="of:=[.AC10]*[.AD$23]" office:value-type="float" office:value="0.809471365638767" calcext:value-type="float">
            <text:p>0.80947136563876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VLOOKUP([.AE32];[.$AA$31:.$AB$39];2)" office:value-type="float" office:value="-0.245196320100808" calcext:value-type="float">
            <text:p>-0.245196320100808</text:p>
          </table:table-cell>
          <table:table-cell table:formula="of:=VLOOKUP([.AF32];[.$AA$31:.$AB$39];2)" office:value-type="float" office:value="0.0487725805040321" calcext:value-type="float">
            <text:p>0.048772580504032</text:p>
          </table:table-cell>
          <table:table-cell table:formula="of:=SQRT([.AG32]*[.AG32]+[.AH32]*[.AH32])" office:value-type="float" office:value="0.25" calcext:value-type="float">
            <text:p>0.25</text:p>
          </table:table-cell>
          <table:table-cell table:formula="of:=[.AD32]+1.14*[.AH32]" office:value-type="float" office:value="0.865072107413363" calcext:value-type="float">
            <text:p>0.865072107413363</text:p>
          </table:table-cell>
          <table:table-cell table:formula="of:=[.AD32]-0.395*[.AG32]-0.581*[.AH32]" office:value-type="float" office:value="0.877987042805743" calcext:value-type="float">
            <text:p>0.877987042805743</text:p>
          </table:table-cell>
          <table:table-cell table:formula="of:=[.AD32]+2.032*[.AG32]" office:value-type="float" office:value="0.311232443193926" calcext:value-type="float">
            <text:p>0.311232443193926</text:p>
          </table:table-cell>
          <table:table-cell table:formula="of:=DEC2HEX(MAX(0;[.AJ32])*255; 2)" office:value-type="string" office:string-value="DC" calcext:value-type="string">
            <text:p>DC</text:p>
          </table:table-cell>
          <table:table-cell table:formula="of:=DEC2HEX(MAX(0;[.AK32])*255; 2)" office:value-type="string" office:string-value="DF" calcext:value-type="string">
            <text:p>DF</text:p>
          </table:table-cell>
          <table:table-cell table:formula="of:=DEC2HEX(MAX(0;[.AL32])*255; 2)" office:value-type="string" office:string-value="4F" calcext:value-type="string">
            <text:p>4F</text:p>
          </table:table-cell>
          <table:table-cell table:formula="of:=[.AM32]&amp;[.AN32]&amp;[.AO32]" office:value-type="string" office:string-value="DCDF4F" calcext:value-type="string">
            <text:p>DCDF4F</text:p>
          </table:table-cell>
          <table:table-cell table:formula="of:=IF([.AG32]=0;0;IF([.AH32]&lt;0;32;0)+MOD(64*ATAN([.AH32]/[.AG32])/(2*PI());32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leur</text:p>
          </table:table-cell>
          <table:table-cell table:style-name="ce2" table:formula="of:=[.B30]&amp;[.B31]&amp;[.B32]" office:value-type="string" office:string-value="2C29B1" calcext:value-type="string">
            <text:p>2C29B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formula="of:=0.25*SIN(PI()*[.$X33]/32)" office:value-type="float" office:value="0.176776695296637" calcext:value-type="float">
            <text:p>0.176776695296637</text:p>
          </table:table-cell>
          <table:table-cell table:formula="of:=0.25*COS(PI()*[.$X33]/32)" office:value-type="float" office:value="0.176776695296637" calcext:value-type="float">
            <text:p>0.176776695296637</text:p>
          </table:table-cell>
          <table:table-cell office:value-type="float" office:value="-2" calcext:value-type="float">
            <text:p>-2</text:p>
          </table:table-cell>
          <table:table-cell table:formula="of:=-[.AB37]" office:value-type="float" office:value="-0.138892558254901" calcext:value-type="float">
            <text:p>-0.138892558254901</text:p>
          </table:table-cell>
          <table:table-cell office:value-type="float" office:value="8" calcext:value-type="float">
            <text:p>8</text:p>
          </table:table-cell>
          <table:table-cell table:formula="of:=[.AC11]*[.AD$23]" office:value-type="float" office:value="0.379955947136564" calcext:value-type="float">
            <text:p>0.37995594713656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VLOOKUP([.AE33];[.$AA$31:.$AB$39];2)" office:value-type="float" office:value="-0.138892558254901" calcext:value-type="float">
            <text:p>-0.138892558254901</text:p>
          </table:table-cell>
          <table:table-cell table:formula="of:=VLOOKUP([.AF33];[.$AA$31:.$AB$39];2)" office:value-type="float" office:value="0.207867403075636" calcext:value-type="float">
            <text:p>0.207867403075636</text:p>
          </table:table-cell>
          <table:table-cell table:formula="of:=SQRT([.AG33]*[.AG33]+[.AH33]*[.AH33])" office:value-type="float" office:value="0.25" calcext:value-type="float">
            <text:p>0.25</text:p>
          </table:table-cell>
          <table:table-cell table:formula="of:=[.AD33]+1.14*[.AH33]" office:value-type="float" office:value="0.616924786642789" calcext:value-type="float">
            <text:p>0.616924786642789</text:p>
          </table:table-cell>
          <table:table-cell table:formula="of:=[.AD33]-0.395*[.AG33]-0.581*[.AH33]" office:value-type="float" office:value="0.314047546460305" calcext:value-type="float">
            <text:p>0.314047546460305</text:p>
          </table:table-cell>
          <table:table-cell table:formula="of:=[.AD33]+2.032*[.AG33]" office:value-type="float" office:value="0.0977262687626059" calcext:value-type="float">
            <text:p>0.097726268762606</text:p>
          </table:table-cell>
          <table:table-cell table:formula="of:=DEC2HEX(MAX(0;[.AJ33])*255; 2)" office:value-type="string" office:string-value="9D" calcext:value-type="string">
            <text:p>9D</text:p>
          </table:table-cell>
          <table:table-cell table:formula="of:=DEC2HEX(MAX(0;[.AK33])*255; 2)" office:value-type="string" office:string-value="50" calcext:value-type="string">
            <text:p>50</text:p>
          </table:table-cell>
          <table:table-cell table:formula="of:=DEC2HEX(MAX(0;[.AL33])*255; 2)" office:value-type="string" office:string-value="18" calcext:value-type="string">
            <text:p>18</text:p>
          </table:table-cell>
          <table:table-cell table:formula="of:=[.AM33]&amp;[.AN33]&amp;[.AO33]" office:value-type="string" office:string-value="9D5018" calcext:value-type="string">
            <text:p>9D5018</text:p>
          </table:table-cell>
          <table:table-cell table:formula="of:=IF([.AG33]=0;0;IF([.AH33]&lt;0;32;0)+MOD(64*ATAN([.AH33]/[.AG33])/(2*PI());32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HEX2DEC(VLOOKUP([.B$1];[.$E$3:.$K$18];5))/255" office:value-type="float" office:value="0.172549019607843" calcext:value-type="float">
            <text:p>0.172549019607843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formula="of:=0.25*SIN(PI()*[.$X34]/32)" office:value-type="float" office:value="0.193252613340684" calcext:value-type="float">
            <text:p>0.193252613340684</text:p>
          </table:table-cell>
          <table:table-cell table:formula="of:=0.25*COS(PI()*[.$X34]/32)" office:value-type="float" office:value="0.158598321040911" calcext:value-type="float">
            <text:p>0.158598321040911</text:p>
          </table:table-cell>
          <table:table-cell office:value-type="float" office:value="-1" calcext:value-type="float">
            <text:p>-1</text:p>
          </table:table-cell>
          <table:table-cell table:formula="of:=-[.AB36]" office:value-type="float" office:value="-0.0487725805040321" calcext:value-type="float">
            <text:p>-0.048772580504032</text:p>
          </table:table-cell>
          <table:table-cell office:value-type="float" office:value="9" calcext:value-type="float">
            <text:p>9</text:p>
          </table:table-cell>
          <table:table-cell table:formula="of:=[.AC12]*[.AD$23]" office:value-type="float" office:value="0.231277533039648" calcext:value-type="float">
            <text:p>0.23127753303964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VLOOKUP([.AE34];[.$AA$31:.$AB$39];2)" office:value-type="float" office:value="-0.138892558254901" calcext:value-type="float">
            <text:p>-0.138892558254901</text:p>
          </table:table-cell>
          <table:table-cell table:formula="of:=VLOOKUP([.AF34];[.$AA$31:.$AB$39];2)" office:value-type="float" office:value="0.207867403075636" calcext:value-type="float">
            <text:p>0.207867403075636</text:p>
          </table:table-cell>
          <table:table-cell table:formula="of:=SQRT([.AG34]*[.AG34]+[.AH34]*[.AH34])" office:value-type="float" office:value="0.25" calcext:value-type="float">
            <text:p>0.25</text:p>
          </table:table-cell>
          <table:table-cell table:formula="of:=[.AD34]+1.14*[.AH34]" office:value-type="float" office:value="0.468246372545873" calcext:value-type="float">
            <text:p>0.468246372545873</text:p>
          </table:table-cell>
          <table:table-cell table:formula="of:=[.AD34]-0.395*[.AG34]-0.581*[.AH34]" office:value-type="float" office:value="0.165369132363389" calcext:value-type="float">
            <text:p>0.165369132363389</text:p>
          </table:table-cell>
          <table:table-cell table:formula="of:=[.AD34]+2.032*[.AG34]" office:value-type="float" office:value="-0.0509521453343104" calcext:value-type="float">
            <text:p>-0.05095214533431</text:p>
          </table:table-cell>
          <table:table-cell table:formula="of:=DEC2HEX(MAX(0;[.AJ34])*255; 2)" office:value-type="string" office:string-value="77" calcext:value-type="string">
            <text:p>77</text:p>
          </table:table-cell>
          <table:table-cell table:formula="of:=DEC2HEX(MAX(0;[.AK34])*255; 2)" office:value-type="string" office:string-value="2A" calcext:value-type="string">
            <text:p>2A</text:p>
          </table:table-cell>
          <table:table-cell table:formula="of:=DEC2HEX(MAX(0;[.AL34])*255; 2)" office:value-type="string" office:string-value="00" calcext:value-type="string">
            <text:p>00</text:p>
          </table:table-cell>
          <table:table-cell table:formula="of:=[.AM34]&amp;[.AN34]&amp;[.AO34]" office:value-type="string" office:string-value="772A00" calcext:value-type="string">
            <text:p>772A00</text:p>
          </table:table-cell>
          <table:table-cell table:formula="of:=IF([.AG34]=0;0;IF([.AH34]&lt;0;32;0)+MOD(64*ATAN([.AH34]/[.AG34])/(2*PI());32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HEX2DEC(VLOOKUP([.B$1];[.$E$3:.$K$18];6))/255" office:value-type="float" office:value="0.16078431372549" calcext:value-type="float">
            <text:p>0.16078431372549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style-name="ce13" table:formula="of:=0.25*SIN(PI()*[.$X35]/32)" office:value-type="float" office:value="0.207867403075636" calcext:value-type="float">
            <text:p>0.207867403075636</text:p>
          </table:table-cell>
          <table:table-cell table:style-name="ce13" table:formula="of:=0.25*COS(PI()*[.$X35]/32)" office:value-type="float" office:value="0.138892558254901" calcext:value-type="float">
            <text:p>0.138892558254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AC13]*[.AD$23]" office:value-type="float" office:value="0.512114537444934" calcext:value-type="float">
            <text:p>0.51211453744493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VLOOKUP([.AE35];[.$AA$31:.$AB$39];2)" office:value-type="float" office:value="-0.0487725805040321" calcext:value-type="float">
            <text:p>-0.048772580504032</text:p>
          </table:table-cell>
          <table:table-cell table:formula="of:=VLOOKUP([.AF35];[.$AA$31:.$AB$39];2)" office:value-type="float" office:value="0.245196320100808" calcext:value-type="float">
            <text:p>0.245196320100808</text:p>
          </table:table-cell>
          <table:table-cell table:formula="of:=SQRT([.AG35]*[.AG35]+[.AH35]*[.AH35])" office:value-type="float" office:value="0.25" calcext:value-type="float">
            <text:p>0.25</text:p>
          </table:table-cell>
          <table:table-cell table:formula="of:=[.AD35]+1.14*[.AH35]" office:value-type="float" office:value="0.791638342359855" calcext:value-type="float">
            <text:p>0.791638342359855</text:p>
          </table:table-cell>
          <table:table-cell table:formula="of:=[.AD35]-0.395*[.AG35]-0.581*[.AH35]" office:value-type="float" office:value="0.388920644765457" calcext:value-type="float">
            <text:p>0.388920644765457</text:p>
          </table:table-cell>
          <table:table-cell table:formula="of:=[.AD35]+2.032*[.AG35]" office:value-type="float" office:value="0.413008653860741" calcext:value-type="float">
            <text:p>0.413008653860741</text:p>
          </table:table-cell>
          <table:table-cell table:formula="of:=DEC2HEX(MAX(0;[.AJ35])*255; 2)" office:value-type="string" office:string-value="C9" calcext:value-type="string">
            <text:p>C9</text:p>
          </table:table-cell>
          <table:table-cell table:formula="of:=DEC2HEX(MAX(0;[.AK35])*255; 2)" office:value-type="string" office:string-value="63" calcext:value-type="string">
            <text:p>63</text:p>
          </table:table-cell>
          <table:table-cell table:formula="of:=DEC2HEX(MAX(0;[.AL35])*255; 2)" office:value-type="string" office:string-value="69" calcext:value-type="string">
            <text:p>69</text:p>
          </table:table-cell>
          <table:table-cell table:formula="of:=[.AM35]&amp;[.AN35]&amp;[.AO35]" office:value-type="string" office:string-value="C96369" calcext:value-type="string">
            <text:p>C96369</text:p>
          </table:table-cell>
          <table:table-cell table:formula="of:=IF([.AG35]=0;0;IF([.AH35]&lt;0;32;0)+MOD(64*ATAN([.AH35]/[.AG35])/(2*PI());32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HEX2DEC(VLOOKUP([.B$1];[.$E$3:.$K$18];7))/255" office:value-type="float" office:value="0.694117647058823" calcext:value-type="float">
            <text:p>0.694117647058823</text:p>
          </table:table-cell>
          <table:table-cell table:number-columns-repeated="21"/>
          <table:table-cell office:value-type="float" office:value="11" calcext:value-type="float">
            <text:p>11</text:p>
          </table:table-cell>
          <table:table-cell table:formula="of:=0.25*SIN(PI()*[.$X36]/32)" office:value-type="float" office:value="0.220480316087089" calcext:value-type="float">
            <text:p>0.220480316087089</text:p>
          </table:table-cell>
          <table:table-cell table:formula="of:=0.25*COS(PI()*[.$X36]/32)" office:value-type="float" office:value="0.117849184206499" calcext:value-type="float">
            <text:p>0.117849184206499</text:p>
          </table:table-cell>
          <table:table-cell office:value-type="float" office:value="1" calcext:value-type="float">
            <text:p>1</text:p>
          </table:table-cell>
          <table:table-cell office:value-type="float" office:value="0.0487725805040321" calcext:value-type="float">
            <text:p>0.048772580504032</text:p>
          </table:table-cell>
          <table:table-cell office:value-type="float" office:value="11" calcext:value-type="float">
            <text:p>11</text:p>
          </table:table-cell>
          <table:table-cell table:formula="of:=[.AC14]*[.AD$23]" office:value-type="float" office:value="0.313876651982379" calcext:value-type="float">
            <text:p>0.3138766519823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AE36];[.$AA$31:.$AB$39];2)" office:value-type="float" office:value="0" calcext:value-type="float">
            <text:p>0</text:p>
          </table:table-cell>
          <table:table-cell table:formula="of:=VLOOKUP([.AF36];[.$AA$31:.$AB$39];2)" office:value-type="float" office:value="0" calcext:value-type="float">
            <text:p>0</text:p>
          </table:table-cell>
          <table:table-cell table:formula="of:=SQRT([.AG36]*[.AG36]+[.AH36]*[.AH36])" office:value-type="float" office:value="0" calcext:value-type="float">
            <text:p>0</text:p>
          </table:table-cell>
          <table:table-cell table:formula="of:=[.AD36]+1.14*[.AH36]" office:value-type="float" office:value="0.313876651982379" calcext:value-type="float">
            <text:p>0.313876651982379</text:p>
          </table:table-cell>
          <table:table-cell table:formula="of:=[.AD36]-0.395*[.AG36]-0.581*[.AH36]" office:value-type="float" office:value="0.313876651982379" calcext:value-type="float">
            <text:p>0.313876651982379</text:p>
          </table:table-cell>
          <table:table-cell table:formula="of:=[.AD36]+2.032*[.AG36]" office:value-type="float" office:value="0.313876651982379" calcext:value-type="float">
            <text:p>0.313876651982379</text:p>
          </table:table-cell>
          <table:table-cell table:formula="of:=DEC2HEX(MAX(0;[.AJ36])*255; 2)" office:value-type="string" office:string-value="50" calcext:value-type="string">
            <text:p>50</text:p>
          </table:table-cell>
          <table:table-cell table:formula="of:=DEC2HEX(MAX(0;[.AK36])*255; 2)" office:value-type="string" office:string-value="50" calcext:value-type="string">
            <text:p>50</text:p>
          </table:table-cell>
          <table:table-cell table:formula="of:=DEC2HEX(MAX(0;[.AL36])*255; 2)" office:value-type="string" office:string-value="50" calcext:value-type="string">
            <text:p>50</text:p>
          </table:table-cell>
          <table:table-cell table:formula="of:=[.AM36]&amp;[.AN36]&amp;[.AO36]" office:value-type="string" office:string-value="505050" calcext:value-type="string">
            <text:p>505050</text:p>
          </table:table-cell>
          <table:table-cell table:formula="of:=IF([.AG36]=0;0;IF([.AH36]&lt;0;32;0)+MOD(64*ATAN([.AH36]/[.AG36])/(2*PI());32)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table:formula="of:=0.25*SIN(PI()*[.$X37]/32)" office:value-type="float" office:value="0.230969883127822" calcext:value-type="float">
            <text:p>0.230969883127822</text:p>
          </table:table-cell>
          <table:table-cell table:formula="of:=0.25*COS(PI()*[.$X37]/32)" office:value-type="float" office:value="0.0956708580912725" calcext:value-type="float">
            <text:p>0.095670858091273</text:p>
          </table:table-cell>
          <table:table-cell office:value-type="float" office:value="2" calcext:value-type="float">
            <text:p>2</text:p>
          </table:table-cell>
          <table:table-cell office:value-type="float" office:value="0.138892558254901" calcext:value-type="float">
            <text:p>0.138892558254901</text:p>
          </table:table-cell>
          <table:table-cell office:value-type="float" office:value="12" calcext:value-type="float">
            <text:p>12</text:p>
          </table:table-cell>
          <table:table-cell table:formula="of:=[.AC15]*[.AD$23]" office:value-type="float" office:value="0.479074889867841" calcext:value-type="float">
            <text:p>0.4790748898678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AE37];[.$AA$31:.$AB$39];2)" office:value-type="float" office:value="0" calcext:value-type="float">
            <text:p>0</text:p>
          </table:table-cell>
          <table:table-cell table:formula="of:=VLOOKUP([.AF37];[.$AA$31:.$AB$39];2)" office:value-type="float" office:value="0" calcext:value-type="float">
            <text:p>0</text:p>
          </table:table-cell>
          <table:table-cell table:formula="of:=SQRT([.AG37]*[.AG37]+[.AH37]*[.AH37])" office:value-type="float" office:value="0" calcext:value-type="float">
            <text:p>0</text:p>
          </table:table-cell>
          <table:table-cell table:formula="of:=[.AD37]+1.14*[.AH37]" office:value-type="float" office:value="0.479074889867841" calcext:value-type="float">
            <text:p>0.479074889867841</text:p>
          </table:table-cell>
          <table:table-cell table:formula="of:=[.AD37]-0.395*[.AG37]-0.581*[.AH37]" office:value-type="float" office:value="0.479074889867841" calcext:value-type="float">
            <text:p>0.479074889867841</text:p>
          </table:table-cell>
          <table:table-cell table:formula="of:=[.AD37]+2.032*[.AG37]" office:value-type="float" office:value="0.479074889867841" calcext:value-type="float">
            <text:p>0.479074889867841</text:p>
          </table:table-cell>
          <table:table-cell table:formula="of:=DEC2HEX(MAX(0;[.AJ37])*255; 2)" office:value-type="string" office:string-value="7A" calcext:value-type="string">
            <text:p>7A</text:p>
          </table:table-cell>
          <table:table-cell table:formula="of:=DEC2HEX(MAX(0;[.AK37])*255; 2)" office:value-type="string" office:string-value="7A" calcext:value-type="string">
            <text:p>7A</text:p>
          </table:table-cell>
          <table:table-cell table:formula="of:=DEC2HEX(MAX(0;[.AL37])*255; 2)" office:value-type="string" office:string-value="7A" calcext:value-type="string">
            <text:p>7A</text:p>
          </table:table-cell>
          <table:table-cell table:formula="of:=[.AM37]&amp;[.AN37]&amp;[.AO37]" office:value-type="string" office:string-value="7A7A7A" calcext:value-type="string">
            <text:p>7A7A7A</text:p>
          </table:table-cell>
          <table:table-cell table:formula="of:=IF([.AG37]=0;0;IF([.AH37]&lt;0;32;0)+MOD(64*ATAN([.AH37]/[.AG37])/(2*PI());32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0.299*[.B34]+0.587*[.B35]+0.114*[.B36]" office:value-type="float" office:value="0.225101960784314" calcext:value-type="float">
            <text:p>0.225101960784314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table:formula="of:=0.25*SIN(PI()*[.$X38]/32)" office:value-type="float" office:value="0.239235083933052" calcext:value-type="float">
            <text:p>0.239235083933052</text:p>
          </table:table-cell>
          <table:table-cell table:formula="of:=0.25*COS(PI()*[.$X38]/32)" office:value-type="float" office:value="0.0725711693136156" calcext:value-type="float">
            <text:p>0.072571169313616</text:p>
          </table:table-cell>
          <table:table-cell office:value-type="float" office:value="3" calcext:value-type="float">
            <text:p>3</text:p>
          </table:table-cell>
          <table:table-cell office:value-type="float" office:value="0.207867403075636" calcext:value-type="float">
            <text:p>0.207867403075636</text:p>
          </table:table-cell>
          <table:table-cell office:value-type="float" office:value="13" calcext:value-type="float">
            <text:p>13</text:p>
          </table:table-cell>
          <table:table-cell table:formula="of:=[.AC16]*[.AD$23]" office:value-type="float" office:value="0.809471365638767" calcext:value-type="float">
            <text:p>0.80947136563876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VLOOKUP([.AE38];[.$AA$31:.$AB$39];2)" office:value-type="float" office:value="-0.138892558254901" calcext:value-type="float">
            <text:p>-0.138892558254901</text:p>
          </table:table-cell>
          <table:table-cell table:formula="of:=VLOOKUP([.AF38];[.$AA$31:.$AB$39];2)" office:value-type="float" office:value="-0.207867403075636" calcext:value-type="float">
            <text:p>-0.207867403075636</text:p>
          </table:table-cell>
          <table:table-cell table:formula="of:=SQRT([.AG38]*[.AG38]+[.AH38]*[.AH38])" office:value-type="float" office:value="0.25" calcext:value-type="float">
            <text:p>0.25</text:p>
          </table:table-cell>
          <table:table-cell table:formula="of:=[.AD38]+1.14*[.AH38]" office:value-type="float" office:value="0.572502526132541" calcext:value-type="float">
            <text:p>0.572502526132541</text:p>
          </table:table-cell>
          <table:table-cell table:formula="of:=[.AD38]-0.395*[.AG38]-0.581*[.AH38]" office:value-type="float" office:value="0.985104887336397" calcext:value-type="float">
            <text:p>0.985104887336397</text:p>
          </table:table-cell>
          <table:table-cell table:formula="of:=[.AD38]+2.032*[.AG38]" office:value-type="float" office:value="0.527241687264809" calcext:value-type="float">
            <text:p>0.527241687264809</text:p>
          </table:table-cell>
          <table:table-cell table:formula="of:=DEC2HEX(MAX(0;[.AJ38])*255; 2)" office:value-type="string" office:string-value="91" calcext:value-type="string">
            <text:p>91</text:p>
          </table:table-cell>
          <table:table-cell table:formula="of:=DEC2HEX(MAX(0;[.AK38])*255; 2)" office:value-type="string" office:string-value="FB" calcext:value-type="string">
            <text:p>FB</text:p>
          </table:table-cell>
          <table:table-cell table:formula="of:=DEC2HEX(MAX(0;[.AL38])*255; 2)" office:value-type="string" office:string-value="86" calcext:value-type="string">
            <text:p>86</text:p>
          </table:table-cell>
          <table:table-cell table:formula="of:=[.AM38]&amp;[.AN38]&amp;[.AO38]" office:value-type="string" office:string-value="91FB86" calcext:value-type="string">
            <text:p>91FB86</text:p>
          </table:table-cell>
          <table:table-cell table:formula="of:=IF([.AG38]=0;0;IF([.AH38]&lt;0;32;0)+MOD(64*ATAN([.AH38]/[.AG38])/(2*PI());32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0.492*([.B36]-[.B38])" office:value-type="float" office:value="0.230755717647059" calcext:value-type="float">
            <text:p>0.230755717647059</text:p>
          </table:table-cell>
          <table:table-cell office:value-type="string" calcext:value-type="string">
            <text:p>Horizontal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table:formula="of:=0.25*SIN(PI()*[.$X39]/32)" office:value-type="float" office:value="0.245196320100808" calcext:value-type="float">
            <text:p>0.245196320100808</text:p>
          </table:table-cell>
          <table:table-cell table:formula="of:=0.25*COS(PI()*[.$X39]/32)" office:value-type="float" office:value="0.0487725805040321" calcext:value-type="float">
            <text:p>0.048772580504032</text:p>
          </table:table-cell>
          <table:table-cell office:value-type="float" office:value="4" calcext:value-type="float">
            <text:p>4</text:p>
          </table:table-cell>
          <table:table-cell office:value-type="float" office:value="0.245196320100808" calcext:value-type="float">
            <text:p>0.245196320100808</text:p>
          </table:table-cell>
          <table:table-cell office:value-type="float" office:value="14" calcext:value-type="float">
            <text:p>14</text:p>
          </table:table-cell>
          <table:table-cell table:formula="of:=[.AC17]*[.AD$23]" office:value-type="float" office:value="0.479074889867841" calcext:value-type="float">
            <text:p>0.47907488986784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VLOOKUP([.AE39];[.$AA$31:.$AB$39];2)" office:value-type="float" office:value="0.245196320100808" calcext:value-type="float">
            <text:p>0.245196320100808</text:p>
          </table:table-cell>
          <table:table-cell table:formula="of:=VLOOKUP([.AF39];[.$AA$31:.$AB$39];2)" office:value-type="float" office:value="-0.0487725805040321" calcext:value-type="float">
            <text:p>-0.048772580504032</text:p>
          </table:table-cell>
          <table:table-cell table:formula="of:=SQRT([.AG39]*[.AG39]+[.AH39]*[.AH39])" office:value-type="float" office:value="0.25" calcext:value-type="float">
            <text:p>0.25</text:p>
          </table:table-cell>
          <table:table-cell table:formula="of:=[.AD39]+1.14*[.AH39]" office:value-type="float" office:value="0.423474148093245" calcext:value-type="float">
            <text:p>0.423474148093245</text:p>
          </table:table-cell>
          <table:table-cell table:formula="of:=[.AD39]-0.395*[.AG39]-0.581*[.AH39]" office:value-type="float" office:value="0.410559212700865" calcext:value-type="float">
            <text:p>0.410559212700865</text:p>
          </table:table-cell>
          <table:table-cell table:formula="of:=[.AD39]+2.032*[.AG39]" office:value-type="float" office:value="0.977313812312682" calcext:value-type="float">
            <text:p>0.977313812312682</text:p>
          </table:table-cell>
          <table:table-cell table:formula="of:=DEC2HEX(MAX(0;[.AJ39])*255; 2)" office:value-type="string" office:string-value="6B" calcext:value-type="string">
            <text:p>6B</text:p>
          </table:table-cell>
          <table:table-cell table:formula="of:=DEC2HEX(MAX(0;[.AK39])*255; 2)" office:value-type="string" office:string-value="68" calcext:value-type="string">
            <text:p>68</text:p>
          </table:table-cell>
          <table:table-cell table:formula="of:=DEC2HEX(MAX(0;[.AL39])*255; 2)" office:value-type="string" office:string-value="F9" calcext:value-type="string">
            <text:p>F9</text:p>
          </table:table-cell>
          <table:table-cell table:formula="of:=[.AM39]&amp;[.AN39]&amp;[.AO39]" office:value-type="string" office:string-value="6B68F9" calcext:value-type="string">
            <text:p>6B68F9</text:p>
          </table:table-cell>
          <table:table-cell table:formula="of:=IF([.AG39]=0;0;IF([.AH39]&lt;0;32;0)+MOD(64*ATAN([.AH39]/[.AG39])/(2*PI());32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0.877*([.B34]-[.B38])" office:value-type="float" office:value="-0.0460889294117647" calcext:value-type="float">
            <text:p>-0.046088929411765</text:p>
          </table:table-cell>
          <table:table-cell office:value-type="string" calcext:value-type="string">
            <text:p>Vertical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table:formula="of:=0.25*SIN(PI()*[.$X40]/32)" office:value-type="float" office:value="0.248796181668049" calcext:value-type="float">
            <text:p>0.248796181668049</text:p>
          </table:table-cell>
          <table:table-cell table:formula="of:=0.25*COS(PI()*[.$X40]/32)" office:value-type="float" office:value="0.0245042850823902" calcext:value-type="float">
            <text:p>0.0245042850823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18]*[.AD$23]" office:value-type="float" office:value="0.66079295154185" calcext:value-type="float">
            <text:p>0.660792951541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AE40];[.$AA$31:.$AB$39];2)" office:value-type="float" office:value="0" calcext:value-type="float">
            <text:p>0</text:p>
          </table:table-cell>
          <table:table-cell table:formula="of:=VLOOKUP([.AF40];[.$AA$31:.$AB$39];2)" office:value-type="float" office:value="0" calcext:value-type="float">
            <text:p>0</text:p>
          </table:table-cell>
          <table:table-cell table:formula="of:=SQRT([.AG40]*[.AG40]+[.AH40]*[.AH40])" office:value-type="float" office:value="0" calcext:value-type="float">
            <text:p>0</text:p>
          </table:table-cell>
          <table:table-cell table:formula="of:=[.AD40]+1.14*[.AH40]" office:value-type="float" office:value="0.66079295154185" calcext:value-type="float">
            <text:p>0.66079295154185</text:p>
          </table:table-cell>
          <table:table-cell table:formula="of:=[.AD40]-0.395*[.AG40]-0.581*[.AH40]" office:value-type="float" office:value="0.66079295154185" calcext:value-type="float">
            <text:p>0.66079295154185</text:p>
          </table:table-cell>
          <table:table-cell table:formula="of:=[.AD40]+2.032*[.AG40]" office:value-type="float" office:value="0.66079295154185" calcext:value-type="float">
            <text:p>0.66079295154185</text:p>
          </table:table-cell>
          <table:table-cell table:formula="of:=DEC2HEX(MAX(0;[.AJ40])*255; 2)" office:value-type="string" office:string-value="A8" calcext:value-type="string">
            <text:p>A8</text:p>
          </table:table-cell>
          <table:table-cell table:formula="of:=DEC2HEX(MAX(0;[.AK40])*255; 2)" office:value-type="string" office:string-value="A8" calcext:value-type="string">
            <text:p>A8</text:p>
          </table:table-cell>
          <table:table-cell table:formula="of:=DEC2HEX(MAX(0;[.AL40])*255; 2)" office:value-type="string" office:string-value="A8" calcext:value-type="string">
            <text:p>A8</text:p>
          </table:table-cell>
          <table:table-cell table:formula="of:=[.AM40]&amp;[.AN40]&amp;[.AO40]" office:value-type="string" office:string-value="A8A8A8" calcext:value-type="string">
            <text:p>A8A8A8</text:p>
          </table:table-cell>
          <table:table-cell table:formula="of:=IF([.AG40]=0;0;IF([.AH40]&lt;0;32;0)+MOD(64*ATAN([.AH40]/[.AG40])/(2*PI());32)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office:value-type="float" office:value="16" calcext:value-type="float">
            <text:p>16</text:p>
          </table:table-cell>
          <table:table-cell table:formula="of:=0.25*SIN(PI()*[.$X41]/32)" office:value-type="float" office:value="0.25" calcext:value-type="float">
            <text:p>0.25</text:p>
          </table:table-cell>
          <table:table-cell table:formula="of:=0.25*COS(PI()*[.$X41]/32)" office:value-type="float" office:value="1.53080849893419E-017" calcext:value-type="float">
            <text:p>1.53080849893419E-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uration</text:p>
          </table:table-cell>
          <table:table-cell table:formula="of:=2*SQRT([.B39]*[.B39]+[.B40]*[.B40])" office:value-type="float" office:value="0.470626776293622" calcext:value-type="float">
            <text:p>0.470626776293622</text:p>
          </table:table-cell>
          <table:table-cell table:number-columns-repeated="21"/>
          <table:table-cell office:value-type="float" office:value="17" calcext:value-type="float">
            <text:p>17</text:p>
          </table:table-cell>
          <table:table-cell table:formula="of:=0.25*SIN(PI()*[.$X42]/32)" office:value-type="float" office:value="0.248796181668049" calcext:value-type="float">
            <text:p>0.248796181668049</text:p>
          </table:table-cell>
          <table:table-cell table:formula="of:=0.25*COS(PI()*[.$X42]/32)" office:value-type="float" office:value="-0.0245042850823902" calcext:value-type="float">
            <text:p>-0.024504285082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le</text:p>
          </table:table-cell>
          <table:table-cell table:formula="of:=IF([.B42]=0;0;ATAN([.B40]/[.B39]))" office:value-type="float" office:value="-0.197136305743331" calcext:value-type="float">
            <text:p>-0.197136305743331</text:p>
          </table:table-cell>
          <table:table-cell table:number-columns-repeated="21"/>
          <table:table-cell office:value-type="float" office:value="18" calcext:value-type="float">
            <text:p>18</text:p>
          </table:table-cell>
          <table:table-cell table:formula="of:=0.25*SIN(PI()*[.$X43]/32)" office:value-type="float" office:value="0.245196320100808" calcext:value-type="float">
            <text:p>0.245196320100808</text:p>
          </table:table-cell>
          <table:table-cell table:formula="of:=0.25*COS(PI()*[.$X43]/32)" office:value-type="float" office:value="-0.048772580504032" calcext:value-type="float">
            <text:p>-0.0487725805040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le Deg</text:p>
          </table:table-cell>
          <table:table-cell table:formula="of:=360*[.B$43]/(2*PI())" office:value-type="float" office:value="-11.2950783078935" calcext:value-type="float">
            <text:p>-11.2950783078935</text:p>
          </table:table-cell>
          <table:table-cell table:number-columns-repeated="21"/>
          <table:table-cell office:value-type="float" office:value="19" calcext:value-type="float">
            <text:p>19</text:p>
          </table:table-cell>
          <table:table-cell table:formula="of:=0.25*SIN(PI()*[.$X44]/32)" office:value-type="float" office:value="0.239235083933052" calcext:value-type="float">
            <text:p>0.239235083933052</text:p>
          </table:table-cell>
          <table:table-cell table:formula="of:=0.25*COS(PI()*[.$X44]/32)" office:value-type="float" office:value="-0.0725711693136155" calcext:value-type="float">
            <text:p>-0.072571169313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le 64</text:p>
          </table:table-cell>
          <table:table-cell table:formula="of:=MOD(ROUND(64*[.B$43]/(2*PI());0);32)+IF([.B40]&lt;0;32;0)" office:value-type="float" office:value="62" calcext:value-type="float">
            <text:p>62</text:p>
          </table:table-cell>
          <table:table-cell table:formula="of:=[.B3]" office:value-type="float" office:value="63" calcext:value-type="float">
            <text:p>63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table:formula="of:=0.25*SIN(PI()*[.$X45]/32)" office:value-type="float" office:value="0.230969883127822" calcext:value-type="float">
            <text:p>0.230969883127822</text:p>
          </table:table-cell>
          <table:table-cell table:formula="of:=0.25*COS(PI()*[.$X45]/32)" office:value-type="float" office:value="-0.0956708580912724" calcext:value-type="float">
            <text:p>-0.0956708580912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nsity</text:p>
          </table:table-cell>
          <table:table-cell table:formula="of:=ROUND([.B38]*15;1)" office:value-type="float" office:value="3.4" calcext:value-type="float">
            <text:p>3.4</text:p>
          </table:table-cell>
          <table:table-cell table:formula="of:=[.B2]" office:value-type="float" office:value="4" calcext:value-type="float">
            <text:p>4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table:formula="of:=0.25*SIN(PI()*[.$X46]/32)" office:value-type="float" office:value="0.220480316087089" calcext:value-type="float">
            <text:p>0.220480316087089</text:p>
          </table:table-cell>
          <table:table-cell table:formula="of:=0.25*COS(PI()*[.$X46]/32)" office:value-type="float" office:value="-0.117849184206499" calcext:value-type="float">
            <text:p>-0.1178491842064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uration</text:p>
          </table:table-cell>
          <table:table-cell table:formula="of:=ROUND([.B42]*6.5/[.D4];0)" office:value-type="float" office:value="5" calcext:value-type="float">
            <text:p>5</text:p>
          </table:table-cell>
          <table:table-cell table:formula="of:=[.B4]" office:value-type="float" office:value="6" calcext:value-type="float">
            <text:p>6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table:formula="of:=0.25*SIN(PI()*[.$X47]/32)" office:value-type="float" office:value="0.207867403075636" calcext:value-type="float">
            <text:p>0.207867403075636</text:p>
          </table:table-cell>
          <table:table-cell table:formula="of:=0.25*COS(PI()*[.$X47]/32)" office:value-type="float" office:value="-0.1388925582549" calcext:value-type="float">
            <text:p>-0.138892558254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formula="of:=0.25*SIN(PI()*[.$X48]/32)" office:value-type="float" office:value="0.193252613340684" calcext:value-type="float">
            <text:p>0.193252613340684</text:p>
          </table:table-cell>
          <table:table-cell table:formula="of:=0.25*COS(PI()*[.$X48]/32)" office:value-type="float" office:value="-0.158598321040911" calcext:value-type="float">
            <text:p>-0.15859832104091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24" calcext:value-type="float">
            <text:p>24</text:p>
          </table:table-cell>
          <table:table-cell table:formula="of:=0.25*SIN(PI()*[.$X49]/32)" office:value-type="float" office:value="0.176776695296637" calcext:value-type="float">
            <text:p>0.176776695296637</text:p>
          </table:table-cell>
          <table:table-cell table:formula="of:=0.25*COS(PI()*[.$X49]/32)" office:value-type="float" office:value="-0.176776695296637" calcext:value-type="float">
            <text:p>-0.1767766952966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</text:p>
          </table:table-cell>
          <table:table-cell table:style-name="ce2" office:value-type="string" calcext:value-type="string">
            <text:p>cd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 table:formula="of:=0.25*SIN(PI()*[.$X50]/32)" office:value-type="float" office:value="0.158598321040911" calcext:value-type="float">
            <text:p>0.158598321040911</text:p>
          </table:table-cell>
          <table:table-cell table:formula="of:=0.25*COS(PI()*[.$X50]/32)" office:value-type="float" office:value="-0.193252613340684" calcext:value-type="float">
            <text:p>-0.193252613340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string" calcext:value-type="string">
            <text:p>ff</text:p>
          </table:table-cell>
          <table:table-cell table:number-columns-repeated="21"/>
          <table:table-cell office:value-type="float" office:value="26" calcext:value-type="float">
            <text:p>26</text:p>
          </table:table-cell>
          <table:table-cell table:formula="of:=0.25*SIN(PI()*[.$X51]/32)" office:value-type="float" office:value="0.138892558254901" calcext:value-type="float">
            <text:p>0.138892558254901</text:p>
          </table:table-cell>
          <table:table-cell table:formula="of:=0.25*COS(PI()*[.$X51]/32)" office:value-type="float" office:value="-0.207867403075636" calcext:value-type="float">
            <text:p>-0.2078674030756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b8</text:p>
          </table:table-cell>
          <table:table-cell table:number-columns-repeated="21"/>
          <table:table-cell office:value-type="float" office:value="27" calcext:value-type="float">
            <text:p>27</text:p>
          </table:table-cell>
          <table:table-cell table:formula="of:=0.25*SIN(PI()*[.$X52]/32)" office:value-type="float" office:value="0.117849184206499" calcext:value-type="float">
            <text:p>0.117849184206499</text:p>
          </table:table-cell>
          <table:table-cell table:formula="of:=0.25*COS(PI()*[.$X52]/32)" office:value-type="float" office:value="-0.220480316087089" calcext:value-type="float">
            <text:p>-0.2204803160870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eur</text:p>
          </table:table-cell>
          <table:table-cell table:formula="of:=[.B50]&amp;[.B51]&amp;[.B52]" office:value-type="string" office:string-value="cdffb8" calcext:value-type="string">
            <text:p>cdffb8</text:p>
          </table:table-cell>
          <table:table-cell table:number-columns-repeated="21"/>
          <table:table-cell office:value-type="float" office:value="28" calcext:value-type="float">
            <text:p>28</text:p>
          </table:table-cell>
          <table:table-cell table:formula="of:=0.25*SIN(PI()*[.$X53]/32)" office:value-type="float" office:value="0.0956708580912725" calcext:value-type="float">
            <text:p>0.095670858091273</text:p>
          </table:table-cell>
          <table:table-cell table:formula="of:=0.25*COS(PI()*[.$X53]/32)" office:value-type="float" office:value="-0.230969883127822" calcext:value-type="float">
            <text:p>-0.2309698831278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</text:p>
          </table:table-cell>
          <table:table-cell table:formula="of:=HEX2DEC([.B50])/255" office:value-type="float" office:value="0.803921568627451" calcext:value-type="float">
            <text:p>0.803921568627451</text:p>
          </table:table-cell>
          <table:table-cell table:number-columns-repeated="21"/>
          <table:table-cell office:value-type="float" office:value="29" calcext:value-type="float">
            <text:p>29</text:p>
          </table:table-cell>
          <table:table-cell table:formula="of:=0.25*SIN(PI()*[.$X54]/32)" office:value-type="float" office:value="0.0725711693136156" calcext:value-type="float">
            <text:p>0.072571169313616</text:p>
          </table:table-cell>
          <table:table-cell table:formula="of:=0.25*COS(PI()*[.$X54]/32)" office:value-type="float" office:value="-0.239235083933052" calcext:value-type="float">
            <text:p>-0.2392350839330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</text:p>
          </table:table-cell>
          <table:table-cell table:formula="of:=HEX2DEC([.B51])/255" office:value-type="float" office:value="1" calcext:value-type="float">
            <text:p>1</text:p>
          </table:table-cell>
          <table:table-cell table:number-columns-repeated="21"/>
          <table:table-cell office:value-type="float" office:value="30" calcext:value-type="float">
            <text:p>30</text:p>
          </table:table-cell>
          <table:table-cell table:formula="of:=0.25*SIN(PI()*[.$X55]/32)" office:value-type="float" office:value="0.0487725805040322" calcext:value-type="float">
            <text:p>0.048772580504032</text:p>
          </table:table-cell>
          <table:table-cell table:formula="of:=0.25*COS(PI()*[.$X55]/32)" office:value-type="float" office:value="-0.245196320100808" calcext:value-type="float">
            <text:p>-0.2451963201008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table:formula="of:=HEX2DEC([.B52])/255" office:value-type="float" office:value="0.72156862745098" calcext:value-type="float">
            <text:p>0.72156862745098</text:p>
          </table:table-cell>
          <table:table-cell table:number-columns-repeated="21"/>
          <table:table-cell office:value-type="float" office:value="31" calcext:value-type="float">
            <text:p>31</text:p>
          </table:table-cell>
          <table:table-cell table:formula="of:=0.25*SIN(PI()*[.$X56]/32)" office:value-type="float" office:value="0.0245042850823902" calcext:value-type="float">
            <text:p>0.02450428508239</text:p>
          </table:table-cell>
          <table:table-cell table:formula="of:=0.25*COS(PI()*[.$X56]/32)" office:value-type="float" office:value="-0.248796181668049" calcext:value-type="float">
            <text:p>-0.24879618166804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32" calcext:value-type="float">
            <text:p>32</text:p>
          </table:table-cell>
          <table:table-cell table:formula="of:=0.25*SIN(PI()*[.$X57]/32)" office:value-type="float" office:value="3.06161699786838E-017" calcext:value-type="float">
            <text:p>3.06161699786838E-17</text:p>
          </table:table-cell>
          <table:table-cell table:formula="of:=0.25*COS(PI()*[.$X57]/32)" office:value-type="float" office:value="-0.25" calcext:value-type="float">
            <text:p>-0.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0.299*[.B54]+0.587*[.B55]+0.114*[.B56]" office:value-type="float" office:value="0.909631372549019" calcext:value-type="float">
            <text:p>0.909631372549019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table:formula="of:=0.25*SIN(PI()*[.$X58]/32)" office:value-type="float" office:value="-0.0245042850823901" calcext:value-type="float">
            <text:p>-0.02450428508239</text:p>
          </table:table-cell>
          <table:table-cell table:formula="of:=0.25*COS(PI()*[.$X58]/32)" office:value-type="float" office:value="-0.248796181668049" calcext:value-type="float">
            <text:p>-0.2487961816680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formula="of:=0.492*([.B56]-[.B58])" office:value-type="float" office:value="-0.0925268705882352" calcext:value-type="float">
            <text:p>-0.092526870588235</text:p>
          </table:table-cell>
          <table:table-cell office:value-type="string" calcext:value-type="string">
            <text:p>Horizontal</text:p>
          </table:table-cell>
          <table:table-cell table:number-columns-repeated="20"/>
          <table:table-cell office:value-type="float" office:value="34" calcext:value-type="float">
            <text:p>34</text:p>
          </table:table-cell>
          <table:table-cell table:formula="of:=0.25*SIN(PI()*[.$X59]/32)" office:value-type="float" office:value="-0.0487725805040321" calcext:value-type="float">
            <text:p>-0.048772580504032</text:p>
          </table:table-cell>
          <table:table-cell table:formula="of:=0.25*COS(PI()*[.$X59]/32)" office:value-type="float" office:value="-0.245196320100808" calcext:value-type="float">
            <text:p>-0.2451963201008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</text:p>
          </table:table-cell>
          <table:table-cell table:formula="of:=0.877*([.B54]-[.B58])" office:value-type="float" office:value="-0.0927074980392156" calcext:value-type="float">
            <text:p>-0.092707498039216</text:p>
          </table:table-cell>
          <table:table-cell office:value-type="string" calcext:value-type="string">
            <text:p>Vertical</text:p>
          </table:table-cell>
          <table:table-cell table:number-columns-repeated="20"/>
          <table:table-cell office:value-type="float" office:value="35" calcext:value-type="float">
            <text:p>35</text:p>
          </table:table-cell>
          <table:table-cell table:formula="of:=0.25*SIN(PI()*[.$X60]/32)" office:value-type="float" office:value="-0.0725711693136155" calcext:value-type="float">
            <text:p>-0.072571169313616</text:p>
          </table:table-cell>
          <table:table-cell table:formula="of:=0.25*COS(PI()*[.$X60]/32)" office:value-type="float" office:value="-0.239235083933052" calcext:value-type="float">
            <text:p>-0.23923508393305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36" calcext:value-type="float">
            <text:p>36</text:p>
          </table:table-cell>
          <table:table-cell table:formula="of:=0.25*SIN(PI()*[.$X61]/32)" office:value-type="float" office:value="-0.0956708580912724" calcext:value-type="float">
            <text:p>-0.095670858091273</text:p>
          </table:table-cell>
          <table:table-cell table:formula="of:=0.25*COS(PI()*[.$X61]/32)" office:value-type="float" office:value="-0.230969883127822" calcext:value-type="float">
            <text:p>-0.2309698831278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uration</text:p>
          </table:table-cell>
          <table:table-cell table:formula="of:=2*SQRT([.B59]*[.B59]+[.B60]*[.B60])*[.$D4]" office:value-type="float" office:value="0.154557037717347" calcext:value-type="float">
            <text:p>0.154557037717347</text:p>
          </table:table-cell>
          <table:table-cell table:number-columns-repeated="21"/>
          <table:table-cell office:value-type="float" office:value="37" calcext:value-type="float">
            <text:p>37</text:p>
          </table:table-cell>
          <table:table-cell table:formula="of:=0.25*SIN(PI()*[.$X62]/32)" office:value-type="float" office:value="-0.117849184206499" calcext:value-type="float">
            <text:p>-0.117849184206499</text:p>
          </table:table-cell>
          <table:table-cell table:formula="of:=0.25*COS(PI()*[.$X62]/32)" office:value-type="float" office:value="-0.220480316087089" calcext:value-type="float">
            <text:p>-0.2204803160870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le</text:p>
          </table:table-cell>
          <table:table-cell table:formula="of:=IF([.B62]=0;0;ATAN([.B60]/[.B59]))" office:value-type="float" office:value="0.786373292338515" calcext:value-type="float">
            <text:p>0.786373292338515</text:p>
          </table:table-cell>
          <table:table-cell table:number-columns-repeated="21"/>
          <table:table-cell office:value-type="float" office:value="38" calcext:value-type="float">
            <text:p>38</text:p>
          </table:table-cell>
          <table:table-cell table:formula="of:=0.25*SIN(PI()*[.$X63]/32)" office:value-type="float" office:value="-0.1388925582549" calcext:value-type="float">
            <text:p>-0.1388925582549</text:p>
          </table:table-cell>
          <table:table-cell table:formula="of:=0.25*COS(PI()*[.$X63]/32)" office:value-type="float" office:value="-0.207867403075636" calcext:value-type="float">
            <text:p>-0.2078674030756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le Deg</text:p>
          </table:table-cell>
          <table:table-cell table:formula="of:=360*[.B$63]/(2*PI())" office:value-type="float" office:value="45.0558707728042" calcext:value-type="float">
            <text:p>45.0558707728042</text:p>
          </table:table-cell>
          <table:table-cell table:number-columns-repeated="21"/>
          <table:table-cell office:value-type="float" office:value="39" calcext:value-type="float">
            <text:p>39</text:p>
          </table:table-cell>
          <table:table-cell table:formula="of:=0.25*SIN(PI()*[.$X64]/32)" office:value-type="float" office:value="-0.158598321040911" calcext:value-type="float">
            <text:p>-0.158598321040911</text:p>
          </table:table-cell>
          <table:table-cell table:formula="of:=0.25*COS(PI()*[.$X64]/32)" office:value-type="float" office:value="-0.193252613340684" calcext:value-type="float">
            <text:p>-0.193252613340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le 64</text:p>
          </table:table-cell>
          <table:table-cell table:formula="of:=MOD(ROUND(64*[.B$63]/(2*PI());0);32)+IF([.B60]&lt;0;32;0)" office:value-type="float" office:value="40" calcext:value-type="float">
            <text:p>40</text:p>
          </table:table-cell>
          <table:table-cell table:formula="of:=[.B23]" office:value-type="float" office:value="0" calcext:value-type="float">
            <text:p>0</text:p>
          </table:table-cell>
          <table:table-cell table:number-columns-repeated="20"/>
          <table:table-cell office:value-type="float" office:value="40" calcext:value-type="float">
            <text:p>40</text:p>
          </table:table-cell>
          <table:table-cell table:formula="of:=0.25*SIN(PI()*[.$X65]/32)" office:value-type="float" office:value="-0.176776695296637" calcext:value-type="float">
            <text:p>-0.176776695296637</text:p>
          </table:table-cell>
          <table:table-cell table:formula="of:=0.25*COS(PI()*[.$X65]/32)" office:value-type="float" office:value="-0.176776695296637" calcext:value-type="float">
            <text:p>-0.1767766952966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nsity</text:p>
          </table:table-cell>
          <table:table-cell table:formula="of:=ROUND([.B58]*15;1)" office:value-type="float" office:value="13.6" calcext:value-type="float">
            <text:p>13.6</text:p>
          </table:table-cell>
          <table:table-cell table:formula="of:=[.B22]" office:value-type="float" office:value="0.777998266000708" calcext:value-type="float">
            <text:p>0.777998266000708</text:p>
          </table:table-cell>
          <table:table-cell table:number-columns-repeated="20"/>
          <table:table-cell office:value-type="float" office:value="41" calcext:value-type="float">
            <text:p>41</text:p>
          </table:table-cell>
          <table:table-cell table:formula="of:=0.25*SIN(PI()*[.$X66]/32)" office:value-type="float" office:value="-0.193252613340684" calcext:value-type="float">
            <text:p>-0.193252613340684</text:p>
          </table:table-cell>
          <table:table-cell table:formula="of:=0.25*COS(PI()*[.$X66]/32)" office:value-type="float" office:value="-0.158598321040911" calcext:value-type="float">
            <text:p>-0.1585983210409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uration</text:p>
          </table:table-cell>
          <table:table-cell table:formula="of:=ROUND([.B62]*6.5/[.D$4];0)" office:value-type="float" office:value="2" calcext:value-type="float">
            <text:p>2</text:p>
          </table:table-cell>
          <table:table-cell table:formula="of:=[.B24]" office:value-type="float" office:value="61" calcext:value-type="float">
            <text:p>61</text:p>
          </table:table-cell>
          <table:table-cell table:number-columns-repeated="20"/>
          <table:table-cell office:value-type="float" office:value="42" calcext:value-type="float">
            <text:p>42</text:p>
          </table:table-cell>
          <table:table-cell table:formula="of:=0.25*SIN(PI()*[.$X67]/32)" office:value-type="float" office:value="-0.207867403075636" calcext:value-type="float">
            <text:p>-0.207867403075636</text:p>
          </table:table-cell>
          <table:table-cell table:formula="of:=0.25*COS(PI()*[.$X67]/32)" office:value-type="float" office:value="-0.138892558254901" calcext:value-type="float">
            <text:p>-0.13889255825490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43" calcext:value-type="float">
            <text:p>43</text:p>
          </table:table-cell>
          <table:table-cell table:formula="of:=0.25*SIN(PI()*[.$X68]/32)" office:value-type="float" office:value="-0.220480316087089" calcext:value-type="float">
            <text:p>-0.220480316087089</text:p>
          </table:table-cell>
          <table:table-cell table:formula="of:=0.25*COS(PI()*[.$X68]/32)" office:value-type="float" office:value="-0.117849184206499" calcext:value-type="float">
            <text:p>-0.11784918420649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44" calcext:value-type="float">
            <text:p>44</text:p>
          </table:table-cell>
          <table:table-cell table:formula="of:=0.25*SIN(PI()*[.$X69]/32)" office:value-type="float" office:value="-0.230969883127822" calcext:value-type="float">
            <text:p>-0.230969883127822</text:p>
          </table:table-cell>
          <table:table-cell table:formula="of:=0.25*COS(PI()*[.$X69]/32)" office:value-type="float" office:value="-0.0956708580912726" calcext:value-type="float">
            <text:p>-0.09567085809127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45" calcext:value-type="float">
            <text:p>45</text:p>
          </table:table-cell>
          <table:table-cell table:formula="of:=0.25*SIN(PI()*[.$X70]/32)" office:value-type="float" office:value="-0.239235083933052" calcext:value-type="float">
            <text:p>-0.239235083933052</text:p>
          </table:table-cell>
          <table:table-cell table:formula="of:=0.25*COS(PI()*[.$X70]/32)" office:value-type="float" office:value="-0.0725711693136156" calcext:value-type="float">
            <text:p>-0.07257116931361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46" calcext:value-type="float">
            <text:p>46</text:p>
          </table:table-cell>
          <table:table-cell table:formula="of:=0.25*SIN(PI()*[.$X71]/32)" office:value-type="float" office:value="-0.245196320100808" calcext:value-type="float">
            <text:p>-0.245196320100808</text:p>
          </table:table-cell>
          <table:table-cell table:formula="of:=0.25*COS(PI()*[.$X71]/32)" office:value-type="float" office:value="-0.0487725805040322" calcext:value-type="float">
            <text:p>-0.04877258050403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47" calcext:value-type="float">
            <text:p>47</text:p>
          </table:table-cell>
          <table:table-cell table:formula="of:=0.25*SIN(PI()*[.$X72]/32)" office:value-type="float" office:value="-0.248796181668049" calcext:value-type="float">
            <text:p>-0.248796181668049</text:p>
          </table:table-cell>
          <table:table-cell table:formula="of:=0.25*COS(PI()*[.$X72]/32)" office:value-type="float" office:value="-0.0245042850823901" calcext:value-type="float">
            <text:p>-0.0245042850823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48" calcext:value-type="float">
            <text:p>48</text:p>
          </table:table-cell>
          <table:table-cell table:formula="of:=0.25*SIN(PI()*[.$X73]/32)" office:value-type="float" office:value="-0.25" calcext:value-type="float">
            <text:p>-0.25</text:p>
          </table:table-cell>
          <table:table-cell table:formula="of:=0.25*COS(PI()*[.$X73]/32)" office:value-type="float" office:value="-4.59242549680257E-017" calcext:value-type="float">
            <text:p>-4.59242549680257E-1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49" calcext:value-type="float">
            <text:p>49</text:p>
          </table:table-cell>
          <table:table-cell table:formula="of:=0.25*SIN(PI()*[.$X74]/32)" office:value-type="float" office:value="-0.248796181668049" calcext:value-type="float">
            <text:p>-0.248796181668049</text:p>
          </table:table-cell>
          <table:table-cell table:formula="of:=0.25*COS(PI()*[.$X74]/32)" office:value-type="float" office:value="0.02450428508239" calcext:value-type="float">
            <text:p>0.0245042850823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0" calcext:value-type="float">
            <text:p>50</text:p>
          </table:table-cell>
          <table:table-cell table:style-name="ce13" table:formula="of:=0.25*SIN(PI()*[.$X75]/32)" office:value-type="float" office:value="-0.245196320100808" calcext:value-type="float">
            <text:p>-0.245196320100808</text:p>
          </table:table-cell>
          <table:table-cell table:style-name="ce13" table:formula="of:=0.25*COS(PI()*[.$X75]/32)" office:value-type="float" office:value="0.0487725805040321" calcext:value-type="float">
            <text:p>0.04877258050403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1" calcext:value-type="float">
            <text:p>51</text:p>
          </table:table-cell>
          <table:table-cell table:formula="of:=0.25*SIN(PI()*[.$X76]/32)" office:value-type="float" office:value="-0.239235083933052" calcext:value-type="float">
            <text:p>-0.239235083933052</text:p>
          </table:table-cell>
          <table:table-cell table:formula="of:=0.25*COS(PI()*[.$X76]/32)" office:value-type="float" office:value="0.0725711693136155" calcext:value-type="float">
            <text:p>0.07257116931361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2" calcext:value-type="float">
            <text:p>52</text:p>
          </table:table-cell>
          <table:table-cell table:formula="of:=0.25*SIN(PI()*[.$X77]/32)" office:value-type="float" office:value="-0.230969883127822" calcext:value-type="float">
            <text:p>-0.230969883127822</text:p>
          </table:table-cell>
          <table:table-cell table:formula="of:=0.25*COS(PI()*[.$X77]/32)" office:value-type="float" office:value="0.0956708580912725" calcext:value-type="float">
            <text:p>0.09567085809127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3" calcext:value-type="float">
            <text:p>53</text:p>
          </table:table-cell>
          <table:table-cell table:formula="of:=0.25*SIN(PI()*[.$X78]/32)" office:value-type="float" office:value="-0.220480316087089" calcext:value-type="float">
            <text:p>-0.220480316087089</text:p>
          </table:table-cell>
          <table:table-cell table:formula="of:=0.25*COS(PI()*[.$X78]/32)" office:value-type="float" office:value="0.117849184206499" calcext:value-type="float">
            <text:p>0.11784918420649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4" calcext:value-type="float">
            <text:p>54</text:p>
          </table:table-cell>
          <table:table-cell table:formula="of:=0.25*SIN(PI()*[.$X79]/32)" office:value-type="float" office:value="-0.207867403075636" calcext:value-type="float">
            <text:p>-0.207867403075636</text:p>
          </table:table-cell>
          <table:table-cell table:formula="of:=0.25*COS(PI()*[.$X79]/32)" office:value-type="float" office:value="0.1388925582549" calcext:value-type="float">
            <text:p>0.138892558254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5" calcext:value-type="float">
            <text:p>55</text:p>
          </table:table-cell>
          <table:table-cell table:formula="of:=0.25*SIN(PI()*[.$X80]/32)" office:value-type="float" office:value="-0.193252613340684" calcext:value-type="float">
            <text:p>-0.193252613340684</text:p>
          </table:table-cell>
          <table:table-cell table:formula="of:=0.25*COS(PI()*[.$X80]/32)" office:value-type="float" office:value="0.158598321040911" calcext:value-type="float">
            <text:p>0.15859832104091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6" calcext:value-type="float">
            <text:p>56</text:p>
          </table:table-cell>
          <table:table-cell table:formula="of:=0.25*SIN(PI()*[.$X81]/32)" office:value-type="float" office:value="-0.176776695296637" calcext:value-type="float">
            <text:p>-0.176776695296637</text:p>
          </table:table-cell>
          <table:table-cell table:formula="of:=0.25*COS(PI()*[.$X81]/32)" office:value-type="float" office:value="0.176776695296637" calcext:value-type="float">
            <text:p>0.17677669529663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7" calcext:value-type="float">
            <text:p>57</text:p>
          </table:table-cell>
          <table:table-cell table:formula="of:=0.25*SIN(PI()*[.$X82]/32)" office:value-type="float" office:value="-0.158598321040911" calcext:value-type="float">
            <text:p>-0.158598321040911</text:p>
          </table:table-cell>
          <table:table-cell table:formula="of:=0.25*COS(PI()*[.$X82]/32)" office:value-type="float" office:value="0.193252613340684" calcext:value-type="float">
            <text:p>0.193252613340684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8" calcext:value-type="float">
            <text:p>58</text:p>
          </table:table-cell>
          <table:table-cell table:formula="of:=0.25*SIN(PI()*[.$X83]/32)" office:value-type="float" office:value="-0.138892558254901" calcext:value-type="float">
            <text:p>-0.138892558254901</text:p>
          </table:table-cell>
          <table:table-cell table:formula="of:=0.25*COS(PI()*[.$X83]/32)" office:value-type="float" office:value="0.207867403075636" calcext:value-type="float">
            <text:p>0.20786740307563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59" calcext:value-type="float">
            <text:p>59</text:p>
          </table:table-cell>
          <table:table-cell table:formula="of:=0.25*SIN(PI()*[.$X84]/32)" office:value-type="float" office:value="-0.117849184206499" calcext:value-type="float">
            <text:p>-0.117849184206499</text:p>
          </table:table-cell>
          <table:table-cell table:formula="of:=0.25*COS(PI()*[.$X84]/32)" office:value-type="float" office:value="0.220480316087089" calcext:value-type="float">
            <text:p>0.22048031608708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60" calcext:value-type="float">
            <text:p>60</text:p>
          </table:table-cell>
          <table:table-cell table:formula="of:=0.25*SIN(PI()*[.$X85]/32)" office:value-type="float" office:value="-0.0956708580912726" calcext:value-type="float">
            <text:p>-0.095670858091273</text:p>
          </table:table-cell>
          <table:table-cell table:formula="of:=0.25*COS(PI()*[.$X85]/32)" office:value-type="float" office:value="0.230969883127822" calcext:value-type="float">
            <text:p>0.23096988312782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61" calcext:value-type="float">
            <text:p>61</text:p>
          </table:table-cell>
          <table:table-cell table:formula="of:=0.25*SIN(PI()*[.$X86]/32)" office:value-type="float" office:value="-0.0725711693136156" calcext:value-type="float">
            <text:p>-0.072571169313616</text:p>
          </table:table-cell>
          <table:table-cell table:formula="of:=0.25*COS(PI()*[.$X86]/32)" office:value-type="float" office:value="0.239235083933052" calcext:value-type="float">
            <text:p>0.23923508393305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62" calcext:value-type="float">
            <text:p>62</text:p>
          </table:table-cell>
          <table:table-cell table:style-name="ce13" table:formula="of:=0.25*SIN(PI()*[.$X87]/32)" office:value-type="float" office:value="-0.0487725805040322" calcext:value-type="float">
            <text:p>-0.048772580504032</text:p>
          </table:table-cell>
          <table:table-cell table:style-name="ce13" table:formula="of:=0.25*COS(PI()*[.$X87]/32)" office:value-type="float" office:value="0.245196320100808" calcext:value-type="float">
            <text:p>0.245196320100808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63" calcext:value-type="float">
            <text:p>63</text:p>
          </table:table-cell>
          <table:table-cell table:formula="of:=0.25*SIN(PI()*[.$X88]/32)" office:value-type="float" office:value="-0.0245042850823901" calcext:value-type="float">
            <text:p>-0.02450428508239</text:p>
          </table:table-cell>
          <table:table-cell table:formula="of:=0.25*COS(PI()*[.$X88]/32)" office:value-type="float" office:value="0.248796181668049" calcext:value-type="float">
            <text:p>0.248796181668049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style-name="gr1" draw:text-style-name="P1" svg:width="6.2984in" svg:height="3.5449in" svg:x="8.0323in" svg:y="0.387in">
            <draw:object draw:notify-on-update-of-ranges="Sheet2.D3:Sheet2.D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IN([.A1])" office:value-type="float" office:value="0" calcext:value-type="float">
            <text:p>0</text:p>
          </table:table-cell>
          <table:table-cell table:formula="of:=COS([.A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Q</text:p>
          </table:table-cell>
          <table:table-cell office:value-type="string" calcext:value-type="string">
            <text:p>Q0: AT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3])" office:value-type="float" office:value="0" calcext:value-type="float">
            <text:p>0</text:p>
          </table:table-cell>
          <table:table-cell table:formula="of:=COS([.A3])" office:value-type="float" office:value="1" calcext:value-type="float">
            <text:p>1</text:p>
          </table:table-cell>
          <table:table-cell table:formula="of:=[.B$1]*[.B3]+[.C$1]*[.C3]" office:value-type="float" office:value="1" calcext:value-type="float">
            <text:p>1</text:p>
          </table:table-cell>
          <table:table-cell table:formula="of:=ATAN([.B3]/[.C3])" office:value-type="float" office:value="0" calcext:value-type="float">
            <text:p>0</text:p>
          </table:table-cell>
          <table:table-cell/>
          <table:table-cell table:formula="of:=INT(2*[.A3]/PI())" office:value-type="float" office:value="0" calcext:value-type="float">
            <text:p>0</text:p>
          </table:table-cell>
          <table:table-cell office:value-type="string" calcext:value-type="string">
            <text:p>Q1/Q2: ATAN+PI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[.A4])" office:value-type="float" office:value="0.0998334166468282" calcext:value-type="float">
            <text:p>0.099833416646828</text:p>
          </table:table-cell>
          <table:table-cell table:formula="of:=COS([.A4])" office:value-type="float" office:value="0.995004165278026" calcext:value-type="float">
            <text:p>0.995004165278026</text:p>
          </table:table-cell>
          <table:table-cell table:formula="of:=[.B$1]*[.B4]+[.C$1]*[.C4]" office:value-type="float" office:value="0.995004165278026" calcext:value-type="float">
            <text:p>0.995004165278026</text:p>
          </table:table-cell>
          <table:table-cell table:formula="of:=ATAN([.B4]/[.C4])" office:value-type="float" office:value="0.1" calcext:value-type="float">
            <text:p>0.1</text:p>
          </table:table-cell>
          <table:table-cell/>
          <table:table-cell table:formula="of:=INT(2*[.A4]/PI())" office:value-type="float" office:value="0" calcext:value-type="float">
            <text:p>0</text:p>
          </table:table-cell>
          <table:table-cell office:value-type="string" calcext:value-type="string">
            <text:p>Q3: ATAN+2PI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[.A5])" office:value-type="float" office:value="0.198669330795061" calcext:value-type="float">
            <text:p>0.198669330795061</text:p>
          </table:table-cell>
          <table:table-cell table:formula="of:=COS([.A5])" office:value-type="float" office:value="0.980066577841242" calcext:value-type="float">
            <text:p>0.980066577841242</text:p>
          </table:table-cell>
          <table:table-cell table:formula="of:=[.B$1]*[.B5]+[.C$1]*[.C5]" office:value-type="float" office:value="0.980066577841242" calcext:value-type="float">
            <text:p>0.980066577841242</text:p>
          </table:table-cell>
          <table:table-cell table:formula="of:=ATAN([.B5]/[.C5])" office:value-type="float" office:value="0.2" calcext:value-type="float">
            <text:p>0.2</text:p>
          </table:table-cell>
          <table:table-cell/>
          <table:table-cell table:formula="of:=INT(2*[.A5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[.A6])" office:value-type="float" office:value="0.29552020666134" calcext:value-type="float">
            <text:p>0.29552020666134</text:p>
          </table:table-cell>
          <table:table-cell table:formula="of:=COS([.A6])" office:value-type="float" office:value="0.955336489125606" calcext:value-type="float">
            <text:p>0.955336489125606</text:p>
          </table:table-cell>
          <table:table-cell table:formula="of:=[.B$1]*[.B6]+[.C$1]*[.C6]" office:value-type="float" office:value="0.955336489125606" calcext:value-type="float">
            <text:p>0.955336489125606</text:p>
          </table:table-cell>
          <table:table-cell table:formula="of:=ATAN([.B6]/[.C6])" office:value-type="float" office:value="0.3" calcext:value-type="float">
            <text:p>0.3</text:p>
          </table:table-cell>
          <table:table-cell/>
          <table:table-cell table:formula="of:=INT(2*[.A6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[.A7])" office:value-type="float" office:value="0.38941834230865" calcext:value-type="float">
            <text:p>0.38941834230865</text:p>
          </table:table-cell>
          <table:table-cell table:formula="of:=COS([.A7])" office:value-type="float" office:value="0.921060994002885" calcext:value-type="float">
            <text:p>0.921060994002885</text:p>
          </table:table-cell>
          <table:table-cell table:formula="of:=[.B$1]*[.B7]+[.C$1]*[.C7]" office:value-type="float" office:value="0.921060994002885" calcext:value-type="float">
            <text:p>0.921060994002885</text:p>
          </table:table-cell>
          <table:table-cell table:formula="of:=ATAN([.B7]/[.C7])" office:value-type="float" office:value="0.4" calcext:value-type="float">
            <text:p>0.4</text:p>
          </table:table-cell>
          <table:table-cell/>
          <table:table-cell table:formula="of:=INT(2*[.A7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[.A8])" office:value-type="float" office:value="0.479425538604203" calcext:value-type="float">
            <text:p>0.479425538604203</text:p>
          </table:table-cell>
          <table:table-cell table:formula="of:=COS([.A8])" office:value-type="float" office:value="0.877582561890373" calcext:value-type="float">
            <text:p>0.877582561890373</text:p>
          </table:table-cell>
          <table:table-cell table:formula="of:=[.B$1]*[.B8]+[.C$1]*[.C8]" office:value-type="float" office:value="0.877582561890373" calcext:value-type="float">
            <text:p>0.877582561890373</text:p>
          </table:table-cell>
          <table:table-cell table:formula="of:=ATAN([.B8]/[.C8])" office:value-type="float" office:value="0.5" calcext:value-type="float">
            <text:p>0.5</text:p>
          </table:table-cell>
          <table:table-cell/>
          <table:table-cell table:formula="of:=INT(2*[.A8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[.A9])" office:value-type="float" office:value="0.564642473395035" calcext:value-type="float">
            <text:p>0.564642473395035</text:p>
          </table:table-cell>
          <table:table-cell table:formula="of:=COS([.A9])" office:value-type="float" office:value="0.825335614909678" calcext:value-type="float">
            <text:p>0.825335614909678</text:p>
          </table:table-cell>
          <table:table-cell table:formula="of:=[.B$1]*[.B9]+[.C$1]*[.C9]" office:value-type="float" office:value="0.825335614909678" calcext:value-type="float">
            <text:p>0.825335614909678</text:p>
          </table:table-cell>
          <table:table-cell table:formula="of:=ATAN([.B9]/[.C9])" office:value-type="float" office:value="0.6" calcext:value-type="float">
            <text:p>0.6</text:p>
          </table:table-cell>
          <table:table-cell/>
          <table:table-cell table:formula="of:=INT(2*[.A9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[.A10])" office:value-type="float" office:value="0.644217687237691" calcext:value-type="float">
            <text:p>0.644217687237691</text:p>
          </table:table-cell>
          <table:table-cell table:formula="of:=COS([.A10])" office:value-type="float" office:value="0.764842187284488" calcext:value-type="float">
            <text:p>0.764842187284488</text:p>
          </table:table-cell>
          <table:table-cell table:formula="of:=[.B$1]*[.B10]+[.C$1]*[.C10]" office:value-type="float" office:value="0.764842187284488" calcext:value-type="float">
            <text:p>0.764842187284488</text:p>
          </table:table-cell>
          <table:table-cell table:formula="of:=ATAN([.B10]/[.C10])" office:value-type="float" office:value="0.7" calcext:value-type="float">
            <text:p>0.7</text:p>
          </table:table-cell>
          <table:table-cell/>
          <table:table-cell table:formula="of:=INT(2*[.A10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[.A11])" office:value-type="float" office:value="0.717356090899523" calcext:value-type="float">
            <text:p>0.717356090899523</text:p>
          </table:table-cell>
          <table:table-cell table:formula="of:=COS([.A11])" office:value-type="float" office:value="0.696706709347165" calcext:value-type="float">
            <text:p>0.696706709347165</text:p>
          </table:table-cell>
          <table:table-cell table:formula="of:=[.B$1]*[.B11]+[.C$1]*[.C11]" office:value-type="float" office:value="0.696706709347165" calcext:value-type="float">
            <text:p>0.696706709347165</text:p>
          </table:table-cell>
          <table:table-cell table:formula="of:=ATAN([.B11]/[.C11])" office:value-type="float" office:value="0.8" calcext:value-type="float">
            <text:p>0.8</text:p>
          </table:table-cell>
          <table:table-cell/>
          <table:table-cell table:formula="of:=INT(2*[.A11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[.A12])" office:value-type="float" office:value="0.783326909627483" calcext:value-type="float">
            <text:p>0.783326909627483</text:p>
          </table:table-cell>
          <table:table-cell table:formula="of:=COS([.A12])" office:value-type="float" office:value="0.621609968270664" calcext:value-type="float">
            <text:p>0.621609968270664</text:p>
          </table:table-cell>
          <table:table-cell table:formula="of:=[.B$1]*[.B12]+[.C$1]*[.C12]" office:value-type="float" office:value="0.621609968270664" calcext:value-type="float">
            <text:p>0.621609968270664</text:p>
          </table:table-cell>
          <table:table-cell table:formula="of:=ATAN([.B12]/[.C12])" office:value-type="float" office:value="0.9" calcext:value-type="float">
            <text:p>0.9</text:p>
          </table:table-cell>
          <table:table-cell/>
          <table:table-cell table:formula="of:=INT(2*[.A12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13])" office:value-type="float" office:value="0.841470984807896" calcext:value-type="float">
            <text:p>0.841470984807896</text:p>
          </table:table-cell>
          <table:table-cell table:formula="of:=COS([.A13])" office:value-type="float" office:value="0.54030230586814" calcext:value-type="float">
            <text:p>0.54030230586814</text:p>
          </table:table-cell>
          <table:table-cell table:formula="of:=[.B$1]*[.B13]+[.C$1]*[.C13]" office:value-type="float" office:value="0.54030230586814" calcext:value-type="float">
            <text:p>0.54030230586814</text:p>
          </table:table-cell>
          <table:table-cell table:formula="of:=ATAN([.B13]/[.C13])" office:value-type="float" office:value="1" calcext:value-type="float">
            <text:p>1</text:p>
          </table:table-cell>
          <table:table-cell/>
          <table:table-cell table:formula="of:=INT(2*[.A13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[.A14])" office:value-type="float" office:value="0.891207360061435" calcext:value-type="float">
            <text:p>0.891207360061435</text:p>
          </table:table-cell>
          <table:table-cell table:formula="of:=COS([.A14])" office:value-type="float" office:value="0.453596121425577" calcext:value-type="float">
            <text:p>0.453596121425577</text:p>
          </table:table-cell>
          <table:table-cell table:formula="of:=[.B$1]*[.B14]+[.C$1]*[.C14]" office:value-type="float" office:value="0.453596121425577" calcext:value-type="float">
            <text:p>0.453596121425577</text:p>
          </table:table-cell>
          <table:table-cell table:formula="of:=ATAN([.B14]/[.C14])" office:value-type="float" office:value="1.1" calcext:value-type="float">
            <text:p>1.1</text:p>
          </table:table-cell>
          <table:table-cell/>
          <table:table-cell table:formula="of:=INT(2*[.A14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[.A15])" office:value-type="float" office:value="0.932039085967226" calcext:value-type="float">
            <text:p>0.932039085967226</text:p>
          </table:table-cell>
          <table:table-cell table:formula="of:=COS([.A15])" office:value-type="float" office:value="0.362357754476673" calcext:value-type="float">
            <text:p>0.362357754476673</text:p>
          </table:table-cell>
          <table:table-cell table:formula="of:=[.B$1]*[.B15]+[.C$1]*[.C15]" office:value-type="float" office:value="0.362357754476673" calcext:value-type="float">
            <text:p>0.362357754476673</text:p>
          </table:table-cell>
          <table:table-cell table:formula="of:=ATAN([.B15]/[.C15])" office:value-type="float" office:value="1.2" calcext:value-type="float">
            <text:p>1.2</text:p>
          </table:table-cell>
          <table:table-cell/>
          <table:table-cell table:formula="of:=INT(2*[.A15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[.A16])" office:value-type="float" office:value="0.963558185417193" calcext:value-type="float">
            <text:p>0.963558185417193</text:p>
          </table:table-cell>
          <table:table-cell table:formula="of:=COS([.A16])" office:value-type="float" office:value="0.267498828624587" calcext:value-type="float">
            <text:p>0.267498828624587</text:p>
          </table:table-cell>
          <table:table-cell table:formula="of:=[.B$1]*[.B16]+[.C$1]*[.C16]" office:value-type="float" office:value="0.267498828624587" calcext:value-type="float">
            <text:p>0.267498828624587</text:p>
          </table:table-cell>
          <table:table-cell table:formula="of:=ATAN([.B16]/[.C16])" office:value-type="float" office:value="1.3" calcext:value-type="float">
            <text:p>1.3</text:p>
          </table:table-cell>
          <table:table-cell/>
          <table:table-cell table:formula="of:=INT(2*[.A16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[.A17])" office:value-type="float" office:value="0.98544972998846" calcext:value-type="float">
            <text:p>0.98544972998846</text:p>
          </table:table-cell>
          <table:table-cell table:formula="of:=COS([.A17])" office:value-type="float" office:value="0.169967142900241" calcext:value-type="float">
            <text:p>0.169967142900241</text:p>
          </table:table-cell>
          <table:table-cell table:formula="of:=[.B$1]*[.B17]+[.C$1]*[.C17]" office:value-type="float" office:value="0.169967142900241" calcext:value-type="float">
            <text:p>0.169967142900241</text:p>
          </table:table-cell>
          <table:table-cell table:formula="of:=ATAN([.B17]/[.C17])" office:value-type="float" office:value="1.4" calcext:value-type="float">
            <text:p>1.4</text:p>
          </table:table-cell>
          <table:table-cell/>
          <table:table-cell table:formula="of:=INT(2*[.A17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[.A18])" office:value-type="float" office:value="0.997494986604055" calcext:value-type="float">
            <text:p>0.997494986604055</text:p>
          </table:table-cell>
          <table:table-cell table:formula="of:=COS([.A18])" office:value-type="float" office:value="0.0707372016677029" calcext:value-type="float">
            <text:p>0.070737201667703</text:p>
          </table:table-cell>
          <table:table-cell table:formula="of:=[.B$1]*[.B18]+[.C$1]*[.C18]" office:value-type="float" office:value="0.0707372016677029" calcext:value-type="float">
            <text:p>0.070737201667703</text:p>
          </table:table-cell>
          <table:table-cell table:formula="of:=ATAN([.B18]/[.C18])" office:value-type="float" office:value="1.5" calcext:value-type="float">
            <text:p>1.5</text:p>
          </table:table-cell>
          <table:table-cell/>
          <table:table-cell table:formula="of:=INT(2*[.A18]/PI(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[.A19])" office:value-type="float" office:value="0.999573603041505" calcext:value-type="float">
            <text:p>0.999573603041505</text:p>
          </table:table-cell>
          <table:table-cell table:formula="of:=COS([.A19])" office:value-type="float" office:value="-0.0291995223012888" calcext:value-type="float">
            <text:p>-0.029199522301289</text:p>
          </table:table-cell>
          <table:table-cell table:formula="of:=[.B$1]*[.B19]+[.C$1]*[.C19]" office:value-type="float" office:value="-0.0291995223012888" calcext:value-type="float">
            <text:p>-0.029199522301289</text:p>
          </table:table-cell>
          <table:table-cell table:formula="of:=ATAN([.B19]/[.C19])" office:value-type="float" office:value="-1.54159265358979" calcext:value-type="float">
            <text:p>-1.54159265358979</text:p>
          </table:table-cell>
          <table:table-cell table:formula="of:=[.E19]+PI()" office:value-type="float" office:value="1.6" calcext:value-type="float">
            <text:p>1.6</text:p>
          </table:table-cell>
          <table:table-cell table:formula="of:=INT(2*[.A19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IN([.A20])" office:value-type="float" office:value="0.991664810452468" calcext:value-type="float">
            <text:p>0.991664810452468</text:p>
          </table:table-cell>
          <table:table-cell table:formula="of:=COS([.A20])" office:value-type="float" office:value="-0.128844494295525" calcext:value-type="float">
            <text:p>-0.128844494295525</text:p>
          </table:table-cell>
          <table:table-cell table:formula="of:=[.B$1]*[.B20]+[.C$1]*[.C20]" office:value-type="float" office:value="-0.128844494295525" calcext:value-type="float">
            <text:p>-0.128844494295525</text:p>
          </table:table-cell>
          <table:table-cell table:formula="of:=ATAN([.B20]/[.C20])" office:value-type="float" office:value="-1.44159265358979" calcext:value-type="float">
            <text:p>-1.44159265358979</text:p>
          </table:table-cell>
          <table:table-cell table:formula="of:=[.E20]+PI()" office:value-type="float" office:value="1.7" calcext:value-type="float">
            <text:p>1.7</text:p>
          </table:table-cell>
          <table:table-cell table:formula="of:=INT(2*[.A20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[.A21])" office:value-type="float" office:value="0.973847630878195" calcext:value-type="float">
            <text:p>0.973847630878195</text:p>
          </table:table-cell>
          <table:table-cell table:formula="of:=COS([.A21])" office:value-type="float" office:value="-0.227202094693087" calcext:value-type="float">
            <text:p>-0.227202094693087</text:p>
          </table:table-cell>
          <table:table-cell table:formula="of:=[.B$1]*[.B21]+[.C$1]*[.C21]" office:value-type="float" office:value="-0.227202094693087" calcext:value-type="float">
            <text:p>-0.227202094693087</text:p>
          </table:table-cell>
          <table:table-cell table:formula="of:=ATAN([.B21]/[.C21])" office:value-type="float" office:value="-1.34159265358979" calcext:value-type="float">
            <text:p>-1.34159265358979</text:p>
          </table:table-cell>
          <table:table-cell table:formula="of:=[.E21]+PI()" office:value-type="float" office:value="1.8" calcext:value-type="float">
            <text:p>1.8</text:p>
          </table:table-cell>
          <table:table-cell table:formula="of:=INT(2*[.A21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IN([.A22])" office:value-type="float" office:value="0.946300087687414" calcext:value-type="float">
            <text:p>0.946300087687414</text:p>
          </table:table-cell>
          <table:table-cell table:formula="of:=COS([.A22])" office:value-type="float" office:value="-0.323289566863504" calcext:value-type="float">
            <text:p>-0.323289566863504</text:p>
          </table:table-cell>
          <table:table-cell table:formula="of:=[.B$1]*[.B22]+[.C$1]*[.C22]" office:value-type="float" office:value="-0.323289566863504" calcext:value-type="float">
            <text:p>-0.323289566863504</text:p>
          </table:table-cell>
          <table:table-cell table:formula="of:=ATAN([.B22]/[.C22])" office:value-type="float" office:value="-1.24159265358979" calcext:value-type="float">
            <text:p>-1.24159265358979</text:p>
          </table:table-cell>
          <table:table-cell table:formula="of:=[.E22]+PI()" office:value-type="float" office:value="1.9" calcext:value-type="float">
            <text:p>1.9</text:p>
          </table:table-cell>
          <table:table-cell table:formula="of:=INT(2*[.A22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23])" office:value-type="float" office:value="0.909297426825682" calcext:value-type="float">
            <text:p>0.909297426825682</text:p>
          </table:table-cell>
          <table:table-cell table:formula="of:=COS([.A23])" office:value-type="float" office:value="-0.416146836547142" calcext:value-type="float">
            <text:p>-0.416146836547142</text:p>
          </table:table-cell>
          <table:table-cell table:formula="of:=[.B$1]*[.B23]+[.C$1]*[.C23]" office:value-type="float" office:value="-0.416146836547142" calcext:value-type="float">
            <text:p>-0.416146836547142</text:p>
          </table:table-cell>
          <table:table-cell table:formula="of:=ATAN([.B23]/[.C23])" office:value-type="float" office:value="-1.14159265358979" calcext:value-type="float">
            <text:p>-1.14159265358979</text:p>
          </table:table-cell>
          <table:table-cell table:formula="of:=[.E23]+PI()" office:value-type="float" office:value="2" calcext:value-type="float">
            <text:p>2</text:p>
          </table:table-cell>
          <table:table-cell table:formula="of:=INT(2*[.A23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SIN([.A24])" office:value-type="float" office:value="0.863209366648874" calcext:value-type="float">
            <text:p>0.863209366648874</text:p>
          </table:table-cell>
          <table:table-cell table:formula="of:=COS([.A24])" office:value-type="float" office:value="-0.504846104599858" calcext:value-type="float">
            <text:p>-0.504846104599858</text:p>
          </table:table-cell>
          <table:table-cell table:formula="of:=[.B$1]*[.B24]+[.C$1]*[.C24]" office:value-type="float" office:value="-0.504846104599858" calcext:value-type="float">
            <text:p>-0.504846104599858</text:p>
          </table:table-cell>
          <table:table-cell table:formula="of:=ATAN([.B24]/[.C24])" office:value-type="float" office:value="-1.04159265358979" calcext:value-type="float">
            <text:p>-1.04159265358979</text:p>
          </table:table-cell>
          <table:table-cell table:formula="of:=[.E24]+PI()" office:value-type="float" office:value="2.1" calcext:value-type="float">
            <text:p>2.1</text:p>
          </table:table-cell>
          <table:table-cell table:formula="of:=INT(2*[.A24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SIN([.A25])" office:value-type="float" office:value="0.80849640381959" calcext:value-type="float">
            <text:p>0.80849640381959</text:p>
          </table:table-cell>
          <table:table-cell table:formula="of:=COS([.A25])" office:value-type="float" office:value="-0.588501117255346" calcext:value-type="float">
            <text:p>-0.588501117255346</text:p>
          </table:table-cell>
          <table:table-cell table:formula="of:=[.B$1]*[.B25]+[.C$1]*[.C25]" office:value-type="float" office:value="-0.588501117255346" calcext:value-type="float">
            <text:p>-0.588501117255346</text:p>
          </table:table-cell>
          <table:table-cell table:formula="of:=ATAN([.B25]/[.C25])" office:value-type="float" office:value="-0.941592653589793" calcext:value-type="float">
            <text:p>-0.941592653589793</text:p>
          </table:table-cell>
          <table:table-cell table:formula="of:=[.E25]+PI()" office:value-type="float" office:value="2.2" calcext:value-type="float">
            <text:p>2.2</text:p>
          </table:table-cell>
          <table:table-cell table:formula="of:=INT(2*[.A25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SIN([.A26])" office:value-type="float" office:value="0.74570521217672" calcext:value-type="float">
            <text:p>0.74570521217672</text:p>
          </table:table-cell>
          <table:table-cell table:formula="of:=COS([.A26])" office:value-type="float" office:value="-0.666276021279824" calcext:value-type="float">
            <text:p>-0.666276021279824</text:p>
          </table:table-cell>
          <table:table-cell table:formula="of:=[.B$1]*[.B26]+[.C$1]*[.C26]" office:value-type="float" office:value="-0.666276021279824" calcext:value-type="float">
            <text:p>-0.666276021279824</text:p>
          </table:table-cell>
          <table:table-cell table:formula="of:=ATAN([.B26]/[.C26])" office:value-type="float" office:value="-0.841592653589793" calcext:value-type="float">
            <text:p>-0.841592653589793</text:p>
          </table:table-cell>
          <table:table-cell table:formula="of:=[.E26]+PI()" office:value-type="float" office:value="2.3" calcext:value-type="float">
            <text:p>2.3</text:p>
          </table:table-cell>
          <table:table-cell table:formula="of:=INT(2*[.A26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SIN([.A27])" office:value-type="float" office:value="0.675463180551151" calcext:value-type="float">
            <text:p>0.675463180551151</text:p>
          </table:table-cell>
          <table:table-cell table:formula="of:=COS([.A27])" office:value-type="float" office:value="-0.737393715541246" calcext:value-type="float">
            <text:p>-0.737393715541246</text:p>
          </table:table-cell>
          <table:table-cell table:formula="of:=[.B$1]*[.B27]+[.C$1]*[.C27]" office:value-type="float" office:value="-0.737393715541246" calcext:value-type="float">
            <text:p>-0.737393715541246</text:p>
          </table:table-cell>
          <table:table-cell table:formula="of:=ATAN([.B27]/[.C27])" office:value-type="float" office:value="-0.741592653589793" calcext:value-type="float">
            <text:p>-0.741592653589793</text:p>
          </table:table-cell>
          <table:table-cell table:formula="of:=[.E27]+PI()" office:value-type="float" office:value="2.4" calcext:value-type="float">
            <text:p>2.4</text:p>
          </table:table-cell>
          <table:table-cell table:formula="of:=INT(2*[.A27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SIN([.A28])" office:value-type="float" office:value="0.598472144103957" calcext:value-type="float">
            <text:p>0.598472144103957</text:p>
          </table:table-cell>
          <table:table-cell table:formula="of:=COS([.A28])" office:value-type="float" office:value="-0.801143615546934" calcext:value-type="float">
            <text:p>-0.801143615546934</text:p>
          </table:table-cell>
          <table:table-cell table:formula="of:=[.B$1]*[.B28]+[.C$1]*[.C28]" office:value-type="float" office:value="-0.801143615546934" calcext:value-type="float">
            <text:p>-0.801143615546934</text:p>
          </table:table-cell>
          <table:table-cell table:formula="of:=ATAN([.B28]/[.C28])" office:value-type="float" office:value="-0.641592653589793" calcext:value-type="float">
            <text:p>-0.641592653589793</text:p>
          </table:table-cell>
          <table:table-cell table:formula="of:=[.E28]+PI()" office:value-type="float" office:value="2.5" calcext:value-type="float">
            <text:p>2.5</text:p>
          </table:table-cell>
          <table:table-cell table:formula="of:=INT(2*[.A28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SIN([.A29])" office:value-type="float" office:value="0.515501371821464" calcext:value-type="float">
            <text:p>0.515501371821464</text:p>
          </table:table-cell>
          <table:table-cell table:formula="of:=COS([.A29])" office:value-type="float" office:value="-0.856888753368947" calcext:value-type="float">
            <text:p>-0.856888753368947</text:p>
          </table:table-cell>
          <table:table-cell table:formula="of:=[.B$1]*[.B29]+[.C$1]*[.C29]" office:value-type="float" office:value="-0.856888753368947" calcext:value-type="float">
            <text:p>-0.856888753368947</text:p>
          </table:table-cell>
          <table:table-cell table:formula="of:=ATAN([.B29]/[.C29])" office:value-type="float" office:value="-0.541592653589793" calcext:value-type="float">
            <text:p>-0.541592653589793</text:p>
          </table:table-cell>
          <table:table-cell table:formula="of:=[.E29]+PI()" office:value-type="float" office:value="2.6" calcext:value-type="float">
            <text:p>2.6</text:p>
          </table:table-cell>
          <table:table-cell table:formula="of:=INT(2*[.A29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SIN([.A30])" office:value-type="float" office:value="0.42737988023383" calcext:value-type="float">
            <text:p>0.42737988023383</text:p>
          </table:table-cell>
          <table:table-cell table:formula="of:=COS([.A30])" office:value-type="float" office:value="-0.904072142017061" calcext:value-type="float">
            <text:p>-0.904072142017061</text:p>
          </table:table-cell>
          <table:table-cell table:formula="of:=[.B$1]*[.B30]+[.C$1]*[.C30]" office:value-type="float" office:value="-0.904072142017061" calcext:value-type="float">
            <text:p>-0.904072142017061</text:p>
          </table:table-cell>
          <table:table-cell table:formula="of:=ATAN([.B30]/[.C30])" office:value-type="float" office:value="-0.441592653589793" calcext:value-type="float">
            <text:p>-0.441592653589793</text:p>
          </table:table-cell>
          <table:table-cell table:formula="of:=[.E30]+PI()" office:value-type="float" office:value="2.7" calcext:value-type="float">
            <text:p>2.7</text:p>
          </table:table-cell>
          <table:table-cell table:formula="of:=INT(2*[.A30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SIN([.A31])" office:value-type="float" office:value="0.334988150155905" calcext:value-type="float">
            <text:p>0.334988150155905</text:p>
          </table:table-cell>
          <table:table-cell table:formula="of:=COS([.A31])" office:value-type="float" office:value="-0.942222340668658" calcext:value-type="float">
            <text:p>-0.942222340668658</text:p>
          </table:table-cell>
          <table:table-cell table:formula="of:=[.B$1]*[.B31]+[.C$1]*[.C31]" office:value-type="float" office:value="-0.942222340668658" calcext:value-type="float">
            <text:p>-0.942222340668658</text:p>
          </table:table-cell>
          <table:table-cell table:formula="of:=ATAN([.B31]/[.C31])" office:value-type="float" office:value="-0.341592653589793" calcext:value-type="float">
            <text:p>-0.341592653589793</text:p>
          </table:table-cell>
          <table:table-cell table:formula="of:=[.E31]+PI()" office:value-type="float" office:value="2.8" calcext:value-type="float">
            <text:p>2.8</text:p>
          </table:table-cell>
          <table:table-cell table:formula="of:=INT(2*[.A31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SIN([.A32])" office:value-type="float" office:value="0.239249329213982" calcext:value-type="float">
            <text:p>0.239249329213982</text:p>
          </table:table-cell>
          <table:table-cell table:formula="of:=COS([.A32])" office:value-type="float" office:value="-0.970958165149591" calcext:value-type="float">
            <text:p>-0.970958165149591</text:p>
          </table:table-cell>
          <table:table-cell table:formula="of:=[.B$1]*[.B32]+[.C$1]*[.C32]" office:value-type="float" office:value="-0.970958165149591" calcext:value-type="float">
            <text:p>-0.970958165149591</text:p>
          </table:table-cell>
          <table:table-cell table:formula="of:=ATAN([.B32]/[.C32])" office:value-type="float" office:value="-0.241592653589793" calcext:value-type="float">
            <text:p>-0.241592653589793</text:p>
          </table:table-cell>
          <table:table-cell table:formula="of:=[.E32]+PI()" office:value-type="float" office:value="2.9" calcext:value-type="float">
            <text:p>2.9</text:p>
          </table:table-cell>
          <table:table-cell table:formula="of:=INT(2*[.A32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33])" office:value-type="float" office:value="0.141120008059867" calcext:value-type="float">
            <text:p>0.141120008059867</text:p>
          </table:table-cell>
          <table:table-cell table:formula="of:=COS([.A33])" office:value-type="float" office:value="-0.989992496600445" calcext:value-type="float">
            <text:p>-0.989992496600445</text:p>
          </table:table-cell>
          <table:table-cell table:formula="of:=[.B$1]*[.B33]+[.C$1]*[.C33]" office:value-type="float" office:value="-0.989992496600445" calcext:value-type="float">
            <text:p>-0.989992496600445</text:p>
          </table:table-cell>
          <table:table-cell table:formula="of:=ATAN([.B33]/[.C33])" office:value-type="float" office:value="-0.141592653589793" calcext:value-type="float">
            <text:p>-0.141592653589793</text:p>
          </table:table-cell>
          <table:table-cell table:formula="of:=[.E33]+PI()" office:value-type="float" office:value="3" calcext:value-type="float">
            <text:p>3</text:p>
          </table:table-cell>
          <table:table-cell table:formula="of:=INT(2*[.A33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SIN([.A34])" office:value-type="float" office:value="0.0415806624332905" calcext:value-type="float">
            <text:p>0.041580662433291</text:p>
          </table:table-cell>
          <table:table-cell table:formula="of:=COS([.A34])" office:value-type="float" office:value="-0.999135150273279" calcext:value-type="float">
            <text:p>-0.999135150273279</text:p>
          </table:table-cell>
          <table:table-cell table:formula="of:=[.B$1]*[.B34]+[.C$1]*[.C34]" office:value-type="float" office:value="-0.999135150273279" calcext:value-type="float">
            <text:p>-0.999135150273279</text:p>
          </table:table-cell>
          <table:table-cell table:formula="of:=ATAN([.B34]/[.C34])" office:value-type="float" office:value="-0.0415926535897932" calcext:value-type="float">
            <text:p>-0.041592653589793</text:p>
          </table:table-cell>
          <table:table-cell table:formula="of:=[.E34]+PI()" office:value-type="float" office:value="3.1" calcext:value-type="float">
            <text:p>3.1</text:p>
          </table:table-cell>
          <table:table-cell table:formula="of:=INT(2*[.A34]/PI(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SIN([.A35])" office:value-type="float" office:value="-0.0583741434275801" calcext:value-type="float">
            <text:p>-0.05837414342758</text:p>
          </table:table-cell>
          <table:table-cell table:formula="of:=COS([.A35])" office:value-type="float" office:value="-0.998294775794753" calcext:value-type="float">
            <text:p>-0.998294775794753</text:p>
          </table:table-cell>
          <table:table-cell table:formula="of:=[.B$1]*[.B35]+[.C$1]*[.C35]" office:value-type="float" office:value="-0.998294775794753" calcext:value-type="float">
            <text:p>-0.998294775794753</text:p>
          </table:table-cell>
          <table:table-cell table:formula="of:=ATAN([.B35]/[.C35])" office:value-type="float" office:value="0.0584073464102069" calcext:value-type="float">
            <text:p>0.058407346410207</text:p>
          </table:table-cell>
          <table:table-cell table:formula="of:=[.E35]+PI()" office:value-type="float" office:value="3.2" calcext:value-type="float">
            <text:p>3.2</text:p>
          </table:table-cell>
          <table:table-cell table:formula="of:=INT(2*[.A35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SIN([.A36])" office:value-type="float" office:value="-0.157745694143249" calcext:value-type="float">
            <text:p>-0.157745694143249</text:p>
          </table:table-cell>
          <table:table-cell table:formula="of:=COS([.A36])" office:value-type="float" office:value="-0.987479769908865" calcext:value-type="float">
            <text:p>-0.987479769908865</text:p>
          </table:table-cell>
          <table:table-cell table:formula="of:=[.B$1]*[.B36]+[.C$1]*[.C36]" office:value-type="float" office:value="-0.987479769908865" calcext:value-type="float">
            <text:p>-0.987479769908865</text:p>
          </table:table-cell>
          <table:table-cell table:formula="of:=ATAN([.B36]/[.C36])" office:value-type="float" office:value="0.158407346410207" calcext:value-type="float">
            <text:p>0.158407346410207</text:p>
          </table:table-cell>
          <table:table-cell table:formula="of:=[.E36]+PI()" office:value-type="float" office:value="3.3" calcext:value-type="float">
            <text:p>3.3</text:p>
          </table:table-cell>
          <table:table-cell table:formula="of:=INT(2*[.A36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SIN([.A37])" office:value-type="float" office:value="-0.255541102026832" calcext:value-type="float">
            <text:p>-0.255541102026832</text:p>
          </table:table-cell>
          <table:table-cell table:formula="of:=COS([.A37])" office:value-type="float" office:value="-0.966798192579461" calcext:value-type="float">
            <text:p>-0.966798192579461</text:p>
          </table:table-cell>
          <table:table-cell table:formula="of:=[.B$1]*[.B37]+[.C$1]*[.C37]" office:value-type="float" office:value="-0.966798192579461" calcext:value-type="float">
            <text:p>-0.966798192579461</text:p>
          </table:table-cell>
          <table:table-cell table:formula="of:=ATAN([.B37]/[.C37])" office:value-type="float" office:value="0.258407346410207" calcext:value-type="float">
            <text:p>0.258407346410207</text:p>
          </table:table-cell>
          <table:table-cell table:formula="of:=[.E37]+PI()" office:value-type="float" office:value="3.4" calcext:value-type="float">
            <text:p>3.4</text:p>
          </table:table-cell>
          <table:table-cell table:formula="of:=INT(2*[.A37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SIN([.A38])" office:value-type="float" office:value="-0.35078322768962" calcext:value-type="float">
            <text:p>-0.35078322768962</text:p>
          </table:table-cell>
          <table:table-cell table:formula="of:=COS([.A38])" office:value-type="float" office:value="-0.936456687290796" calcext:value-type="float">
            <text:p>-0.936456687290796</text:p>
          </table:table-cell>
          <table:table-cell table:formula="of:=[.B$1]*[.B38]+[.C$1]*[.C38]" office:value-type="float" office:value="-0.936456687290796" calcext:value-type="float">
            <text:p>-0.936456687290796</text:p>
          </table:table-cell>
          <table:table-cell table:formula="of:=ATAN([.B38]/[.C38])" office:value-type="float" office:value="0.358407346410207" calcext:value-type="float">
            <text:p>0.358407346410207</text:p>
          </table:table-cell>
          <table:table-cell table:formula="of:=[.E38]+PI()" office:value-type="float" office:value="3.5" calcext:value-type="float">
            <text:p>3.5</text:p>
          </table:table-cell>
          <table:table-cell table:formula="of:=INT(2*[.A38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SIN([.A39])" office:value-type="float" office:value="-0.442520443294852" calcext:value-type="float">
            <text:p>-0.442520443294852</text:p>
          </table:table-cell>
          <table:table-cell table:formula="of:=COS([.A39])" office:value-type="float" office:value="-0.896758416334147" calcext:value-type="float">
            <text:p>-0.896758416334147</text:p>
          </table:table-cell>
          <table:table-cell table:formula="of:=[.B$1]*[.B39]+[.C$1]*[.C39]" office:value-type="float" office:value="-0.896758416334147" calcext:value-type="float">
            <text:p>-0.896758416334147</text:p>
          </table:table-cell>
          <table:table-cell table:formula="of:=ATAN([.B39]/[.C39])" office:value-type="float" office:value="0.458407346410207" calcext:value-type="float">
            <text:p>0.458407346410207</text:p>
          </table:table-cell>
          <table:table-cell table:formula="of:=[.E39]+PI()" office:value-type="float" office:value="3.6" calcext:value-type="float">
            <text:p>3.6</text:p>
          </table:table-cell>
          <table:table-cell table:formula="of:=INT(2*[.A39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SIN([.A40])" office:value-type="float" office:value="-0.529836140908493" calcext:value-type="float">
            <text:p>-0.529836140908493</text:p>
          </table:table-cell>
          <table:table-cell table:formula="of:=COS([.A40])" office:value-type="float" office:value="-0.848100031710408" calcext:value-type="float">
            <text:p>-0.848100031710408</text:p>
          </table:table-cell>
          <table:table-cell table:formula="of:=[.B$1]*[.B40]+[.C$1]*[.C40]" office:value-type="float" office:value="-0.848100031710408" calcext:value-type="float">
            <text:p>-0.848100031710408</text:p>
          </table:table-cell>
          <table:table-cell table:formula="of:=ATAN([.B40]/[.C40])" office:value-type="float" office:value="0.558407346410207" calcext:value-type="float">
            <text:p>0.558407346410207</text:p>
          </table:table-cell>
          <table:table-cell table:formula="of:=[.E40]+PI()" office:value-type="float" office:value="3.7" calcext:value-type="float">
            <text:p>3.7</text:p>
          </table:table-cell>
          <table:table-cell table:formula="of:=INT(2*[.A40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SIN([.A41])" office:value-type="float" office:value="-0.611857890942719" calcext:value-type="float">
            <text:p>-0.611857890942719</text:p>
          </table:table-cell>
          <table:table-cell table:formula="of:=COS([.A41])" office:value-type="float" office:value="-0.790967711914417" calcext:value-type="float">
            <text:p>-0.790967711914417</text:p>
          </table:table-cell>
          <table:table-cell table:formula="of:=[.B$1]*[.B41]+[.C$1]*[.C41]" office:value-type="float" office:value="-0.790967711914417" calcext:value-type="float">
            <text:p>-0.790967711914417</text:p>
          </table:table-cell>
          <table:table-cell table:formula="of:=ATAN([.B41]/[.C41])" office:value-type="float" office:value="0.658407346410207" calcext:value-type="float">
            <text:p>0.658407346410207</text:p>
          </table:table-cell>
          <table:table-cell table:formula="of:=[.E41]+PI()" office:value-type="float" office:value="3.8" calcext:value-type="float">
            <text:p>3.8</text:p>
          </table:table-cell>
          <table:table-cell table:formula="of:=INT(2*[.A41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SIN([.A42])" office:value-type="float" office:value="-0.687766159183974" calcext:value-type="float">
            <text:p>-0.687766159183974</text:p>
          </table:table-cell>
          <table:table-cell table:formula="of:=COS([.A42])" office:value-type="float" office:value="-0.72593230420014" calcext:value-type="float">
            <text:p>-0.72593230420014</text:p>
          </table:table-cell>
          <table:table-cell table:formula="of:=[.B$1]*[.B42]+[.C$1]*[.C42]" office:value-type="float" office:value="-0.72593230420014" calcext:value-type="float">
            <text:p>-0.72593230420014</text:p>
          </table:table-cell>
          <table:table-cell table:formula="of:=ATAN([.B42]/[.C42])" office:value-type="float" office:value="0.758407346410207" calcext:value-type="float">
            <text:p>0.758407346410207</text:p>
          </table:table-cell>
          <table:table-cell table:formula="of:=[.E42]+PI()" office:value-type="float" office:value="3.9" calcext:value-type="float">
            <text:p>3.9</text:p>
          </table:table-cell>
          <table:table-cell table:formula="of:=INT(2*[.A42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43])" office:value-type="float" office:value="-0.756802495307928" calcext:value-type="float">
            <text:p>-0.756802495307928</text:p>
          </table:table-cell>
          <table:table-cell table:formula="of:=COS([.A43])" office:value-type="float" office:value="-0.653643620863612" calcext:value-type="float">
            <text:p>-0.653643620863612</text:p>
          </table:table-cell>
          <table:table-cell table:formula="of:=[.B$1]*[.B43]+[.C$1]*[.C43]" office:value-type="float" office:value="-0.653643620863612" calcext:value-type="float">
            <text:p>-0.653643620863612</text:p>
          </table:table-cell>
          <table:table-cell table:formula="of:=ATAN([.B43]/[.C43])" office:value-type="float" office:value="0.858407346410207" calcext:value-type="float">
            <text:p>0.858407346410207</text:p>
          </table:table-cell>
          <table:table-cell table:formula="of:=[.E43]+PI()" office:value-type="float" office:value="4" calcext:value-type="float">
            <text:p>4</text:p>
          </table:table-cell>
          <table:table-cell table:formula="of:=INT(2*[.A43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SIN([.A44])" office:value-type="float" office:value="-0.818277111064411" calcext:value-type="float">
            <text:p>-0.818277111064411</text:p>
          </table:table-cell>
          <table:table-cell table:formula="of:=COS([.A44])" office:value-type="float" office:value="-0.574823946533269" calcext:value-type="float">
            <text:p>-0.574823946533269</text:p>
          </table:table-cell>
          <table:table-cell table:formula="of:=[.B$1]*[.B44]+[.C$1]*[.C44]" office:value-type="float" office:value="-0.574823946533269" calcext:value-type="float">
            <text:p>-0.574823946533269</text:p>
          </table:table-cell>
          <table:table-cell table:formula="of:=ATAN([.B44]/[.C44])" office:value-type="float" office:value="0.958407346410207" calcext:value-type="float">
            <text:p>0.958407346410207</text:p>
          </table:table-cell>
          <table:table-cell table:formula="of:=[.E44]+PI()" office:value-type="float" office:value="4.1" calcext:value-type="float">
            <text:p>4.1</text:p>
          </table:table-cell>
          <table:table-cell table:formula="of:=INT(2*[.A44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SIN([.A45])" office:value-type="float" office:value="-0.871575772413588" calcext:value-type="float">
            <text:p>-0.871575772413588</text:p>
          </table:table-cell>
          <table:table-cell table:formula="of:=COS([.A45])" office:value-type="float" office:value="-0.490260821340699" calcext:value-type="float">
            <text:p>-0.490260821340699</text:p>
          </table:table-cell>
          <table:table-cell table:formula="of:=[.B$1]*[.B45]+[.C$1]*[.C45]" office:value-type="float" office:value="-0.490260821340699" calcext:value-type="float">
            <text:p>-0.490260821340699</text:p>
          </table:table-cell>
          <table:table-cell table:formula="of:=ATAN([.B45]/[.C45])" office:value-type="float" office:value="1.05840734641021" calcext:value-type="float">
            <text:p>1.05840734641021</text:p>
          </table:table-cell>
          <table:table-cell table:formula="of:=[.E45]+PI()" office:value-type="float" office:value="4.2" calcext:value-type="float">
            <text:p>4.2</text:p>
          </table:table-cell>
          <table:table-cell table:formula="of:=INT(2*[.A45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SIN([.A46])" office:value-type="float" office:value="-0.916165936749455" calcext:value-type="float">
            <text:p>-0.916165936749455</text:p>
          </table:table-cell>
          <table:table-cell table:formula="of:=COS([.A46])" office:value-type="float" office:value="-0.400799172079975" calcext:value-type="float">
            <text:p>-0.400799172079975</text:p>
          </table:table-cell>
          <table:table-cell table:formula="of:=[.B$1]*[.B46]+[.C$1]*[.C46]" office:value-type="float" office:value="-0.400799172079975" calcext:value-type="float">
            <text:p>-0.400799172079975</text:p>
          </table:table-cell>
          <table:table-cell table:formula="of:=ATAN([.B46]/[.C46])" office:value-type="float" office:value="1.15840734641021" calcext:value-type="float">
            <text:p>1.15840734641021</text:p>
          </table:table-cell>
          <table:table-cell table:formula="of:=[.E46]+PI()" office:value-type="float" office:value="4.3" calcext:value-type="float">
            <text:p>4.3</text:p>
          </table:table-cell>
          <table:table-cell table:formula="of:=INT(2*[.A46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SIN([.A47])" office:value-type="float" office:value="-0.951602073889516" calcext:value-type="float">
            <text:p>-0.951602073889516</text:p>
          </table:table-cell>
          <table:table-cell table:formula="of:=COS([.A47])" office:value-type="float" office:value="-0.30733286997842" calcext:value-type="float">
            <text:p>-0.30733286997842</text:p>
          </table:table-cell>
          <table:table-cell table:formula="of:=[.B$1]*[.B47]+[.C$1]*[.C47]" office:value-type="float" office:value="-0.30733286997842" calcext:value-type="float">
            <text:p>-0.30733286997842</text:p>
          </table:table-cell>
          <table:table-cell table:formula="of:=ATAN([.B47]/[.C47])" office:value-type="float" office:value="1.25840734641021" calcext:value-type="float">
            <text:p>1.25840734641021</text:p>
          </table:table-cell>
          <table:table-cell table:formula="of:=[.E47]+PI()" office:value-type="float" office:value="4.4" calcext:value-type="float">
            <text:p>4.4</text:p>
          </table:table-cell>
          <table:table-cell table:formula="of:=INT(2*[.A47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SIN([.A48])" office:value-type="float" office:value="-0.977530117665097" calcext:value-type="float">
            <text:p>-0.977530117665097</text:p>
          </table:table-cell>
          <table:table-cell table:formula="of:=COS([.A48])" office:value-type="float" office:value="-0.210795799430781" calcext:value-type="float">
            <text:p>-0.210795799430781</text:p>
          </table:table-cell>
          <table:table-cell table:formula="of:=[.B$1]*[.B48]+[.C$1]*[.C48]" office:value-type="float" office:value="-0.210795799430781" calcext:value-type="float">
            <text:p>-0.210795799430781</text:p>
          </table:table-cell>
          <table:table-cell table:formula="of:=ATAN([.B48]/[.C48])" office:value-type="float" office:value="1.35840734641021" calcext:value-type="float">
            <text:p>1.35840734641021</text:p>
          </table:table-cell>
          <table:table-cell table:formula="of:=[.E48]+PI()" office:value-type="float" office:value="4.5" calcext:value-type="float">
            <text:p>4.5</text:p>
          </table:table-cell>
          <table:table-cell table:formula="of:=INT(2*[.A48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SIN([.A49])" office:value-type="float" office:value="-0.993691003633464" calcext:value-type="float">
            <text:p>-0.993691003633464</text:p>
          </table:table-cell>
          <table:table-cell table:formula="of:=COS([.A49])" office:value-type="float" office:value="-0.112152526935056" calcext:value-type="float">
            <text:p>-0.112152526935056</text:p>
          </table:table-cell>
          <table:table-cell table:formula="of:=[.B$1]*[.B49]+[.C$1]*[.C49]" office:value-type="float" office:value="-0.112152526935056" calcext:value-type="float">
            <text:p>-0.112152526935056</text:p>
          </table:table-cell>
          <table:table-cell table:formula="of:=ATAN([.B49]/[.C49])" office:value-type="float" office:value="1.45840734641021" calcext:value-type="float">
            <text:p>1.45840734641021</text:p>
          </table:table-cell>
          <table:table-cell table:formula="of:=[.E49]+PI()" office:value-type="float" office:value="4.6" calcext:value-type="float">
            <text:p>4.6</text:p>
          </table:table-cell>
          <table:table-cell table:formula="of:=INT(2*[.A49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SIN([.A50])" office:value-type="float" office:value="-0.999923257564101" calcext:value-type="float">
            <text:p>-0.999923257564101</text:p>
          </table:table-cell>
          <table:table-cell table:formula="of:=COS([.A50])" office:value-type="float" office:value="-0.0123886634628923" calcext:value-type="float">
            <text:p>-0.012388663462892</text:p>
          </table:table-cell>
          <table:table-cell table:formula="of:=[.B$1]*[.B50]+[.C$1]*[.C50]" office:value-type="float" office:value="-0.0123886634628923" calcext:value-type="float">
            <text:p>-0.012388663462892</text:p>
          </table:table-cell>
          <table:table-cell table:formula="of:=ATAN([.B50]/[.C50])" office:value-type="float" office:value="1.55840734641021" calcext:value-type="float">
            <text:p>1.55840734641021</text:p>
          </table:table-cell>
          <table:table-cell table:formula="of:=[.E50]+PI()" office:value-type="float" office:value="4.7" calcext:value-type="float">
            <text:p>4.7</text:p>
          </table:table-cell>
          <table:table-cell table:formula="of:=INT(2*[.A50]/PI(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SIN([.A51])" office:value-type="float" office:value="-0.996164608835841" calcext:value-type="float">
            <text:p>-0.996164608835841</text:p>
          </table:table-cell>
          <table:table-cell table:formula="of:=COS([.A51])" office:value-type="float" office:value="0.0874989834394446" calcext:value-type="float">
            <text:p>0.087498983439445</text:p>
          </table:table-cell>
          <table:table-cell table:formula="of:=[.B$1]*[.B51]+[.C$1]*[.C51]" office:value-type="float" office:value="0.0874989834394446" calcext:value-type="float">
            <text:p>0.087498983439445</text:p>
          </table:table-cell>
          <table:table-cell table:formula="of:=ATAN([.B51]/[.C51])" office:value-type="float" office:value="-1.48318530717959" calcext:value-type="float">
            <text:p>-1.48318530717959</text:p>
          </table:table-cell>
          <table:table-cell table:formula="of:=[.E51]+2*PI()" office:value-type="float" office:value="4.8" calcext:value-type="float">
            <text:p>4.8</text:p>
          </table:table-cell>
          <table:table-cell table:formula="of:=INT(2*[.A51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SIN([.A52])" office:value-type="float" office:value="-0.982452612624333" calcext:value-type="float">
            <text:p>-0.982452612624333</text:p>
          </table:table-cell>
          <table:table-cell table:formula="of:=COS([.A52])" office:value-type="float" office:value="0.186512369422574" calcext:value-type="float">
            <text:p>0.186512369422574</text:p>
          </table:table-cell>
          <table:table-cell table:formula="of:=[.B$1]*[.B52]+[.C$1]*[.C52]" office:value-type="float" office:value="0.186512369422574" calcext:value-type="float">
            <text:p>0.186512369422574</text:p>
          </table:table-cell>
          <table:table-cell table:formula="of:=ATAN([.B52]/[.C52])" office:value-type="float" office:value="-1.38318530717959" calcext:value-type="float">
            <text:p>-1.38318530717959</text:p>
          </table:table-cell>
          <table:table-cell table:formula="of:=[.E52]+2*PI()" office:value-type="float" office:value="4.9" calcext:value-type="float">
            <text:p>4.9</text:p>
          </table:table-cell>
          <table:table-cell table:formula="of:=INT(2*[.A52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53])" office:value-type="float" office:value="-0.958924274663139" calcext:value-type="float">
            <text:p>-0.958924274663139</text:p>
          </table:table-cell>
          <table:table-cell table:formula="of:=COS([.A53])" office:value-type="float" office:value="0.283662185463225" calcext:value-type="float">
            <text:p>0.283662185463225</text:p>
          </table:table-cell>
          <table:table-cell table:formula="of:=[.B$1]*[.B53]+[.C$1]*[.C53]" office:value-type="float" office:value="0.283662185463225" calcext:value-type="float">
            <text:p>0.283662185463225</text:p>
          </table:table-cell>
          <table:table-cell table:formula="of:=ATAN([.B53]/[.C53])" office:value-type="float" office:value="-1.28318530717959" calcext:value-type="float">
            <text:p>-1.28318530717959</text:p>
          </table:table-cell>
          <table:table-cell table:formula="of:=[.E53]+2*PI()" office:value-type="float" office:value="5" calcext:value-type="float">
            <text:p>5</text:p>
          </table:table-cell>
          <table:table-cell table:formula="of:=INT(2*[.A53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SIN([.A54])" office:value-type="float" office:value="-0.925814682327733" calcext:value-type="float">
            <text:p>-0.925814682327733</text:p>
          </table:table-cell>
          <table:table-cell table:formula="of:=COS([.A54])" office:value-type="float" office:value="0.377977742712979" calcext:value-type="float">
            <text:p>0.377977742712979</text:p>
          </table:table-cell>
          <table:table-cell table:formula="of:=[.B$1]*[.B54]+[.C$1]*[.C54]" office:value-type="float" office:value="0.377977742712979" calcext:value-type="float">
            <text:p>0.377977742712979</text:p>
          </table:table-cell>
          <table:table-cell table:formula="of:=ATAN([.B54]/[.C54])" office:value-type="float" office:value="-1.18318530717959" calcext:value-type="float">
            <text:p>-1.18318530717959</text:p>
          </table:table-cell>
          <table:table-cell table:formula="of:=[.E54]+2*PI()" office:value-type="float" office:value="5.1" calcext:value-type="float">
            <text:p>5.1</text:p>
          </table:table-cell>
          <table:table-cell table:formula="of:=INT(2*[.A54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SIN([.A55])" office:value-type="float" office:value="-0.883454655720155" calcext:value-type="float">
            <text:p>-0.883454655720155</text:p>
          </table:table-cell>
          <table:table-cell table:formula="of:=COS([.A55])" office:value-type="float" office:value="0.468516671300375" calcext:value-type="float">
            <text:p>0.468516671300375</text:p>
          </table:table-cell>
          <table:table-cell table:formula="of:=[.B$1]*[.B55]+[.C$1]*[.C55]" office:value-type="float" office:value="0.468516671300375" calcext:value-type="float">
            <text:p>0.468516671300375</text:p>
          </table:table-cell>
          <table:table-cell table:formula="of:=ATAN([.B55]/[.C55])" office:value-type="float" office:value="-1.08318530717959" calcext:value-type="float">
            <text:p>-1.08318530717959</text:p>
          </table:table-cell>
          <table:table-cell table:formula="of:=[.E55]+2*PI()" office:value-type="float" office:value="5.2" calcext:value-type="float">
            <text:p>5.2</text:p>
          </table:table-cell>
          <table:table-cell table:formula="of:=INT(2*[.A55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SIN([.A56])" office:value-type="float" office:value="-0.832267442223903" calcext:value-type="float">
            <text:p>-0.832267442223903</text:p>
          </table:table-cell>
          <table:table-cell table:formula="of:=COS([.A56])" office:value-type="float" office:value="0.554374336179159" calcext:value-type="float">
            <text:p>0.554374336179159</text:p>
          </table:table-cell>
          <table:table-cell table:formula="of:=[.B$1]*[.B56]+[.C$1]*[.C56]" office:value-type="float" office:value="0.554374336179159" calcext:value-type="float">
            <text:p>0.554374336179159</text:p>
          </table:table-cell>
          <table:table-cell table:formula="of:=ATAN([.B56]/[.C56])" office:value-type="float" office:value="-0.983185307179589" calcext:value-type="float">
            <text:p>-0.983185307179589</text:p>
          </table:table-cell>
          <table:table-cell table:formula="of:=[.E56]+2*PI()" office:value-type="float" office:value="5.3" calcext:value-type="float">
            <text:p>5.3</text:p>
          </table:table-cell>
          <table:table-cell table:formula="of:=INT(2*[.A56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SIN([.A57])" office:value-type="float" office:value="-0.772764487555989" calcext:value-type="float">
            <text:p>-0.772764487555989</text:p>
          </table:table-cell>
          <table:table-cell table:formula="of:=COS([.A57])" office:value-type="float" office:value="0.634692875942632" calcext:value-type="float">
            <text:p>0.634692875942632</text:p>
          </table:table-cell>
          <table:table-cell table:formula="of:=[.B$1]*[.B57]+[.C$1]*[.C57]" office:value-type="float" office:value="0.634692875942632" calcext:value-type="float">
            <text:p>0.634692875942632</text:p>
          </table:table-cell>
          <table:table-cell table:formula="of:=ATAN([.B57]/[.C57])" office:value-type="float" office:value="-0.88318530717959" calcext:value-type="float">
            <text:p>-0.88318530717959</text:p>
          </table:table-cell>
          <table:table-cell table:formula="of:=[.E57]+2*PI()" office:value-type="float" office:value="5.4" calcext:value-type="float">
            <text:p>5.4</text:p>
          </table:table-cell>
          <table:table-cell table:formula="of:=INT(2*[.A57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SIN([.A58])" office:value-type="float" office:value="-0.705540325570394" calcext:value-type="float">
            <text:p>-0.705540325570394</text:p>
          </table:table-cell>
          <table:table-cell table:formula="of:=COS([.A58])" office:value-type="float" office:value="0.708669774291258" calcext:value-type="float">
            <text:p>0.708669774291258</text:p>
          </table:table-cell>
          <table:table-cell table:formula="of:=[.B$1]*[.B58]+[.C$1]*[.C58]" office:value-type="float" office:value="0.708669774291258" calcext:value-type="float">
            <text:p>0.708669774291258</text:p>
          </table:table-cell>
          <table:table-cell table:formula="of:=ATAN([.B58]/[.C58])" office:value-type="float" office:value="-0.78318530717959" calcext:value-type="float">
            <text:p>-0.78318530717959</text:p>
          </table:table-cell>
          <table:table-cell table:formula="of:=[.E58]+2*PI()" office:value-type="float" office:value="5.5" calcext:value-type="float">
            <text:p>5.5</text:p>
          </table:table-cell>
          <table:table-cell table:formula="of:=INT(2*[.A58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SIN([.A59])" office:value-type="float" office:value="-0.631266637872324" calcext:value-type="float">
            <text:p>-0.631266637872324</text:p>
          </table:table-cell>
          <table:table-cell table:formula="of:=COS([.A59])" office:value-type="float" office:value="0.775565878510247" calcext:value-type="float">
            <text:p>0.775565878510247</text:p>
          </table:table-cell>
          <table:table-cell table:formula="of:=[.B$1]*[.B59]+[.C$1]*[.C59]" office:value-type="float" office:value="0.775565878510247" calcext:value-type="float">
            <text:p>0.775565878510247</text:p>
          </table:table-cell>
          <table:table-cell table:formula="of:=ATAN([.B59]/[.C59])" office:value-type="float" office:value="-0.68318530717959" calcext:value-type="float">
            <text:p>-0.68318530717959</text:p>
          </table:table-cell>
          <table:table-cell table:formula="of:=[.E59]+2*PI()" office:value-type="float" office:value="5.6" calcext:value-type="float">
            <text:p>5.6</text:p>
          </table:table-cell>
          <table:table-cell table:formula="of:=INT(2*[.A59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SIN([.A60])" office:value-type="float" office:value="-0.550685542597641" calcext:value-type="float">
            <text:p>-0.550685542597641</text:p>
          </table:table-cell>
          <table:table-cell table:formula="of:=COS([.A60])" office:value-type="float" office:value="0.834712784839157" calcext:value-type="float">
            <text:p>0.834712784839157</text:p>
          </table:table-cell>
          <table:table-cell table:formula="of:=[.B$1]*[.B60]+[.C$1]*[.C60]" office:value-type="float" office:value="0.834712784839157" calcext:value-type="float">
            <text:p>0.834712784839157</text:p>
          </table:table-cell>
          <table:table-cell table:formula="of:=ATAN([.B60]/[.C60])" office:value-type="float" office:value="-0.583185307179591" calcext:value-type="float">
            <text:p>-0.583185307179591</text:p>
          </table:table-cell>
          <table:table-cell table:formula="of:=[.E60]+2*PI()" office:value-type="float" office:value="5.7" calcext:value-type="float">
            <text:p>5.7</text:p>
          </table:table-cell>
          <table:table-cell table:formula="of:=INT(2*[.A60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SIN([.A61])" office:value-type="float" office:value="-0.464602179413761" calcext:value-type="float">
            <text:p>-0.464602179413761</text:p>
          </table:table-cell>
          <table:table-cell table:formula="of:=COS([.A61])" office:value-type="float" office:value="0.885519516941317" calcext:value-type="float">
            <text:p>0.885519516941317</text:p>
          </table:table-cell>
          <table:table-cell table:formula="of:=[.B$1]*[.B61]+[.C$1]*[.C61]" office:value-type="float" office:value="0.885519516941317" calcext:value-type="float">
            <text:p>0.885519516941317</text:p>
          </table:table-cell>
          <table:table-cell table:formula="of:=ATAN([.B61]/[.C61])" office:value-type="float" office:value="-0.483185307179591" calcext:value-type="float">
            <text:p>-0.483185307179591</text:p>
          </table:table-cell>
          <table:table-cell table:formula="of:=[.E61]+2*PI()" office:value-type="float" office:value="5.8" calcext:value-type="float">
            <text:p>5.8</text:p>
          </table:table-cell>
          <table:table-cell table:formula="of:=INT(2*[.A61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SIN([.A62])" office:value-type="float" office:value="-0.373876664830241" calcext:value-type="float">
            <text:p>-0.373876664830241</text:p>
          </table:table-cell>
          <table:table-cell table:formula="of:=COS([.A62])" office:value-type="float" office:value="0.927478430744034" calcext:value-type="float">
            <text:p>0.927478430744034</text:p>
          </table:table-cell>
          <table:table-cell table:formula="of:=[.B$1]*[.B62]+[.C$1]*[.C62]" office:value-type="float" office:value="0.927478430744034" calcext:value-type="float">
            <text:p>0.927478430744034</text:p>
          </table:table-cell>
          <table:table-cell table:formula="of:=ATAN([.B62]/[.C62])" office:value-type="float" office:value="-0.383185307179591" calcext:value-type="float">
            <text:p>-0.383185307179591</text:p>
          </table:table-cell>
          <table:table-cell table:formula="of:=[.E62]+2*PI()" office:value-type="float" office:value="5.9" calcext:value-type="float">
            <text:p>5.9</text:p>
          </table:table-cell>
          <table:table-cell table:formula="of:=INT(2*[.A62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63])" office:value-type="float" office:value="-0.279415498198931" calcext:value-type="float">
            <text:p>-0.279415498198931</text:p>
          </table:table-cell>
          <table:table-cell table:formula="of:=COS([.A63])" office:value-type="float" office:value="0.960170286650365" calcext:value-type="float">
            <text:p>0.960170286650365</text:p>
          </table:table-cell>
          <table:table-cell table:formula="of:=[.B$1]*[.B63]+[.C$1]*[.C63]" office:value-type="float" office:value="0.960170286650365" calcext:value-type="float">
            <text:p>0.960170286650365</text:p>
          </table:table-cell>
          <table:table-cell table:formula="of:=ATAN([.B63]/[.C63])" office:value-type="float" office:value="-0.283185307179592" calcext:value-type="float">
            <text:p>-0.283185307179592</text:p>
          </table:table-cell>
          <table:table-cell table:formula="of:=[.E63]+2*PI()" office:value-type="float" office:value="6" calcext:value-type="float">
            <text:p>6</text:p>
          </table:table-cell>
          <table:table-cell table:formula="of:=INT(2*[.A63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09999999999999" calcext:value-type="float">
            <text:p>6.09999999999999</text:p>
          </table:table-cell>
          <table:table-cell table:formula="of:=SIN([.A64])" office:value-type="float" office:value="-0.182162504272101" calcext:value-type="float">
            <text:p>-0.182162504272101</text:p>
          </table:table-cell>
          <table:table-cell table:formula="of:=COS([.A64])" office:value-type="float" office:value="0.983268438442584" calcext:value-type="float">
            <text:p>0.983268438442584</text:p>
          </table:table-cell>
          <table:table-cell table:formula="of:=[.B$1]*[.B64]+[.C$1]*[.C64]" office:value-type="float" office:value="0.983268438442584" calcext:value-type="float">
            <text:p>0.983268438442584</text:p>
          </table:table-cell>
          <table:table-cell table:formula="of:=ATAN([.B64]/[.C64])" office:value-type="float" office:value="-0.183185307179592" calcext:value-type="float">
            <text:p>-0.183185307179592</text:p>
          </table:table-cell>
          <table:table-cell table:formula="of:=[.E64]+2*PI()" office:value-type="float" office:value="6.09999999999999" calcext:value-type="float">
            <text:p>6.09999999999999</text:p>
          </table:table-cell>
          <table:table-cell table:formula="of:=INT(2*[.A64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19999999999999" calcext:value-type="float">
            <text:p>6.19999999999999</text:p>
          </table:table-cell>
          <table:table-cell table:formula="of:=SIN([.A65])" office:value-type="float" office:value="-0.0830894028175026" calcext:value-type="float">
            <text:p>-0.083089402817503</text:p>
          </table:table-cell>
          <table:table-cell table:formula="of:=COS([.A65])" office:value-type="float" office:value="0.996542097023217" calcext:value-type="float">
            <text:p>0.996542097023217</text:p>
          </table:table-cell>
          <table:table-cell table:formula="of:=[.B$1]*[.B65]+[.C$1]*[.C65]" office:value-type="float" office:value="0.996542097023217" calcext:value-type="float">
            <text:p>0.996542097023217</text:p>
          </table:table-cell>
          <table:table-cell table:formula="of:=ATAN([.B65]/[.C65])" office:value-type="float" office:value="-0.0831853071795925" calcext:value-type="float">
            <text:p>-0.083185307179593</text:p>
          </table:table-cell>
          <table:table-cell table:formula="of:=[.E65]+2*PI()" office:value-type="float" office:value="6.19999999999999" calcext:value-type="float">
            <text:p>6.19999999999999</text:p>
          </table:table-cell>
          <table:table-cell table:formula="of:=INT(2*[.A65]/PI(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.29999999999999" calcext:value-type="float">
            <text:p>6.29999999999999</text:p>
          </table:table-cell>
          <table:table-cell table:formula="of:=SIN([.A66])" office:value-type="float" office:value="0.0168139004843435" calcext:value-type="float">
            <text:p>0.016813900484344</text:p>
          </table:table-cell>
          <table:table-cell table:formula="of:=COS([.A66])" office:value-type="float" office:value="0.999858636383415" calcext:value-type="float">
            <text:p>0.999858636383415</text:p>
          </table:table-cell>
          <table:table-cell table:formula="of:=[.B$1]*[.B66]+[.C$1]*[.C66]" office:value-type="float" office:value="0.999858636383415" calcext:value-type="float">
            <text:p>0.999858636383415</text:p>
          </table:table-cell>
          <table:table-cell table:formula="of:=ATAN([.B66]/[.C66])" office:value-type="float" office:value="0.0168146928204071" calcext:value-type="float">
            <text:p>0.016814692820407</text:p>
          </table:table-cell>
          <table:table-cell table:formula="of:=[.E66]+2*PI()" office:value-type="float" office:value="6.29999999999999" calcext:value-type="float">
            <text:p>6.29999999999999</text:p>
          </table:table-cell>
          <table:table-cell table:formula="of:=INT(2*[.A66]/PI(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39999999999999" calcext:value-type="float">
            <text:p>6.39999999999999</text:p>
          </table:table-cell>
          <table:table-cell table:formula="of:=SIN([.A67])" office:value-type="float" office:value="0.116549204850487" calcext:value-type="float">
            <text:p>0.116549204850487</text:p>
          </table:table-cell>
          <table:table-cell table:formula="of:=COS([.A67])" office:value-type="float" office:value="0.993184918758193" calcext:value-type="float">
            <text:p>0.993184918758193</text:p>
          </table:table-cell>
          <table:table-cell table:formula="of:=[.B$1]*[.B67]+[.C$1]*[.C67]" office:value-type="float" office:value="0.993184918758193" calcext:value-type="float">
            <text:p>0.993184918758193</text:p>
          </table:table-cell>
          <table:table-cell table:formula="of:=ATAN([.B67]/[.C67])" office:value-type="float" office:value="0.116814692820407" calcext:value-type="float">
            <text:p>0.116814692820407</text:p>
          </table:table-cell>
          <table:table-cell table:formula="of:=[.E67]+2*PI()" office:value-type="float" office:value="6.39999999999999" calcext:value-type="float">
            <text:p>6.39999999999999</text:p>
          </table:table-cell>
          <table:table-cell table:formula="of:=INT(2*[.A67]/PI(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49999999999999" calcext:value-type="float">
            <text:p>6.49999999999999</text:p>
          </table:table-cell>
          <table:table-cell table:formula="of:=SIN([.A68])" office:value-type="float" office:value="0.215119988087809" calcext:value-type="float">
            <text:p>0.215119988087809</text:p>
          </table:table-cell>
          <table:table-cell table:formula="of:=COS([.A68])" office:value-type="float" office:value="0.976587625728025" calcext:value-type="float">
            <text:p>0.976587625728025</text:p>
          </table:table-cell>
          <table:table-cell table:formula="of:=[.B$1]*[.B68]+[.C$1]*[.C68]" office:value-type="float" office:value="0.976587625728025" calcext:value-type="float">
            <text:p>0.976587625728025</text:p>
          </table:table-cell>
          <table:table-cell table:formula="of:=ATAN([.B68]/[.C68])" office:value-type="float" office:value="0.216814692820406" calcext:value-type="float">
            <text:p>0.216814692820406</text:p>
          </table:table-cell>
          <table:table-cell table:formula="of:=[.E68]+2*PI()" office:value-type="float" office:value="6.49999999999999" calcext:value-type="float">
            <text:p>6.49999999999999</text:p>
          </table:table-cell>
          <table:table-cell table:formula="of:=INT(2*[.A68]/PI())" office:value-type="float" office:value="4" calcext:value-type="float">
            <text:p>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X31:Sheet1.X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21:28:43.672616261</meta:creation-date>
    <dc:date>2021-04-05T16:15:22.788016025</dc:date>
    <meta:editing-duration>PT7H42M56S</meta:editing-duration>
    <meta:editing-cycles>1</meta:editing-cycles>
    <meta:document-statistic meta:table-count="2" meta:cell-count="1584" meta:object-count="4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147cm" svg:y="4.203cm" style:legend-expansion="high" chart:style-name="ch2"/>
        <chart:plot-area chart:style-name="ch3" table:cell-range-address="Sheet2.D3:Sheet2.D68" svg:x="0.319cm" svg:y="0.18cm" svg:width="12.509cm" svg:height="8.645cm">
          <chartooo:coordinate-region svg:x="1.152cm" svg:y="0.379cm" svg:width="11.67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68" chart:class="chart:line">
            <chart:data-point chart:repeated="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D3:Sheet2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5004165278026">
                <text:p>0.995004165278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0066577841242">
                <text:p>0.980066577841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5336489125606">
                <text:p>0.955336489125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1060994002885">
                <text:p>0.921060994002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7582561890373">
                <text:p>0.877582561890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5335614909678">
                <text:p>0.825335614909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4842187284488">
                <text:p>0.764842187284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6706709347165">
                <text:p>0.696706709347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1609968270664">
                <text:p>0.621609968270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030230586814">
                <text:p>0.54030230586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3596121425577">
                <text:p>0.453596121425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2357754476673">
                <text:p>0.362357754476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7498828624587">
                <text:p>0.267498828624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9967142900241">
                <text:p>0.169967142900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7372016677029">
                <text:p>0.0707372016677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91995223012888">
                <text:p>-0.0291995223012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8844494295525">
                <text:p>-0.128844494295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27202094693087">
                <text:p>-0.227202094693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23289566863504">
                <text:p>-0.323289566863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16146836547142">
                <text:p>-0.416146836547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04846104599858">
                <text:p>-0.504846104599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88501117255346">
                <text:p>-0.588501117255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66276021279824">
                <text:p>-0.666276021279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37393715541246">
                <text:p>-0.737393715541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01143615546934">
                <text:p>-0.801143615546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56888753368947">
                <text:p>-0.856888753368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04072142017061">
                <text:p>-0.904072142017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42222340668658">
                <text:p>-0.942222340668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70958165149591">
                <text:p>-0.970958165149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89992496600445">
                <text:p>-0.989992496600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99135150273279">
                <text:p>-0.999135150273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98294775794753">
                <text:p>-0.998294775794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87479769908865">
                <text:p>-0.987479769908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66798192579461">
                <text:p>-0.966798192579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36456687290796">
                <text:p>-0.936456687290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96758416334147">
                <text:p>-0.896758416334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48100031710408">
                <text:p>-0.848100031710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90967711914417">
                <text:p>-0.790967711914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2593230420014">
                <text:p>-0.72593230420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53643620863612">
                <text:p>-0.653643620863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74823946533269">
                <text:p>-0.574823946533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90260821340699">
                <text:p>-0.490260821340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0799172079975">
                <text:p>-0.400799172079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0733286997842">
                <text:p>-0.30733286997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10795799430781">
                <text:p>-0.210795799430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12152526935056">
                <text:p>-0.112152526935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23886634628923">
                <text:p>-0.01238866346289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4989834394446">
                <text:p>0.0874989834394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6512369422574">
                <text:p>0.1865123694225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3662185463225">
                <text:p>0.283662185463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7977742712979">
                <text:p>0.3779777427129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8516671300375">
                <text:p>0.468516671300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4374336179159">
                <text:p>0.554374336179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4692875942632">
                <text:p>0.634692875942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8669774291258">
                <text:p>0.708669774291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5565878510247">
                <text:p>0.775565878510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34712784839157">
                <text:p>0.834712784839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5519516941317">
                <text:p>0.885519516941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7478430744034">
                <text:p>0.927478430744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0170286650365">
                <text:p>0.960170286650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83268438442584">
                <text:p>0.983268438442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6542097023217">
                <text:p>0.996542097023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858636383415">
                <text:p>0.999858636383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3184918758193">
                <text:p>0.993184918758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6587625728025">
                <text:p>0.976587625728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6cm" xlink:href=".." xlink:type="simple" chart:class="chart:bar" chart:style-name="ch1">
        <chart:legend chart:legend-position="end" svg:x="13.736cm" svg:y="4.199cm" style:legend-expansion="high" chart:style-name="ch2"/>
        <chart:plot-area chart:style-name="ch3" table:cell-range-address="Sheet1.P3:Sheet1.P18" svg:x="0.319cm" svg:y="0.179cm" svg:width="13.098cm" svg:height="8.638cm">
          <chartooo:coordinate-region svg:x="1.046cm" svg:y="0.378cm" svg:width="12.371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3:Sheet1.P18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P3:Sheet1.P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7254901960784">
                <text:p>0.937254901960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676862745098">
                <text:p>0.2967686274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3952941176471">
                <text:p>0.703952941176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3549019607843">
                <text:p>0.373549019607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2972549019608">
                <text:p>0.532972549019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101960784314">
                <text:p>0.225101960784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198431372549">
                <text:p>0.87198431372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2086274509804">
                <text:p>0.372086274509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5611764705882">
                <text:p>0.235611764705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0894117647059">
                <text:p>0.530894117647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0196078431372">
                <text:p>0.290196078431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2352941176471">
                <text:p>0.48235294117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2321568627451">
                <text:p>0.802321568627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8662745098039">
                <text:p>0.478662745098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8039215686274">
                <text:p>0.698039215686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bar" chart:style-name="ch1">
        <chart:legend chart:legend-position="end" svg:x="13.708cm" svg:y="4.199cm" style:legend-expansion="high" chart:style-name="ch2"/>
        <chart:plot-area chart:style-name="ch3" table:cell-range-address="Sheet1.Q3:Sheet1.Q18" svg:x="0.319cm" svg:y="0.179cm" svg:width="13.07cm" svg:height="8.638cm">
          <chartooo:coordinate-region svg:x="1.152cm" svg:y="0.378cm" svg:width="12.237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3:Sheet1.Q18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3:Sheet1.Q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56807529411765">
                <text:p>-0.0456807529411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1845647058824">
                <text:p>0.0491845647058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2637411764706">
                <text:p>0.13263741176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34881317647059">
                <text:p>-0.134881317647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755717647059">
                <text:p>0.230755717647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49580988235294">
                <text:p>-0.249580988235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1325270588235">
                <text:p>-0.121325270588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5920988235294">
                <text:p>-0.115920988235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08940235294118">
                <text:p>-0.0508940235294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11118682352941">
                <text:p>-0.111118682352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5627341176471">
                <text:p>0.22562734117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6cm" xlink:href=".." xlink:type="simple" chart:class="chart:bar" chart:style-name="ch1">
        <chart:legend chart:legend-position="end" svg:x="13.736cm" svg:y="4.199cm" style:legend-expansion="high" chart:style-name="ch2"/>
        <chart:plot-area chart:style-name="ch3" table:cell-range-address="Sheet1.R3:Sheet1.R18" svg:x="0.319cm" svg:y="0.179cm" svg:width="13.098cm" svg:height="8.638cm">
          <chartooo:coordinate-region svg:x="1.152cm" svg:y="0.378cm" svg:width="12.265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3:Sheet1.R18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3:Shee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4663325490196">
                <text:p>0.22466332549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2809866666667">
                <text:p>-0.2528098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158294117647">
                <text:p>0.195158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06036533333333">
                <text:p>-0.2060365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60889294117647">
                <text:p>-0.0460889294117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2423058823529">
                <text:p>0.0572423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441121568627">
                <text:p>0.196441121568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6337109803922">
                <text:p>0.106337109803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3201937254902">
                <text:p>0.253201937254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6800721568627">
                <text:p>-0.156800721568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449127176470588">
                <text:p>-0.0449127176470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